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23"/>
    <style:style style:name="ce4" style:family="table-cell" style:parent-style-name="Default" style:data-style-name="N124"/>
    <style:style style:name="ce5" style:family="table-cell" style:parent-style-name="Default" style:data-style-name="N3"/>
    <style:style style:name="T1" style:family="text">
      <style:text-properties style:text-position="super 58%"/>
    </style:style>
  </office:automatic-styles>
  <office:body>
    <office:spreadsheet>
      <table:table table:name="wavetables" table:style-name="ta1">
        <table:table-column table:style-name="co1" table:default-cell-style-name="Default"/>
        <table:table-column table:style-name="co2" table:number-columns-repeated="130" table:default-cell-style-name="Default"/>
        <table:table-row table:style-name="ro1">
          <table:table-cell table:number-columns-repeated="131"/>
        </table:table-row>
        <table:table-row table:style-name="ro2">
          <table:table-cell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Tri-vert-step</text:p>
          </table:table-cell>
          <table:table-cell table:formula="of:=[.B3]/([.B7]/4)" office:value-type="float" office:value="3.96875" calcext:value-type="float">
            <text:p>3.96875</text:p>
          </table:table-cell>
          <table:table-cell/>
          <table:table-cell office:value-type="string" calcext:value-type="string">
            <text:p>fifths max </text:p>
          </table:table-cell>
          <table:table-cell table:formula="of:=MAX([.B18:.EA18])" office:value-type="float" office:value="1.90466481291452" calcext:value-type="float">
            <text:p>1.9046648129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Max/2</text:p>
          </table:table-cell>
          <table:table-cell table:formula="of:=FLOOR([.$B$2]/2;1)" office:value-type="float" office:value="127" calcext:value-type="float">
            <text:p>127</text:p>
          </table:table-cell>
          <table:table-cell table:number-columns-repeated="5"/>
          <table:table-cell office:value-type="string" calcext:value-type="string">
            <text:p>5<text:span text:style-name="T1">th</text:span> amp scale</text:p>
          </table:table-cell>
          <table:table-cell table:formula="of:=[.B3]/[.I2]" office:value-type="float" office:value="66.6783988126838" calcext:value-type="float">
            <text:p>66.6783988127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5"/>
          <table:table-cell office:value-type="string" calcext:value-type="string">
            <text:p>fifthsamplscale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2*pi</text:p>
          </table:table-cell>
          <table:table-cell table:formula="of:=2*[.$B$4]" office:value-type="float" office:value="6.28318530717959" calcext:value-type="float">
            <text:p>6.2831853072</text:p>
          </table:table-cell>
          <table:table-cell table:number-columns-repeated="129"/>
        </table:table-row>
        <table:table-row table:style-name="ro1">
          <table:table-cell table:number-columns-repeated="131"/>
        </table:table-row>
        <table:table-row table:style-name="ro2">
          <table:table-cell office:value-type="string" calcext:value-type="string">
            <text:p>tbl len</text:p>
          </table:table-cell>
          <table:table-cell office:value-type="float" office:value="128" calcext:value-type="float">
            <text:p>128</text:p>
          </table:table-cell>
          <table:table-cell table:number-columns-repeated="129"/>
        </table:table-row>
        <table:table-row table:style-name="ro1" table:number-rows-repeated="2">
          <table:table-cell table:number-columns-repeated="131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ine</text:p>
          </table:table-cell>
          <table:table-cell table:style-name="ce2" table:formula="of:=(SIN(([.B10]/[.$B$7])*[.$B$5])*[.$B$3])" office:value-type="float" office:value="0" calcext:value-type="float">
            <text:p>0</text:p>
          </table:table-cell>
          <table:table-cell table:style-name="ce2" table:formula="of:=(SIN(([.C10]/[.$B$7])*[.$B$5])*[.$B$3])" office:value-type="float" office:value="6.23159463958209" calcext:value-type="float">
            <text:p>6</text:p>
          </table:table-cell>
          <table:table-cell table:style-name="ce2" table:formula="of:=(SIN(([.D10]/[.$B$7])*[.$B$5])*[.$B$3])" office:value-type="float" office:value="12.4481768218542" calcext:value-type="float">
            <text:p>12</text:p>
          </table:table-cell>
          <table:table-cell table:style-name="ce2" table:formula="of:=(SIN(([.E10]/[.$B$7])*[.$B$5])*[.$B$3])" office:value-type="float" office:value="18.6347702558309" calcext:value-type="float">
            <text:p>19</text:p>
          </table:table-cell>
          <table:table-cell table:style-name="ce2" table:formula="of:=(SIN(([.F10]/[.$B$7])*[.$B$5])*[.$B$3])" office:value-type="float" office:value="24.7764708960483" calcext:value-type="float">
            <text:p>25</text:p>
          </table:table-cell>
          <table:table-cell table:style-name="ce2" table:formula="of:=(SIN(([.G10]/[.$B$7])*[.$B$5])*[.$B$3])" office:value-type="float" office:value="30.8584828477145" calcext:value-type="float">
            <text:p>31</text:p>
          </table:table-cell>
          <table:table-cell table:style-name="ce2" table:formula="of:=(SIN(([.H10]/[.$B$7])*[.$B$5])*[.$B$3])" office:value-type="float" office:value="36.8661540113167" calcext:value-type="float">
            <text:p>37</text:p>
          </table:table-cell>
          <table:table-cell table:style-name="ce2" table:formula="of:=(SIN(([.I10]/[.$B$7])*[.$B$5])*[.$B$3])" office:value-type="float" office:value="42.785011380812" calcext:value-type="float">
            <text:p>43</text:p>
          </table:table-cell>
          <table:table-cell table:style-name="ce2" table:formula="of:=(SIN(([.J10]/[.$B$7])*[.$B$5])*[.$B$3])" office:value-type="float" office:value="48.6007959103664" calcext:value-type="float">
            <text:p>49</text:p>
          </table:table-cell>
          <table:table-cell table:style-name="ce2" table:formula="of:=(SIN(([.K10]/[.$B$7])*[.$B$5])*[.$B$3])" office:value-type="float" office:value="54.2994968656458" calcext:value-type="float">
            <text:p>54</text:p>
          </table:table-cell>
          <table:table-cell table:style-name="ce2" table:formula="of:=(SIN(([.L10]/[.$B$7])*[.$B$5])*[.$B$3])" office:value-type="float" office:value="59.8673855769017" calcext:value-type="float">
            <text:p>60</text:p>
          </table:table-cell>
          <table:table-cell table:style-name="ce2" table:formula="of:=(SIN(([.M10]/[.$B$7])*[.$B$5])*[.$B$3])" office:value-type="float" office:value="65.2910485125392" calcext:value-type="float">
            <text:p>65</text:p>
          </table:table-cell>
          <table:table-cell table:style-name="ce2" table:formula="of:=(SIN(([.N10]/[.$B$7])*[.$B$5])*[.$B$3])" office:value-type="float" office:value="70.5574195934895" calcext:value-type="float">
            <text:p>71</text:p>
          </table:table-cell>
          <table:table-cell table:style-name="ce2" table:formula="of:=(SIN(([.O10]/[.$B$7])*[.$B$5])*[.$B$3])" office:value-type="float" office:value="75.653811670539" calcext:value-type="float">
            <text:p>76</text:p>
          </table:table-cell>
          <table:table-cell table:style-name="ce2" table:formula="of:=(SIN(([.P10]/[.$B$7])*[.$B$5])*[.$B$3])" office:value-type="float" office:value="80.567947088783" calcext:value-type="float">
            <text:p>81</text:p>
          </table:table-cell>
          <table:table-cell table:style-name="ce2" table:formula="of:=(SIN(([.Q10]/[.$B$7])*[.$B$5])*[.$B$3])" office:value-type="float" office:value="85.2879872655713" calcext:value-type="float">
            <text:p>85</text:p>
          </table:table-cell>
          <table:table-cell table:style-name="ce2" table:formula="of:=(SIN(([.R10]/[.$B$7])*[.$B$5])*[.$B$3])" office:value-type="float" office:value="89.8025612106915" calcext:value-type="float">
            <text:p>90</text:p>
          </table:table-cell>
          <table:table-cell table:style-name="ce2" table:formula="of:=(SIN(([.S10]/[.$B$7])*[.$B$5])*[.$B$3])" office:value-type="float" office:value="94.1007929200798" calcext:value-type="float">
            <text:p>94</text:p>
          </table:table-cell>
          <table:table-cell table:style-name="ce2" table:formula="of:=(SIN(([.T10]/[.$B$7])*[.$B$5])*[.$B$3])" office:value-type="float" office:value="98.1723275770676" calcext:value-type="float">
            <text:p>98</text:p>
          </table:table-cell>
          <table:table-cell table:style-name="ce2" table:formula="of:=(SIN(([.U10]/[.$B$7])*[.$B$5])*[.$B$3])" office:value-type="float" office:value="102.007356498042" calcext:value-type="float">
            <text:p>102</text:p>
          </table:table-cell>
          <table:table-cell table:style-name="ce2" table:formula="of:=(SIN(([.V10]/[.$B$7])*[.$B$5])*[.$B$3])" office:value-type="float" office:value="105.596640762423" calcext:value-type="float">
            <text:p>106</text:p>
          </table:table-cell>
          <table:table-cell table:style-name="ce2" table:formula="of:=(SIN(([.W10]/[.$B$7])*[.$B$5])*[.$B$3])" office:value-type="float" office:value="108.931533470035" calcext:value-type="float">
            <text:p>109</text:p>
          </table:table-cell>
          <table:table-cell table:style-name="ce2" table:formula="of:=(SIN(([.X10]/[.$B$7])*[.$B$5])*[.$B$3])" office:value-type="float" office:value="112.004000572241" calcext:value-type="float">
            <text:p>112</text:p>
          </table:table-cell>
          <table:table-cell table:style-name="ce2" table:formula="of:=(SIN(([.Y10]/[.$B$7])*[.$B$5])*[.$B$3])" office:value-type="float" office:value="114.806640226677" calcext:value-type="float">
            <text:p>115</text:p>
          </table:table-cell>
          <table:table-cell table:style-name="ce2" table:formula="of:=(SIN(([.Z10]/[.$B$7])*[.$B$5])*[.$B$3])" office:value-type="float" office:value="117.332700628933" calcext:value-type="float">
            <text:p>117</text:p>
          </table:table-cell>
          <table:table-cell table:style-name="ce2" table:formula="of:=(SIN(([.AA10]/[.$B$7])*[.$B$5])*[.$B$3])" office:value-type="float" office:value="119.576096278244" calcext:value-type="float">
            <text:p>120</text:p>
          </table:table-cell>
          <table:table-cell table:style-name="ce2" table:formula="of:=(SIN(([.AB10]/[.$B$7])*[.$B$5])*[.$B$3])" office:value-type="float" office:value="121.531422637991" calcext:value-type="float">
            <text:p>122</text:p>
          </table:table-cell>
          <table:table-cell table:style-name="ce2" table:formula="of:=(SIN(([.AC10]/[.$B$7])*[.$B$5])*[.$B$3])" office:value-type="float" office:value="123.193969155707" calcext:value-type="float">
            <text:p>123</text:p>
          </table:table-cell>
          <table:table-cell table:style-name="ce2" table:formula="of:=(SIN(([.AD10]/[.$B$7])*[.$B$5])*[.$B$3])" office:value-type="float" office:value="124.55973061121" calcext:value-type="float">
            <text:p>125</text:p>
          </table:table-cell>
          <table:table-cell table:style-name="ce2" table:formula="of:=(SIN(([.AE10]/[.$B$7])*[.$B$5])*[.$B$3])" office:value-type="float" office:value="125.625416765527" calcext:value-type="float">
            <text:p>126</text:p>
          </table:table-cell>
          <table:table-cell table:style-name="ce2" table:formula="of:=(SIN(([.AF10]/[.$B$7])*[.$B$5])*[.$B$3])" office:value-type="float" office:value="126.388460287369" calcext:value-type="float">
            <text:p>126</text:p>
          </table:table-cell>
          <table:table-cell table:style-name="ce2" table:formula="of:=(SIN(([.AG10]/[.$B$7])*[.$B$5])*[.$B$3])" office:value-type="float" office:value="126.847022938057" calcext:value-type="float">
            <text:p>127</text:p>
          </table:table-cell>
          <table:table-cell table:style-name="ce2" table:formula="of:=(SIN(([.AH10]/[.$B$7])*[.$B$5])*[.$B$3])" office:value-type="float" office:value="127" calcext:value-type="float">
            <text:p>127</text:p>
          </table:table-cell>
          <table:table-cell table:style-name="ce2" table:formula="of:=(SIN(([.AI10]/[.$B$7])*[.$B$5])*[.$B$3])" office:value-type="float" office:value="126.847022938057" calcext:value-type="float">
            <text:p>127</text:p>
          </table:table-cell>
          <table:table-cell table:style-name="ce2" table:formula="of:=(SIN(([.AJ10]/[.$B$7])*[.$B$5])*[.$B$3])" office:value-type="float" office:value="126.388460287369" calcext:value-type="float">
            <text:p>126</text:p>
          </table:table-cell>
          <table:table-cell table:style-name="ce2" table:formula="of:=(SIN(([.AK10]/[.$B$7])*[.$B$5])*[.$B$3])" office:value-type="float" office:value="125.625416765527" calcext:value-type="float">
            <text:p>126</text:p>
          </table:table-cell>
          <table:table-cell table:style-name="ce2" table:formula="of:=(SIN(([.AL10]/[.$B$7])*[.$B$5])*[.$B$3])" office:value-type="float" office:value="124.55973061121" calcext:value-type="float">
            <text:p>125</text:p>
          </table:table-cell>
          <table:table-cell table:style-name="ce2" table:formula="of:=(SIN(([.AM10]/[.$B$7])*[.$B$5])*[.$B$3])" office:value-type="float" office:value="123.193969155707" calcext:value-type="float">
            <text:p>123</text:p>
          </table:table-cell>
          <table:table-cell table:style-name="ce2" table:formula="of:=(SIN(([.AN10]/[.$B$7])*[.$B$5])*[.$B$3])" office:value-type="float" office:value="121.531422637991" calcext:value-type="float">
            <text:p>122</text:p>
          </table:table-cell>
          <table:table-cell table:style-name="ce2" table:formula="of:=(SIN(([.AO10]/[.$B$7])*[.$B$5])*[.$B$3])" office:value-type="float" office:value="119.576096278244" calcext:value-type="float">
            <text:p>120</text:p>
          </table:table-cell>
          <table:table-cell table:style-name="ce2" table:formula="of:=(SIN(([.AP10]/[.$B$7])*[.$B$5])*[.$B$3])" office:value-type="float" office:value="117.332700628933" calcext:value-type="float">
            <text:p>117</text:p>
          </table:table-cell>
          <table:table-cell table:style-name="ce2" table:formula="of:=(SIN(([.AQ10]/[.$B$7])*[.$B$5])*[.$B$3])" office:value-type="float" office:value="114.806640226677" calcext:value-type="float">
            <text:p>115</text:p>
          </table:table-cell>
          <table:table-cell table:style-name="ce2" table:formula="of:=(SIN(([.AR10]/[.$B$7])*[.$B$5])*[.$B$3])" office:value-type="float" office:value="112.004000572241" calcext:value-type="float">
            <text:p>112</text:p>
          </table:table-cell>
          <table:table-cell table:style-name="ce2" table:formula="of:=(SIN(([.AS10]/[.$B$7])*[.$B$5])*[.$B$3])" office:value-type="float" office:value="108.931533470035" calcext:value-type="float">
            <text:p>109</text:p>
          </table:table-cell>
          <table:table-cell table:style-name="ce2" table:formula="of:=(SIN(([.AT10]/[.$B$7])*[.$B$5])*[.$B$3])" office:value-type="float" office:value="105.596640762423" calcext:value-type="float">
            <text:p>106</text:p>
          </table:table-cell>
          <table:table-cell table:style-name="ce2" table:formula="of:=(SIN(([.AU10]/[.$B$7])*[.$B$5])*[.$B$3])" office:value-type="float" office:value="102.007356498042" calcext:value-type="float">
            <text:p>102</text:p>
          </table:table-cell>
          <table:table-cell table:style-name="ce2" table:formula="of:=(SIN(([.AV10]/[.$B$7])*[.$B$5])*[.$B$3])" office:value-type="float" office:value="98.1723275770676" calcext:value-type="float">
            <text:p>98</text:p>
          </table:table-cell>
          <table:table-cell table:style-name="ce2" table:formula="of:=(SIN(([.AW10]/[.$B$7])*[.$B$5])*[.$B$3])" office:value-type="float" office:value="94.1007929200798" calcext:value-type="float">
            <text:p>94</text:p>
          </table:table-cell>
          <table:table-cell table:style-name="ce2" table:formula="of:=(SIN(([.AX10]/[.$B$7])*[.$B$5])*[.$B$3])" office:value-type="float" office:value="89.8025612106915" calcext:value-type="float">
            <text:p>90</text:p>
          </table:table-cell>
          <table:table-cell table:style-name="ce2" table:formula="of:=(SIN(([.AY10]/[.$B$7])*[.$B$5])*[.$B$3])" office:value-type="float" office:value="85.2879872655714" calcext:value-type="float">
            <text:p>85</text:p>
          </table:table-cell>
          <table:table-cell table:style-name="ce2" table:formula="of:=(SIN(([.AZ10]/[.$B$7])*[.$B$5])*[.$B$3])" office:value-type="float" office:value="80.567947088783" calcext:value-type="float">
            <text:p>81</text:p>
          </table:table-cell>
          <table:table-cell table:style-name="ce2" table:formula="of:=(SIN(([.BA10]/[.$B$7])*[.$B$5])*[.$B$3])" office:value-type="float" office:value="75.6538116705391" calcext:value-type="float">
            <text:p>76</text:p>
          </table:table-cell>
          <table:table-cell table:style-name="ce2" table:formula="of:=(SIN(([.BB10]/[.$B$7])*[.$B$5])*[.$B$3])" office:value-type="float" office:value="70.5574195934895" calcext:value-type="float">
            <text:p>71</text:p>
          </table:table-cell>
          <table:table-cell table:style-name="ce2" table:formula="of:=(SIN(([.BC10]/[.$B$7])*[.$B$5])*[.$B$3])" office:value-type="float" office:value="65.2910485125392" calcext:value-type="float">
            <text:p>65</text:p>
          </table:table-cell>
          <table:table-cell table:style-name="ce2" table:formula="of:=(SIN(([.BD10]/[.$B$7])*[.$B$5])*[.$B$3])" office:value-type="float" office:value="59.8673855769017" calcext:value-type="float">
            <text:p>60</text:p>
          </table:table-cell>
          <table:table-cell table:style-name="ce2" table:formula="of:=(SIN(([.BE10]/[.$B$7])*[.$B$5])*[.$B$3])" office:value-type="float" office:value="54.2994968656458" calcext:value-type="float">
            <text:p>54</text:p>
          </table:table-cell>
          <table:table-cell table:style-name="ce2" table:formula="of:=(SIN(([.BF10]/[.$B$7])*[.$B$5])*[.$B$3])" office:value-type="float" office:value="48.6007959103664" calcext:value-type="float">
            <text:p>49</text:p>
          </table:table-cell>
          <table:table-cell table:style-name="ce2" table:formula="of:=(SIN(([.BG10]/[.$B$7])*[.$B$5])*[.$B$3])" office:value-type="float" office:value="42.785011380812" calcext:value-type="float">
            <text:p>43</text:p>
          </table:table-cell>
          <table:table-cell table:style-name="ce2" table:formula="of:=(SIN(([.BH10]/[.$B$7])*[.$B$5])*[.$B$3])" office:value-type="float" office:value="36.8661540113167" calcext:value-type="float">
            <text:p>37</text:p>
          </table:table-cell>
          <table:table-cell table:style-name="ce2" table:formula="of:=(SIN(([.BI10]/[.$B$7])*[.$B$5])*[.$B$3])" office:value-type="float" office:value="30.8584828477145" calcext:value-type="float">
            <text:p>31</text:p>
          </table:table-cell>
          <table:table-cell table:style-name="ce2" table:formula="of:=(SIN(([.BJ10]/[.$B$7])*[.$B$5])*[.$B$3])" office:value-type="float" office:value="24.7764708960483" calcext:value-type="float">
            <text:p>25</text:p>
          </table:table-cell>
          <table:table-cell table:style-name="ce2" table:formula="of:=(SIN(([.BK10]/[.$B$7])*[.$B$5])*[.$B$3])" office:value-type="float" office:value="18.634770255831" calcext:value-type="float">
            <text:p>19</text:p>
          </table:table-cell>
          <table:table-cell table:style-name="ce2" table:formula="of:=(SIN(([.BL10]/[.$B$7])*[.$B$5])*[.$B$3])" office:value-type="float" office:value="12.4481768218542" calcext:value-type="float">
            <text:p>12</text:p>
          </table:table-cell>
          <table:table-cell table:style-name="ce2" table:formula="of:=(SIN(([.BM10]/[.$B$7])*[.$B$5])*[.$B$3])" office:value-type="float" office:value="6.23159463958208" calcext:value-type="float">
            <text:p>6</text:p>
          </table:table-cell>
          <table:table-cell table:style-name="ce2" table:formula="of:=(SIN(([.BN10]/[.$B$7])*[.$B$5])*[.$B$3])" office:value-type="float" office:value="0.0000000000000155530143491714" calcext:value-type="float">
            <text:p>0</text:p>
          </table:table-cell>
          <table:table-cell table:style-name="ce2" table:formula="of:=(SIN(([.BO10]/[.$B$7])*[.$B$5])*[.$B$3])" office:value-type="float" office:value="-6.23159463958205" calcext:value-type="float">
            <text:p>-6</text:p>
          </table:table-cell>
          <table:table-cell table:style-name="ce2" table:formula="of:=(SIN(([.BP10]/[.$B$7])*[.$B$5])*[.$B$3])" office:value-type="float" office:value="-12.4481768218542" calcext:value-type="float">
            <text:p>-12</text:p>
          </table:table-cell>
          <table:table-cell table:style-name="ce2" table:formula="of:=(SIN(([.BQ10]/[.$B$7])*[.$B$5])*[.$B$3])" office:value-type="float" office:value="-18.6347702558309" calcext:value-type="float">
            <text:p>-19</text:p>
          </table:table-cell>
          <table:table-cell table:style-name="ce2" table:formula="of:=(SIN(([.BR10]/[.$B$7])*[.$B$5])*[.$B$3])" office:value-type="float" office:value="-24.7764708960483" calcext:value-type="float">
            <text:p>-25</text:p>
          </table:table-cell>
          <table:table-cell table:style-name="ce2" table:formula="of:=(SIN(([.BS10]/[.$B$7])*[.$B$5])*[.$B$3])" office:value-type="float" office:value="-30.8584828477145" calcext:value-type="float">
            <text:p>-31</text:p>
          </table:table-cell>
          <table:table-cell table:style-name="ce2" table:formula="of:=(SIN(([.BT10]/[.$B$7])*[.$B$5])*[.$B$3])" office:value-type="float" office:value="-36.8661540113167" calcext:value-type="float">
            <text:p>-37</text:p>
          </table:table-cell>
          <table:table-cell table:style-name="ce2" table:formula="of:=(SIN(([.BU10]/[.$B$7])*[.$B$5])*[.$B$3])" office:value-type="float" office:value="-42.785011380812" calcext:value-type="float">
            <text:p>-43</text:p>
          </table:table-cell>
          <table:table-cell table:style-name="ce2" table:formula="of:=(SIN(([.BV10]/[.$B$7])*[.$B$5])*[.$B$3])" office:value-type="float" office:value="-48.6007959103664" calcext:value-type="float">
            <text:p>-49</text:p>
          </table:table-cell>
          <table:table-cell table:style-name="ce2" table:formula="of:=(SIN(([.BW10]/[.$B$7])*[.$B$5])*[.$B$3])" office:value-type="float" office:value="-54.2994968656458" calcext:value-type="float">
            <text:p>-54</text:p>
          </table:table-cell>
          <table:table-cell table:style-name="ce2" table:formula="of:=(SIN(([.BX10]/[.$B$7])*[.$B$5])*[.$B$3])" office:value-type="float" office:value="-59.8673855769017" calcext:value-type="float">
            <text:p>-60</text:p>
          </table:table-cell>
          <table:table-cell table:style-name="ce2" table:formula="of:=(SIN(([.BY10]/[.$B$7])*[.$B$5])*[.$B$3])" office:value-type="float" office:value="-65.2910485125391" calcext:value-type="float">
            <text:p>-65</text:p>
          </table:table-cell>
          <table:table-cell table:style-name="ce2" table:formula="of:=(SIN(([.BZ10]/[.$B$7])*[.$B$5])*[.$B$3])" office:value-type="float" office:value="-70.5574195934894" calcext:value-type="float">
            <text:p>-71</text:p>
          </table:table-cell>
          <table:table-cell table:style-name="ce2" table:formula="of:=(SIN(([.CA10]/[.$B$7])*[.$B$5])*[.$B$3])" office:value-type="float" office:value="-75.653811670539" calcext:value-type="float">
            <text:p>-76</text:p>
          </table:table-cell>
          <table:table-cell table:style-name="ce2" table:formula="of:=(SIN(([.CB10]/[.$B$7])*[.$B$5])*[.$B$3])" office:value-type="float" office:value="-80.567947088783" calcext:value-type="float">
            <text:p>-81</text:p>
          </table:table-cell>
          <table:table-cell table:style-name="ce2" table:formula="of:=(SIN(([.CC10]/[.$B$7])*[.$B$5])*[.$B$3])" office:value-type="float" office:value="-85.2879872655713" calcext:value-type="float">
            <text:p>-85</text:p>
          </table:table-cell>
          <table:table-cell table:style-name="ce2" table:formula="of:=(SIN(([.CD10]/[.$B$7])*[.$B$5])*[.$B$3])" office:value-type="float" office:value="-89.8025612106915" calcext:value-type="float">
            <text:p>-90</text:p>
          </table:table-cell>
          <table:table-cell table:style-name="ce2" table:formula="of:=(SIN(([.CE10]/[.$B$7])*[.$B$5])*[.$B$3])" office:value-type="float" office:value="-94.1007929200798" calcext:value-type="float">
            <text:p>-94</text:p>
          </table:table-cell>
          <table:table-cell table:style-name="ce2" table:formula="of:=(SIN(([.CF10]/[.$B$7])*[.$B$5])*[.$B$3])" office:value-type="float" office:value="-98.1723275770676" calcext:value-type="float">
            <text:p>-98</text:p>
          </table:table-cell>
          <table:table-cell table:style-name="ce2" table:formula="of:=(SIN(([.CG10]/[.$B$7])*[.$B$5])*[.$B$3])" office:value-type="float" office:value="-102.007356498042" calcext:value-type="float">
            <text:p>-102</text:p>
          </table:table-cell>
          <table:table-cell table:style-name="ce2" table:formula="of:=(SIN(([.CH10]/[.$B$7])*[.$B$5])*[.$B$3])" office:value-type="float" office:value="-105.596640762423" calcext:value-type="float">
            <text:p>-106</text:p>
          </table:table-cell>
          <table:table-cell table:style-name="ce2" table:formula="of:=(SIN(([.CI10]/[.$B$7])*[.$B$5])*[.$B$3])" office:value-type="float" office:value="-108.931533470035" calcext:value-type="float">
            <text:p>-109</text:p>
          </table:table-cell>
          <table:table-cell table:style-name="ce2" table:formula="of:=(SIN(([.CJ10]/[.$B$7])*[.$B$5])*[.$B$3])" office:value-type="float" office:value="-112.004000572241" calcext:value-type="float">
            <text:p>-112</text:p>
          </table:table-cell>
          <table:table-cell table:style-name="ce2" table:formula="of:=(SIN(([.CK10]/[.$B$7])*[.$B$5])*[.$B$3])" office:value-type="float" office:value="-114.806640226677" calcext:value-type="float">
            <text:p>-115</text:p>
          </table:table-cell>
          <table:table-cell table:style-name="ce2" table:formula="of:=(SIN(([.CL10]/[.$B$7])*[.$B$5])*[.$B$3])" office:value-type="float" office:value="-117.332700628933" calcext:value-type="float">
            <text:p>-117</text:p>
          </table:table-cell>
          <table:table-cell table:style-name="ce2" table:formula="of:=(SIN(([.CM10]/[.$B$7])*[.$B$5])*[.$B$3])" office:value-type="float" office:value="-119.576096278244" calcext:value-type="float">
            <text:p>-120</text:p>
          </table:table-cell>
          <table:table-cell table:style-name="ce2" table:formula="of:=(SIN(([.CN10]/[.$B$7])*[.$B$5])*[.$B$3])" office:value-type="float" office:value="-121.531422637991" calcext:value-type="float">
            <text:p>-122</text:p>
          </table:table-cell>
          <table:table-cell table:style-name="ce2" table:formula="of:=(SIN(([.CO10]/[.$B$7])*[.$B$5])*[.$B$3])" office:value-type="float" office:value="-123.193969155707" calcext:value-type="float">
            <text:p>-123</text:p>
          </table:table-cell>
          <table:table-cell table:style-name="ce2" table:formula="of:=(SIN(([.CP10]/[.$B$7])*[.$B$5])*[.$B$3])" office:value-type="float" office:value="-124.55973061121" calcext:value-type="float">
            <text:p>-125</text:p>
          </table:table-cell>
          <table:table-cell table:style-name="ce2" table:formula="of:=(SIN(([.CQ10]/[.$B$7])*[.$B$5])*[.$B$3])" office:value-type="float" office:value="-125.625416765527" calcext:value-type="float">
            <text:p>-126</text:p>
          </table:table-cell>
          <table:table-cell table:style-name="ce2" table:formula="of:=(SIN(([.CR10]/[.$B$7])*[.$B$5])*[.$B$3])" office:value-type="float" office:value="-126.388460287369" calcext:value-type="float">
            <text:p>-126</text:p>
          </table:table-cell>
          <table:table-cell table:style-name="ce2" table:formula="of:=(SIN(([.CS10]/[.$B$7])*[.$B$5])*[.$B$3])" office:value-type="float" office:value="-126.847022938057" calcext:value-type="float">
            <text:p>-127</text:p>
          </table:table-cell>
          <table:table-cell table:style-name="ce2" table:formula="of:=(SIN(([.CT10]/[.$B$7])*[.$B$5])*[.$B$3])" office:value-type="float" office:value="-127" calcext:value-type="float">
            <text:p>-127</text:p>
          </table:table-cell>
          <table:table-cell table:style-name="ce2" table:formula="of:=(SIN(([.CU10]/[.$B$7])*[.$B$5])*[.$B$3])" office:value-type="float" office:value="-126.847022938057" calcext:value-type="float">
            <text:p>-127</text:p>
          </table:table-cell>
          <table:table-cell table:style-name="ce2" table:formula="of:=(SIN(([.CV10]/[.$B$7])*[.$B$5])*[.$B$3])" office:value-type="float" office:value="-126.388460287369" calcext:value-type="float">
            <text:p>-126</text:p>
          </table:table-cell>
          <table:table-cell table:style-name="ce2" table:formula="of:=(SIN(([.CW10]/[.$B$7])*[.$B$5])*[.$B$3])" office:value-type="float" office:value="-125.625416765527" calcext:value-type="float">
            <text:p>-126</text:p>
          </table:table-cell>
          <table:table-cell table:style-name="ce2" table:formula="of:=(SIN(([.CX10]/[.$B$7])*[.$B$5])*[.$B$3])" office:value-type="float" office:value="-124.55973061121" calcext:value-type="float">
            <text:p>-125</text:p>
          </table:table-cell>
          <table:table-cell table:style-name="ce2" table:formula="of:=(SIN(([.CY10]/[.$B$7])*[.$B$5])*[.$B$3])" office:value-type="float" office:value="-123.193969155707" calcext:value-type="float">
            <text:p>-123</text:p>
          </table:table-cell>
          <table:table-cell table:style-name="ce2" table:formula="of:=(SIN(([.CZ10]/[.$B$7])*[.$B$5])*[.$B$3])" office:value-type="float" office:value="-121.531422637991" calcext:value-type="float">
            <text:p>-122</text:p>
          </table:table-cell>
          <table:table-cell table:style-name="ce2" table:formula="of:=(SIN(([.DA10]/[.$B$7])*[.$B$5])*[.$B$3])" office:value-type="float" office:value="-119.576096278244" calcext:value-type="float">
            <text:p>-120</text:p>
          </table:table-cell>
          <table:table-cell table:style-name="ce2" table:formula="of:=(SIN(([.DB10]/[.$B$7])*[.$B$5])*[.$B$3])" office:value-type="float" office:value="-117.332700628933" calcext:value-type="float">
            <text:p>-117</text:p>
          </table:table-cell>
          <table:table-cell table:style-name="ce2" table:formula="of:=(SIN(([.DC10]/[.$B$7])*[.$B$5])*[.$B$3])" office:value-type="float" office:value="-114.806640226677" calcext:value-type="float">
            <text:p>-115</text:p>
          </table:table-cell>
          <table:table-cell table:style-name="ce2" table:formula="of:=(SIN(([.DD10]/[.$B$7])*[.$B$5])*[.$B$3])" office:value-type="float" office:value="-112.004000572241" calcext:value-type="float">
            <text:p>-112</text:p>
          </table:table-cell>
          <table:table-cell table:style-name="ce2" table:formula="of:=(SIN(([.DE10]/[.$B$7])*[.$B$5])*[.$B$3])" office:value-type="float" office:value="-108.931533470035" calcext:value-type="float">
            <text:p>-109</text:p>
          </table:table-cell>
          <table:table-cell table:style-name="ce2" table:formula="of:=(SIN(([.DF10]/[.$B$7])*[.$B$5])*[.$B$3])" office:value-type="float" office:value="-105.596640762423" calcext:value-type="float">
            <text:p>-106</text:p>
          </table:table-cell>
          <table:table-cell table:style-name="ce2" table:formula="of:=(SIN(([.DG10]/[.$B$7])*[.$B$5])*[.$B$3])" office:value-type="float" office:value="-102.007356498042" calcext:value-type="float">
            <text:p>-102</text:p>
          </table:table-cell>
          <table:table-cell table:style-name="ce2" table:formula="of:=(SIN(([.DH10]/[.$B$7])*[.$B$5])*[.$B$3])" office:value-type="float" office:value="-98.1723275770676" calcext:value-type="float">
            <text:p>-98</text:p>
          </table:table-cell>
          <table:table-cell table:style-name="ce2" table:formula="of:=(SIN(([.DI10]/[.$B$7])*[.$B$5])*[.$B$3])" office:value-type="float" office:value="-94.1007929200798" calcext:value-type="float">
            <text:p>-94</text:p>
          </table:table-cell>
          <table:table-cell table:style-name="ce2" table:formula="of:=(SIN(([.DJ10]/[.$B$7])*[.$B$5])*[.$B$3])" office:value-type="float" office:value="-89.8025612106916" calcext:value-type="float">
            <text:p>-90</text:p>
          </table:table-cell>
          <table:table-cell table:style-name="ce2" table:formula="of:=(SIN(([.DK10]/[.$B$7])*[.$B$5])*[.$B$3])" office:value-type="float" office:value="-85.2879872655714" calcext:value-type="float">
            <text:p>-85</text:p>
          </table:table-cell>
          <table:table-cell table:style-name="ce2" table:formula="of:=(SIN(([.DL10]/[.$B$7])*[.$B$5])*[.$B$3])" office:value-type="float" office:value="-80.567947088783" calcext:value-type="float">
            <text:p>-81</text:p>
          </table:table-cell>
          <table:table-cell table:style-name="ce2" table:formula="of:=(SIN(([.DM10]/[.$B$7])*[.$B$5])*[.$B$3])" office:value-type="float" office:value="-75.653811670539" calcext:value-type="float">
            <text:p>-76</text:p>
          </table:table-cell>
          <table:table-cell table:style-name="ce2" table:formula="of:=(SIN(([.DN10]/[.$B$7])*[.$B$5])*[.$B$3])" office:value-type="float" office:value="-70.5574195934895" calcext:value-type="float">
            <text:p>-71</text:p>
          </table:table-cell>
          <table:table-cell table:style-name="ce2" table:formula="of:=(SIN(([.DO10]/[.$B$7])*[.$B$5])*[.$B$3])" office:value-type="float" office:value="-65.2910485125392" calcext:value-type="float">
            <text:p>-65</text:p>
          </table:table-cell>
          <table:table-cell table:style-name="ce2" table:formula="of:=(SIN(([.DP10]/[.$B$7])*[.$B$5])*[.$B$3])" office:value-type="float" office:value="-59.8673855769017" calcext:value-type="float">
            <text:p>-60</text:p>
          </table:table-cell>
          <table:table-cell table:style-name="ce2" table:formula="of:=(SIN(([.DQ10]/[.$B$7])*[.$B$5])*[.$B$3])" office:value-type="float" office:value="-54.2994968656459" calcext:value-type="float">
            <text:p>-54</text:p>
          </table:table-cell>
          <table:table-cell table:style-name="ce2" table:formula="of:=(SIN(([.DR10]/[.$B$7])*[.$B$5])*[.$B$3])" office:value-type="float" office:value="-48.6007959103665" calcext:value-type="float">
            <text:p>-49</text:p>
          </table:table-cell>
          <table:table-cell table:style-name="ce2" table:formula="of:=(SIN(([.DS10]/[.$B$7])*[.$B$5])*[.$B$3])" office:value-type="float" office:value="-42.7850113808119" calcext:value-type="float">
            <text:p>-43</text:p>
          </table:table-cell>
          <table:table-cell table:style-name="ce2" table:formula="of:=(SIN(([.DT10]/[.$B$7])*[.$B$5])*[.$B$3])" office:value-type="float" office:value="-36.8661540113167" calcext:value-type="float">
            <text:p>-37</text:p>
          </table:table-cell>
          <table:table-cell table:style-name="ce2" table:formula="of:=(SIN(([.DU10]/[.$B$7])*[.$B$5])*[.$B$3])" office:value-type="float" office:value="-30.8584828477146" calcext:value-type="float">
            <text:p>-31</text:p>
          </table:table-cell>
          <table:table-cell table:style-name="ce2" table:formula="of:=(SIN(([.DV10]/[.$B$7])*[.$B$5])*[.$B$3])" office:value-type="float" office:value="-24.7764708960483" calcext:value-type="float">
            <text:p>-25</text:p>
          </table:table-cell>
          <table:table-cell table:style-name="ce2" table:formula="of:=(SIN(([.DW10]/[.$B$7])*[.$B$5])*[.$B$3])" office:value-type="float" office:value="-18.634770255831" calcext:value-type="float">
            <text:p>-19</text:p>
          </table:table-cell>
          <table:table-cell table:style-name="ce2" table:formula="of:=(SIN(([.DX10]/[.$B$7])*[.$B$5])*[.$B$3])" office:value-type="float" office:value="-12.4481768218542" calcext:value-type="float">
            <text:p>-12</text:p>
          </table:table-cell>
          <table:table-cell table:style-name="ce2" table:formula="of:=(SIN(([.DY10]/[.$B$7])*[.$B$5])*[.$B$3])" office:value-type="float" office:value="-6.2315946395821" calcext:value-type="float">
            <text:p>-6</text:p>
          </table:table-cell>
          <table:table-cell table:style-name="ce2" table:formula="of:=(SIN(([.DZ10]/[.$B$7])*[.$B$5])*[.$B$3])" office:value-type="float" office:value="-0.0000000000000311060286983428" calcext:value-type="float">
            <text:p>0</text:p>
          </table:table-cell>
          <table:table-cell table:style-name="ce2" table:formula="of:=(SIN(([.EA10]/[.$B$7])*[.$B$5])*[.$B$3])" office:value-type="float" office:value="6.23159463958204" calcext:value-type="float">
            <text:p>6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 office:value-type="string" calcext:value-type="string">
            <text:p>tri</text:p>
          </table:table-cell>
          <table:table-cell table:style-name="ce2" table:formula="of:=[.B10] * [.$F$2]" office:value-type="float" office:value="0" calcext:value-type="float">
            <text:p>0</text:p>
          </table:table-cell>
          <table:table-cell table:style-name="ce2" table:formula="of:=[.C10] * [.$F$2]" office:value-type="float" office:value="3.96875" calcext:value-type="float">
            <text:p>4</text:p>
          </table:table-cell>
          <table:table-cell table:style-name="ce2" table:formula="of:=[.D10] * [.$F$2]" office:value-type="float" office:value="7.9375" calcext:value-type="float">
            <text:p>8</text:p>
          </table:table-cell>
          <table:table-cell table:style-name="ce2" table:formula="of:=[.E10] * [.$F$2]" office:value-type="float" office:value="11.90625" calcext:value-type="float">
            <text:p>12</text:p>
          </table:table-cell>
          <table:table-cell table:style-name="ce2" table:formula="of:=[.F10] * [.$F$2]" office:value-type="float" office:value="15.875" calcext:value-type="float">
            <text:p>16</text:p>
          </table:table-cell>
          <table:table-cell table:style-name="ce2" table:formula="of:=[.G10] * [.$F$2]" office:value-type="float" office:value="19.84375" calcext:value-type="float">
            <text:p>20</text:p>
          </table:table-cell>
          <table:table-cell table:style-name="ce2" table:formula="of:=[.H10] * [.$F$2]" office:value-type="float" office:value="23.8125" calcext:value-type="float">
            <text:p>24</text:p>
          </table:table-cell>
          <table:table-cell table:style-name="ce2" table:formula="of:=[.I10] * [.$F$2]" office:value-type="float" office:value="27.78125" calcext:value-type="float">
            <text:p>28</text:p>
          </table:table-cell>
          <table:table-cell table:style-name="ce2" table:formula="of:=[.J10] * [.$F$2]" office:value-type="float" office:value="31.75" calcext:value-type="float">
            <text:p>32</text:p>
          </table:table-cell>
          <table:table-cell table:style-name="ce2" table:formula="of:=[.K10] * [.$F$2]" office:value-type="float" office:value="35.71875" calcext:value-type="float">
            <text:p>36</text:p>
          </table:table-cell>
          <table:table-cell table:style-name="ce2" table:formula="of:=[.L10] * [.$F$2]" office:value-type="float" office:value="39.6875" calcext:value-type="float">
            <text:p>40</text:p>
          </table:table-cell>
          <table:table-cell table:style-name="ce2" table:formula="of:=[.M10] * [.$F$2]" office:value-type="float" office:value="43.65625" calcext:value-type="float">
            <text:p>44</text:p>
          </table:table-cell>
          <table:table-cell table:style-name="ce2" table:formula="of:=[.N10] * [.$F$2]" office:value-type="float" office:value="47.625" calcext:value-type="float">
            <text:p>48</text:p>
          </table:table-cell>
          <table:table-cell table:style-name="ce2" table:formula="of:=[.O10] * [.$F$2]" office:value-type="float" office:value="51.59375" calcext:value-type="float">
            <text:p>52</text:p>
          </table:table-cell>
          <table:table-cell table:style-name="ce2" table:formula="of:=[.P10] * [.$F$2]" office:value-type="float" office:value="55.5625" calcext:value-type="float">
            <text:p>56</text:p>
          </table:table-cell>
          <table:table-cell table:style-name="ce2" table:formula="of:=[.Q10] * [.$F$2]" office:value-type="float" office:value="59.53125" calcext:value-type="float">
            <text:p>60</text:p>
          </table:table-cell>
          <table:table-cell table:style-name="ce2" table:formula="of:=[.R10] * [.$F$2]" office:value-type="float" office:value="63.5" calcext:value-type="float">
            <text:p>64</text:p>
          </table:table-cell>
          <table:table-cell table:style-name="ce2" table:formula="of:=[.S10] * [.$F$2]" office:value-type="float" office:value="67.46875" calcext:value-type="float">
            <text:p>67</text:p>
          </table:table-cell>
          <table:table-cell table:style-name="ce2" table:formula="of:=[.T10] * [.$F$2]" office:value-type="float" office:value="71.4375" calcext:value-type="float">
            <text:p>71</text:p>
          </table:table-cell>
          <table:table-cell table:style-name="ce2" table:formula="of:=[.U10] * [.$F$2]" office:value-type="float" office:value="75.40625" calcext:value-type="float">
            <text:p>75</text:p>
          </table:table-cell>
          <table:table-cell table:style-name="ce2" table:formula="of:=[.V10] * [.$F$2]" office:value-type="float" office:value="79.375" calcext:value-type="float">
            <text:p>79</text:p>
          </table:table-cell>
          <table:table-cell table:style-name="ce2" table:formula="of:=[.W10] * [.$F$2]" office:value-type="float" office:value="83.34375" calcext:value-type="float">
            <text:p>83</text:p>
          </table:table-cell>
          <table:table-cell table:style-name="ce2" table:formula="of:=[.X10] * [.$F$2]" office:value-type="float" office:value="87.3125" calcext:value-type="float">
            <text:p>87</text:p>
          </table:table-cell>
          <table:table-cell table:style-name="ce2" table:formula="of:=[.Y10] * [.$F$2]" office:value-type="float" office:value="91.28125" calcext:value-type="float">
            <text:p>91</text:p>
          </table:table-cell>
          <table:table-cell table:style-name="ce2" table:formula="of:=[.Z10] * [.$F$2]" office:value-type="float" office:value="95.25" calcext:value-type="float">
            <text:p>95</text:p>
          </table:table-cell>
          <table:table-cell table:style-name="ce2" table:formula="of:=[.AA10] * [.$F$2]" office:value-type="float" office:value="99.21875" calcext:value-type="float">
            <text:p>99</text:p>
          </table:table-cell>
          <table:table-cell table:style-name="ce2" table:formula="of:=[.AB10] * [.$F$2]" office:value-type="float" office:value="103.1875" calcext:value-type="float">
            <text:p>103</text:p>
          </table:table-cell>
          <table:table-cell table:style-name="ce2" table:formula="of:=[.AC10] * [.$F$2]" office:value-type="float" office:value="107.15625" calcext:value-type="float">
            <text:p>107</text:p>
          </table:table-cell>
          <table:table-cell table:style-name="ce2" table:formula="of:=[.AD10] * [.$F$2]" office:value-type="float" office:value="111.125" calcext:value-type="float">
            <text:p>111</text:p>
          </table:table-cell>
          <table:table-cell table:style-name="ce2" table:formula="of:=[.AE10] * [.$F$2]" office:value-type="float" office:value="115.09375" calcext:value-type="float">
            <text:p>115</text:p>
          </table:table-cell>
          <table:table-cell table:style-name="ce2" table:formula="of:=[.AF10] * [.$F$2]" office:value-type="float" office:value="119.0625" calcext:value-type="float">
            <text:p>119</text:p>
          </table:table-cell>
          <table:table-cell table:style-name="ce2" table:formula="of:=[.AG10] * [.$F$2]" office:value-type="float" office:value="123.03125" calcext:value-type="float">
            <text:p>123</text:p>
          </table:table-cell>
          <table:table-cell table:style-name="ce2" table:formula="of:=[.AH10] * [.$F$2]" office:value-type="float" office:value="127" calcext:value-type="float">
            <text:p>127</text:p>
          </table:table-cell>
          <table:table-cell table:style-name="ce2" table:formula="of:=([.$B$3] -(([.AI10]-([.$B$7]/4))* [.$F$2]))" office:value-type="float" office:value="123.03125" calcext:value-type="float">
            <text:p>123</text:p>
          </table:table-cell>
          <table:table-cell table:style-name="ce2" table:formula="of:=([.$B$3] -(([.AJ10]-([.$B$7]/4))* [.$F$2]))" office:value-type="float" office:value="119.0625" calcext:value-type="float">
            <text:p>119</text:p>
          </table:table-cell>
          <table:table-cell table:style-name="ce2" table:formula="of:=([.$B$3] -(([.AK10]-([.$B$7]/4))* [.$F$2]))" office:value-type="float" office:value="115.09375" calcext:value-type="float">
            <text:p>115</text:p>
          </table:table-cell>
          <table:table-cell table:style-name="ce2" table:formula="of:=([.$B$3] -(([.AL10]-([.$B$7]/4))* [.$F$2]))" office:value-type="float" office:value="111.125" calcext:value-type="float">
            <text:p>111</text:p>
          </table:table-cell>
          <table:table-cell table:style-name="ce2" table:formula="of:=([.$B$3] -(([.AM10]-([.$B$7]/4))* [.$F$2]))" office:value-type="float" office:value="107.15625" calcext:value-type="float">
            <text:p>107</text:p>
          </table:table-cell>
          <table:table-cell table:style-name="ce2" table:formula="of:=([.$B$3] -(([.AN10]-([.$B$7]/4))* [.$F$2]))" office:value-type="float" office:value="103.1875" calcext:value-type="float">
            <text:p>103</text:p>
          </table:table-cell>
          <table:table-cell table:style-name="ce2" table:formula="of:=([.$B$3] -(([.AO10]-([.$B$7]/4))* [.$F$2]))" office:value-type="float" office:value="99.21875" calcext:value-type="float">
            <text:p>99</text:p>
          </table:table-cell>
          <table:table-cell table:style-name="ce2" table:formula="of:=([.$B$3] -(([.AP10]-([.$B$7]/4))* [.$F$2]))" office:value-type="float" office:value="95.25" calcext:value-type="float">
            <text:p>95</text:p>
          </table:table-cell>
          <table:table-cell table:style-name="ce2" table:formula="of:=([.$B$3] -(([.AQ10]-([.$B$7]/4))* [.$F$2]))" office:value-type="float" office:value="91.28125" calcext:value-type="float">
            <text:p>91</text:p>
          </table:table-cell>
          <table:table-cell table:style-name="ce2" table:formula="of:=([.$B$3] -(([.AR10]-([.$B$7]/4))* [.$F$2]))" office:value-type="float" office:value="87.3125" calcext:value-type="float">
            <text:p>87</text:p>
          </table:table-cell>
          <table:table-cell table:style-name="ce2" table:formula="of:=([.$B$3] -(([.AS10]-([.$B$7]/4))* [.$F$2]))" office:value-type="float" office:value="83.34375" calcext:value-type="float">
            <text:p>83</text:p>
          </table:table-cell>
          <table:table-cell table:style-name="ce2" table:formula="of:=([.$B$3] -(([.AT10]-([.$B$7]/4))* [.$F$2]))" office:value-type="float" office:value="79.375" calcext:value-type="float">
            <text:p>79</text:p>
          </table:table-cell>
          <table:table-cell table:style-name="ce2" table:formula="of:=([.$B$3] -(([.AU10]-([.$B$7]/4))* [.$F$2]))" office:value-type="float" office:value="75.40625" calcext:value-type="float">
            <text:p>75</text:p>
          </table:table-cell>
          <table:table-cell table:style-name="ce2" table:formula="of:=([.$B$3] -(([.AV10]-([.$B$7]/4))* [.$F$2]))" office:value-type="float" office:value="71.4375" calcext:value-type="float">
            <text:p>71</text:p>
          </table:table-cell>
          <table:table-cell table:style-name="ce2" table:formula="of:=([.$B$3] -(([.AW10]-([.$B$7]/4))* [.$F$2]))" office:value-type="float" office:value="67.46875" calcext:value-type="float">
            <text:p>67</text:p>
          </table:table-cell>
          <table:table-cell table:style-name="ce2" table:formula="of:=([.$B$3] -(([.AX10]-([.$B$7]/4))* [.$F$2]))" office:value-type="float" office:value="63.5" calcext:value-type="float">
            <text:p>64</text:p>
          </table:table-cell>
          <table:table-cell table:style-name="ce2" table:formula="of:=([.$B$3] -(([.AY10]-([.$B$7]/4))* [.$F$2]))" office:value-type="float" office:value="59.53125" calcext:value-type="float">
            <text:p>60</text:p>
          </table:table-cell>
          <table:table-cell table:style-name="ce2" table:formula="of:=([.$B$3] -(([.AZ10]-([.$B$7]/4))* [.$F$2]))" office:value-type="float" office:value="55.5625" calcext:value-type="float">
            <text:p>56</text:p>
          </table:table-cell>
          <table:table-cell table:style-name="ce2" table:formula="of:=([.$B$3] -(([.BA10]-([.$B$7]/4))* [.$F$2]))" office:value-type="float" office:value="51.59375" calcext:value-type="float">
            <text:p>52</text:p>
          </table:table-cell>
          <table:table-cell table:style-name="ce2" table:formula="of:=([.$B$3] -(([.BB10]-([.$B$7]/4))* [.$F$2]))" office:value-type="float" office:value="47.625" calcext:value-type="float">
            <text:p>48</text:p>
          </table:table-cell>
          <table:table-cell table:style-name="ce2" table:formula="of:=([.$B$3] -(([.BC10]-([.$B$7]/4))* [.$F$2]))" office:value-type="float" office:value="43.65625" calcext:value-type="float">
            <text:p>44</text:p>
          </table:table-cell>
          <table:table-cell table:style-name="ce2" table:formula="of:=([.$B$3] -(([.BD10]-([.$B$7]/4))* [.$F$2]))" office:value-type="float" office:value="39.6875" calcext:value-type="float">
            <text:p>40</text:p>
          </table:table-cell>
          <table:table-cell table:style-name="ce2" table:formula="of:=([.$B$3] -(([.BE10]-([.$B$7]/4))* [.$F$2]))" office:value-type="float" office:value="35.71875" calcext:value-type="float">
            <text:p>36</text:p>
          </table:table-cell>
          <table:table-cell table:style-name="ce2" table:formula="of:=([.$B$3] -(([.BF10]-([.$B$7]/4))* [.$F$2]))" office:value-type="float" office:value="31.75" calcext:value-type="float">
            <text:p>32</text:p>
          </table:table-cell>
          <table:table-cell table:style-name="ce2" table:formula="of:=([.$B$3] -(([.BG10]-([.$B$7]/4))* [.$F$2]))" office:value-type="float" office:value="27.78125" calcext:value-type="float">
            <text:p>28</text:p>
          </table:table-cell>
          <table:table-cell table:style-name="ce2" table:formula="of:=([.$B$3] -(([.BH10]-([.$B$7]/4))* [.$F$2]))" office:value-type="float" office:value="23.8125" calcext:value-type="float">
            <text:p>24</text:p>
          </table:table-cell>
          <table:table-cell table:style-name="ce2" table:formula="of:=([.$B$3] -(([.BI10]-([.$B$7]/4))* [.$F$2]))" office:value-type="float" office:value="19.84375" calcext:value-type="float">
            <text:p>20</text:p>
          </table:table-cell>
          <table:table-cell table:style-name="ce2" table:formula="of:=([.$B$3] -(([.BJ10]-([.$B$7]/4))* [.$F$2]))" office:value-type="float" office:value="15.875" calcext:value-type="float">
            <text:p>16</text:p>
          </table:table-cell>
          <table:table-cell table:style-name="ce2" table:formula="of:=([.$B$3] -(([.BK10]-([.$B$7]/4))* [.$F$2]))" office:value-type="float" office:value="11.90625" calcext:value-type="float">
            <text:p>12</text:p>
          </table:table-cell>
          <table:table-cell table:style-name="ce2" table:formula="of:=([.$B$3] -(([.BL10]-([.$B$7]/4))* [.$F$2]))" office:value-type="float" office:value="7.9375" calcext:value-type="float">
            <text:p>8</text:p>
          </table:table-cell>
          <table:table-cell table:style-name="ce2" table:formula="of:=([.$B$3] -(([.BM10]-([.$B$7]/4))* [.$F$2]))" office:value-type="float" office:value="3.96875" calcext:value-type="float">
            <text:p>4</text:p>
          </table:table-cell>
          <table:table-cell table:style-name="ce2" table:formula="of:=([.$B$3] -(([.BN10]-([.$B$7]/4))* [.$F$2]))" office:value-type="float" office:value="0" calcext:value-type="float">
            <text:p>0</text:p>
          </table:table-cell>
          <table:table-cell table:style-name="ce2" table:formula="of:=([.$B$3] -(([.BO10]-([.$B$7]/4))* [.$F$2]))" office:value-type="float" office:value="-3.96875" calcext:value-type="float">
            <text:p>-4</text:p>
          </table:table-cell>
          <table:table-cell table:style-name="ce2" table:formula="of:=([.$B$3] -(([.BP10]-([.$B$7]/4))* [.$F$2]))" office:value-type="float" office:value="-7.9375" calcext:value-type="float">
            <text:p>-8</text:p>
          </table:table-cell>
          <table:table-cell table:style-name="ce2" table:formula="of:=([.$B$3] -(([.BQ10]-([.$B$7]/4))* [.$F$2]))" office:value-type="float" office:value="-11.90625" calcext:value-type="float">
            <text:p>-12</text:p>
          </table:table-cell>
          <table:table-cell table:style-name="ce2" table:formula="of:=([.$B$3] -(([.BR10]-([.$B$7]/4))* [.$F$2]))" office:value-type="float" office:value="-15.875" calcext:value-type="float">
            <text:p>-16</text:p>
          </table:table-cell>
          <table:table-cell table:style-name="ce2" table:formula="of:=([.$B$3] -(([.BS10]-([.$B$7]/4))* [.$F$2]))" office:value-type="float" office:value="-19.84375" calcext:value-type="float">
            <text:p>-20</text:p>
          </table:table-cell>
          <table:table-cell table:style-name="ce2" table:formula="of:=([.$B$3] -(([.BT10]-([.$B$7]/4))* [.$F$2]))" office:value-type="float" office:value="-23.8125" calcext:value-type="float">
            <text:p>-24</text:p>
          </table:table-cell>
          <table:table-cell table:style-name="ce2" table:formula="of:=([.$B$3] -(([.BU10]-([.$B$7]/4))* [.$F$2]))" office:value-type="float" office:value="-27.78125" calcext:value-type="float">
            <text:p>-28</text:p>
          </table:table-cell>
          <table:table-cell table:style-name="ce2" table:formula="of:=([.$B$3] -(([.BV10]-([.$B$7]/4))* [.$F$2]))" office:value-type="float" office:value="-31.75" calcext:value-type="float">
            <text:p>-32</text:p>
          </table:table-cell>
          <table:table-cell table:style-name="ce2" table:formula="of:=([.$B$3] -(([.BW10]-([.$B$7]/4))* [.$F$2]))" office:value-type="float" office:value="-35.71875" calcext:value-type="float">
            <text:p>-36</text:p>
          </table:table-cell>
          <table:table-cell table:style-name="ce2" table:formula="of:=([.$B$3] -(([.BX10]-([.$B$7]/4))* [.$F$2]))" office:value-type="float" office:value="-39.6875" calcext:value-type="float">
            <text:p>-40</text:p>
          </table:table-cell>
          <table:table-cell table:style-name="ce2" table:formula="of:=([.$B$3] -(([.BY10]-([.$B$7]/4))* [.$F$2]))" office:value-type="float" office:value="-43.65625" calcext:value-type="float">
            <text:p>-44</text:p>
          </table:table-cell>
          <table:table-cell table:style-name="ce2" table:formula="of:=([.$B$3] -(([.BZ10]-([.$B$7]/4))* [.$F$2]))" office:value-type="float" office:value="-47.625" calcext:value-type="float">
            <text:p>-48</text:p>
          </table:table-cell>
          <table:table-cell table:style-name="ce2" table:formula="of:=([.$B$3] -(([.CA10]-([.$B$7]/4))* [.$F$2]))" office:value-type="float" office:value="-51.59375" calcext:value-type="float">
            <text:p>-52</text:p>
          </table:table-cell>
          <table:table-cell table:style-name="ce2" table:formula="of:=([.$B$3] -(([.CB10]-([.$B$7]/4))* [.$F$2]))" office:value-type="float" office:value="-55.5625" calcext:value-type="float">
            <text:p>-56</text:p>
          </table:table-cell>
          <table:table-cell table:style-name="ce2" table:formula="of:=([.$B$3] -(([.CC10]-([.$B$7]/4))* [.$F$2]))" office:value-type="float" office:value="-59.53125" calcext:value-type="float">
            <text:p>-60</text:p>
          </table:table-cell>
          <table:table-cell table:style-name="ce2" table:formula="of:=([.$B$3] -(([.CD10]-([.$B$7]/4))* [.$F$2]))" office:value-type="float" office:value="-63.5" calcext:value-type="float">
            <text:p>-64</text:p>
          </table:table-cell>
          <table:table-cell table:style-name="ce2" table:formula="of:=([.$B$3] -(([.CE10]-([.$B$7]/4))* [.$F$2]))" office:value-type="float" office:value="-67.46875" calcext:value-type="float">
            <text:p>-67</text:p>
          </table:table-cell>
          <table:table-cell table:style-name="ce2" table:formula="of:=([.$B$3] -(([.CF10]-([.$B$7]/4))* [.$F$2]))" office:value-type="float" office:value="-71.4375" calcext:value-type="float">
            <text:p>-71</text:p>
          </table:table-cell>
          <table:table-cell table:style-name="ce2" table:formula="of:=([.$B$3] -(([.CG10]-([.$B$7]/4))* [.$F$2]))" office:value-type="float" office:value="-75.40625" calcext:value-type="float">
            <text:p>-75</text:p>
          </table:table-cell>
          <table:table-cell table:style-name="ce2" table:formula="of:=([.$B$3] -(([.CH10]-([.$B$7]/4))* [.$F$2]))" office:value-type="float" office:value="-79.375" calcext:value-type="float">
            <text:p>-79</text:p>
          </table:table-cell>
          <table:table-cell table:style-name="ce2" table:formula="of:=([.$B$3] -(([.CI10]-([.$B$7]/4))* [.$F$2]))" office:value-type="float" office:value="-83.34375" calcext:value-type="float">
            <text:p>-83</text:p>
          </table:table-cell>
          <table:table-cell table:style-name="ce2" table:formula="of:=([.$B$3] -(([.CJ10]-([.$B$7]/4))* [.$F$2]))" office:value-type="float" office:value="-87.3125" calcext:value-type="float">
            <text:p>-87</text:p>
          </table:table-cell>
          <table:table-cell table:style-name="ce2" table:formula="of:=([.$B$3] -(([.CK10]-([.$B$7]/4))* [.$F$2]))" office:value-type="float" office:value="-91.28125" calcext:value-type="float">
            <text:p>-91</text:p>
          </table:table-cell>
          <table:table-cell table:style-name="ce2" table:formula="of:=([.$B$3] -(([.CL10]-([.$B$7]/4))* [.$F$2]))" office:value-type="float" office:value="-95.25" calcext:value-type="float">
            <text:p>-95</text:p>
          </table:table-cell>
          <table:table-cell table:style-name="ce2" table:formula="of:=([.$B$3] -(([.CM10]-([.$B$7]/4))* [.$F$2]))" office:value-type="float" office:value="-99.21875" calcext:value-type="float">
            <text:p>-99</text:p>
          </table:table-cell>
          <table:table-cell table:style-name="ce2" table:formula="of:=([.$B$3] -(([.CN10]-([.$B$7]/4))* [.$F$2]))" office:value-type="float" office:value="-103.1875" calcext:value-type="float">
            <text:p>-103</text:p>
          </table:table-cell>
          <table:table-cell table:style-name="ce2" table:formula="of:=([.$B$3] -(([.CO10]-([.$B$7]/4))* [.$F$2]))" office:value-type="float" office:value="-107.15625" calcext:value-type="float">
            <text:p>-107</text:p>
          </table:table-cell>
          <table:table-cell table:style-name="ce2" table:formula="of:=([.$B$3] -(([.CP10]-([.$B$7]/4))* [.$F$2]))" office:value-type="float" office:value="-111.125" calcext:value-type="float">
            <text:p>-111</text:p>
          </table:table-cell>
          <table:table-cell table:style-name="ce2" table:formula="of:=([.$B$3] -(([.CQ10]-([.$B$7]/4))* [.$F$2]))" office:value-type="float" office:value="-115.09375" calcext:value-type="float">
            <text:p>-115</text:p>
          </table:table-cell>
          <table:table-cell table:style-name="ce2" table:formula="of:=([.$B$3] -(([.CR10]-([.$B$7]/4))* [.$F$2]))" office:value-type="float" office:value="-119.0625" calcext:value-type="float">
            <text:p>-119</text:p>
          </table:table-cell>
          <table:table-cell table:style-name="ce2" table:formula="of:=([.$B$3] -(([.CS10]-([.$B$7]/4))* [.$F$2]))" office:value-type="float" office:value="-123.03125" calcext:value-type="float">
            <text:p>-123</text:p>
          </table:table-cell>
          <table:table-cell table:style-name="ce2" table:formula="of:=([.$B$3] -(([.CT10]-([.$B$7]/4))* [.$F$2]))" office:value-type="float" office:value="-127" calcext:value-type="float">
            <text:p>-127</text:p>
          </table:table-cell>
          <table:table-cell table:style-name="ce2" table:formula="of:=-[.$B$3]+(([.CU10]-([.$B$7]*3/4))*[.$F$2])" office:value-type="float" office:value="-123.03125" calcext:value-type="float">
            <text:p>-123</text:p>
          </table:table-cell>
          <table:table-cell table:style-name="ce2" table:formula="of:=-[.$B$3]+(([.CV10]-([.$B$7]*3/4))*[.$F$2])" office:value-type="float" office:value="-119.0625" calcext:value-type="float">
            <text:p>-119</text:p>
          </table:table-cell>
          <table:table-cell table:style-name="ce2" table:formula="of:=-[.$B$3]+(([.CW10]-([.$B$7]*3/4))*[.$F$2])" office:value-type="float" office:value="-115.09375" calcext:value-type="float">
            <text:p>-115</text:p>
          </table:table-cell>
          <table:table-cell table:style-name="ce2" table:formula="of:=-[.$B$3]+(([.CX10]-([.$B$7]*3/4))*[.$F$2])" office:value-type="float" office:value="-111.125" calcext:value-type="float">
            <text:p>-111</text:p>
          </table:table-cell>
          <table:table-cell table:style-name="ce2" table:formula="of:=-[.$B$3]+(([.CY10]-([.$B$7]*3/4))*[.$F$2])" office:value-type="float" office:value="-107.15625" calcext:value-type="float">
            <text:p>-107</text:p>
          </table:table-cell>
          <table:table-cell table:style-name="ce2" table:formula="of:=-[.$B$3]+(([.CZ10]-([.$B$7]*3/4))*[.$F$2])" office:value-type="float" office:value="-103.1875" calcext:value-type="float">
            <text:p>-103</text:p>
          </table:table-cell>
          <table:table-cell table:style-name="ce2" table:formula="of:=-[.$B$3]+(([.DA10]-([.$B$7]*3/4))*[.$F$2])" office:value-type="float" office:value="-99.21875" calcext:value-type="float">
            <text:p>-99</text:p>
          </table:table-cell>
          <table:table-cell table:style-name="ce2" table:formula="of:=-[.$B$3]+(([.DB10]-([.$B$7]*3/4))*[.$F$2])" office:value-type="float" office:value="-95.25" calcext:value-type="float">
            <text:p>-95</text:p>
          </table:table-cell>
          <table:table-cell table:style-name="ce2" table:formula="of:=-[.$B$3]+(([.DC10]-([.$B$7]*3/4))*[.$F$2])" office:value-type="float" office:value="-91.28125" calcext:value-type="float">
            <text:p>-91</text:p>
          </table:table-cell>
          <table:table-cell table:style-name="ce2" table:formula="of:=-[.$B$3]+(([.DD10]-([.$B$7]*3/4))*[.$F$2])" office:value-type="float" office:value="-87.3125" calcext:value-type="float">
            <text:p>-87</text:p>
          </table:table-cell>
          <table:table-cell table:style-name="ce2" table:formula="of:=-[.$B$3]+(([.DE10]-([.$B$7]*3/4))*[.$F$2])" office:value-type="float" office:value="-83.34375" calcext:value-type="float">
            <text:p>-83</text:p>
          </table:table-cell>
          <table:table-cell table:style-name="ce2" table:formula="of:=-[.$B$3]+(([.DF10]-([.$B$7]*3/4))*[.$F$2])" office:value-type="float" office:value="-79.375" calcext:value-type="float">
            <text:p>-79</text:p>
          </table:table-cell>
          <table:table-cell table:style-name="ce2" table:formula="of:=-[.$B$3]+(([.DG10]-([.$B$7]*3/4))*[.$F$2])" office:value-type="float" office:value="-75.40625" calcext:value-type="float">
            <text:p>-75</text:p>
          </table:table-cell>
          <table:table-cell table:style-name="ce2" table:formula="of:=-[.$B$3]+(([.DH10]-([.$B$7]*3/4))*[.$F$2])" office:value-type="float" office:value="-71.4375" calcext:value-type="float">
            <text:p>-71</text:p>
          </table:table-cell>
          <table:table-cell table:style-name="ce2" table:formula="of:=-[.$B$3]+(([.DI10]-([.$B$7]*3/4))*[.$F$2])" office:value-type="float" office:value="-67.46875" calcext:value-type="float">
            <text:p>-67</text:p>
          </table:table-cell>
          <table:table-cell table:style-name="ce2" table:formula="of:=-[.$B$3]+(([.DJ10]-([.$B$7]*3/4))*[.$F$2])" office:value-type="float" office:value="-63.5" calcext:value-type="float">
            <text:p>-64</text:p>
          </table:table-cell>
          <table:table-cell table:style-name="ce2" table:formula="of:=-[.$B$3]+(([.DK10]-([.$B$7]*3/4))*[.$F$2])" office:value-type="float" office:value="-59.53125" calcext:value-type="float">
            <text:p>-60</text:p>
          </table:table-cell>
          <table:table-cell table:style-name="ce2" table:formula="of:=-[.$B$3]+(([.DL10]-([.$B$7]*3/4))*[.$F$2])" office:value-type="float" office:value="-55.5625" calcext:value-type="float">
            <text:p>-56</text:p>
          </table:table-cell>
          <table:table-cell table:style-name="ce2" table:formula="of:=-[.$B$3]+(([.DM10]-([.$B$7]*3/4))*[.$F$2])" office:value-type="float" office:value="-51.59375" calcext:value-type="float">
            <text:p>-52</text:p>
          </table:table-cell>
          <table:table-cell table:style-name="ce2" table:formula="of:=-[.$B$3]+(([.DN10]-([.$B$7]*3/4))*[.$F$2])" office:value-type="float" office:value="-47.625" calcext:value-type="float">
            <text:p>-48</text:p>
          </table:table-cell>
          <table:table-cell table:style-name="ce2" table:formula="of:=-[.$B$3]+(([.DO10]-([.$B$7]*3/4))*[.$F$2])" office:value-type="float" office:value="-43.65625" calcext:value-type="float">
            <text:p>-44</text:p>
          </table:table-cell>
          <table:table-cell table:style-name="ce2" table:formula="of:=-[.$B$3]+(([.DP10]-([.$B$7]*3/4))*[.$F$2])" office:value-type="float" office:value="-39.6875" calcext:value-type="float">
            <text:p>-40</text:p>
          </table:table-cell>
          <table:table-cell table:style-name="ce2" table:formula="of:=-[.$B$3]+(([.DQ10]-([.$B$7]*3/4))*[.$F$2])" office:value-type="float" office:value="-35.71875" calcext:value-type="float">
            <text:p>-36</text:p>
          </table:table-cell>
          <table:table-cell table:style-name="ce2" table:formula="of:=-[.$B$3]+(([.DR10]-([.$B$7]*3/4))*[.$F$2])" office:value-type="float" office:value="-31.75" calcext:value-type="float">
            <text:p>-32</text:p>
          </table:table-cell>
          <table:table-cell table:style-name="ce2" table:formula="of:=-[.$B$3]+(([.DS10]-([.$B$7]*3/4))*[.$F$2])" office:value-type="float" office:value="-27.78125" calcext:value-type="float">
            <text:p>-28</text:p>
          </table:table-cell>
          <table:table-cell table:style-name="ce2" table:formula="of:=-[.$B$3]+(([.DT10]-([.$B$7]*3/4))*[.$F$2])" office:value-type="float" office:value="-23.8125" calcext:value-type="float">
            <text:p>-24</text:p>
          </table:table-cell>
          <table:table-cell table:style-name="ce2" table:formula="of:=-[.$B$3]+(([.DU10]-([.$B$7]*3/4))*[.$F$2])" office:value-type="float" office:value="-19.84375" calcext:value-type="float">
            <text:p>-20</text:p>
          </table:table-cell>
          <table:table-cell table:style-name="ce2" table:formula="of:=-[.$B$3]+(([.DV10]-([.$B$7]*3/4))*[.$F$2])" office:value-type="float" office:value="-15.875" calcext:value-type="float">
            <text:p>-16</text:p>
          </table:table-cell>
          <table:table-cell table:style-name="ce2" table:formula="of:=-[.$B$3]+(([.DW10]-([.$B$7]*3/4))*[.$F$2])" office:value-type="float" office:value="-11.90625" calcext:value-type="float">
            <text:p>-12</text:p>
          </table:table-cell>
          <table:table-cell table:style-name="ce2" table:formula="of:=-[.$B$3]+(([.DX10]-([.$B$7]*3/4))*[.$F$2])" office:value-type="float" office:value="-7.9375" calcext:value-type="float">
            <text:p>-8</text:p>
          </table:table-cell>
          <table:table-cell table:style-name="ce2" table:formula="of:=-[.$B$3]+(([.DY10]-([.$B$7]*3/4))*[.$F$2])" office:value-type="float" office:value="-3.96875" calcext:value-type="float">
            <text:p>-4</text:p>
          </table:table-cell>
          <table:table-cell table:style-name="ce2" table:formula="of:=-[.$B$3]+(([.DZ10]-([.$B$7]*3/4))*[.$F$2])" office:value-type="float" office:value="0" calcext:value-type="float">
            <text:p>0</text:p>
          </table:table-cell>
          <table:table-cell table:style-name="ce2" table:formula="of:=-[.$B$3]+(([.EA10]-([.$B$7]*3/4))*[.$F$2])" office:value-type="float" office:value="3.96875" calcext:value-type="float">
            <text:p>4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 office:value-type="string" calcext:value-type="string">
            <text:p>fifths:</text:p>
          </table:table-cell>
          <table:table-cell table:number-columns-repeated="130"/>
        </table:table-row>
        <table:table-row table:style-name="ro2">
          <table:table-cell office:value-type="string" calcext:value-type="string">
            <text:p>sine oct</text:p>
          </table:table-cell>
          <table:table-cell table:style-name="ce3" table:formula="of:=(SIN((([.B10]*2)/[.$B$7])*[.$B$5]))" office:value-type="float" office:value="0" calcext:value-type="float">
            <text:p>0.00000</text:p>
          </table:table-cell>
          <table:table-cell table:style-name="ce3" table:formula="of:=(SIN((([.C10]*2)/[.$B$7])*[.$B$5]))" office:value-type="float" office:value="0.0980171403295606" calcext:value-type="float">
            <text:p>0.09802</text:p>
          </table:table-cell>
          <table:table-cell table:style-name="ce3" table:formula="of:=(SIN((([.D10]*2)/[.$B$7])*[.$B$5]))" office:value-type="float" office:value="0.195090322016128" calcext:value-type="float">
            <text:p>0.19509</text:p>
          </table:table-cell>
          <table:table-cell table:style-name="ce3" table:formula="of:=(SIN((([.E10]*2)/[.$B$7])*[.$B$5]))" office:value-type="float" office:value="0.290284677254462" calcext:value-type="float">
            <text:p>0.29028</text:p>
          </table:table-cell>
          <table:table-cell table:style-name="ce3" table:formula="of:=(SIN((([.F10]*2)/[.$B$7])*[.$B$5]))" office:value-type="float" office:value="0.38268343236509" calcext:value-type="float">
            <text:p>0.38268</text:p>
          </table:table-cell>
          <table:table-cell table:style-name="ce3" table:formula="of:=(SIN((([.G10]*2)/[.$B$7])*[.$B$5]))" office:value-type="float" office:value="0.471396736825998" calcext:value-type="float">
            <text:p>0.47140</text:p>
          </table:table-cell>
          <table:table-cell table:style-name="ce3" table:formula="of:=(SIN((([.H10]*2)/[.$B$7])*[.$B$5]))" office:value-type="float" office:value="0.555570233019602" calcext:value-type="float">
            <text:p>0.55557</text:p>
          </table:table-cell>
          <table:table-cell table:style-name="ce3" table:formula="of:=(SIN((([.I10]*2)/[.$B$7])*[.$B$5]))" office:value-type="float" office:value="0.634393284163645" calcext:value-type="float">
            <text:p>0.63439</text:p>
          </table:table-cell>
          <table:table-cell table:style-name="ce3" table:formula="of:=(SIN((([.J10]*2)/[.$B$7])*[.$B$5]))" office:value-type="float" office:value="0.707106781186547" calcext:value-type="float">
            <text:p>0.70711</text:p>
          </table:table-cell>
          <table:table-cell table:style-name="ce3" table:formula="of:=(SIN((([.K10]*2)/[.$B$7])*[.$B$5]))" office:value-type="float" office:value="0.773010453362737" calcext:value-type="float">
            <text:p>0.77301</text:p>
          </table:table-cell>
          <table:table-cell table:style-name="ce3" table:formula="of:=(SIN((([.L10]*2)/[.$B$7])*[.$B$5]))" office:value-type="float" office:value="0.831469612302545" calcext:value-type="float">
            <text:p>0.83147</text:p>
          </table:table-cell>
          <table:table-cell table:style-name="ce3" table:formula="of:=(SIN((([.M10]*2)/[.$B$7])*[.$B$5]))" office:value-type="float" office:value="0.881921264348355" calcext:value-type="float">
            <text:p>0.88192</text:p>
          </table:table-cell>
          <table:table-cell table:style-name="ce3" table:formula="of:=(SIN((([.N10]*2)/[.$B$7])*[.$B$5]))" office:value-type="float" office:value="0.923879532511287" calcext:value-type="float">
            <text:p>0.92388</text:p>
          </table:table-cell>
          <table:table-cell table:style-name="ce3" table:formula="of:=(SIN((([.O10]*2)/[.$B$7])*[.$B$5]))" office:value-type="float" office:value="0.956940335732209" calcext:value-type="float">
            <text:p>0.95694</text:p>
          </table:table-cell>
          <table:table-cell table:style-name="ce3" table:formula="of:=(SIN((([.P10]*2)/[.$B$7])*[.$B$5]))" office:value-type="float" office:value="0.98078528040323" calcext:value-type="float">
            <text:p>0.98079</text:p>
          </table:table-cell>
          <table:table-cell table:style-name="ce3" table:formula="of:=(SIN((([.Q10]*2)/[.$B$7])*[.$B$5]))" office:value-type="float" office:value="0.995184726672197" calcext:value-type="float">
            <text:p>0.99518</text:p>
          </table:table-cell>
          <table:table-cell table:style-name="ce3" table:formula="of:=(SIN((([.R10]*2)/[.$B$7])*[.$B$5]))" office:value-type="float" office:value="1" calcext:value-type="float">
            <text:p>1.00000</text:p>
          </table:table-cell>
          <table:table-cell table:style-name="ce3" table:formula="of:=(SIN((([.S10]*2)/[.$B$7])*[.$B$5]))" office:value-type="float" office:value="0.995184726672197" calcext:value-type="float">
            <text:p>0.99518</text:p>
          </table:table-cell>
          <table:table-cell table:style-name="ce3" table:formula="of:=(SIN((([.T10]*2)/[.$B$7])*[.$B$5]))" office:value-type="float" office:value="0.98078528040323" calcext:value-type="float">
            <text:p>0.98079</text:p>
          </table:table-cell>
          <table:table-cell table:style-name="ce3" table:formula="of:=(SIN((([.U10]*2)/[.$B$7])*[.$B$5]))" office:value-type="float" office:value="0.956940335732209" calcext:value-type="float">
            <text:p>0.95694</text:p>
          </table:table-cell>
          <table:table-cell table:style-name="ce3" table:formula="of:=(SIN((([.V10]*2)/[.$B$7])*[.$B$5]))" office:value-type="float" office:value="0.923879532511287" calcext:value-type="float">
            <text:p>0.92388</text:p>
          </table:table-cell>
          <table:table-cell table:style-name="ce3" table:formula="of:=(SIN((([.W10]*2)/[.$B$7])*[.$B$5]))" office:value-type="float" office:value="0.881921264348355" calcext:value-type="float">
            <text:p>0.88192</text:p>
          </table:table-cell>
          <table:table-cell table:style-name="ce3" table:formula="of:=(SIN((([.X10]*2)/[.$B$7])*[.$B$5]))" office:value-type="float" office:value="0.831469612302545" calcext:value-type="float">
            <text:p>0.83147</text:p>
          </table:table-cell>
          <table:table-cell table:style-name="ce3" table:formula="of:=(SIN((([.Y10]*2)/[.$B$7])*[.$B$5]))" office:value-type="float" office:value="0.773010453362737" calcext:value-type="float">
            <text:p>0.77301</text:p>
          </table:table-cell>
          <table:table-cell table:style-name="ce3" table:formula="of:=(SIN((([.Z10]*2)/[.$B$7])*[.$B$5]))" office:value-type="float" office:value="0.707106781186548" calcext:value-type="float">
            <text:p>0.70711</text:p>
          </table:table-cell>
          <table:table-cell table:style-name="ce3" table:formula="of:=(SIN((([.AA10]*2)/[.$B$7])*[.$B$5]))" office:value-type="float" office:value="0.634393284163645" calcext:value-type="float">
            <text:p>0.63439</text:p>
          </table:table-cell>
          <table:table-cell table:style-name="ce3" table:formula="of:=(SIN((([.AB10]*2)/[.$B$7])*[.$B$5]))" office:value-type="float" office:value="0.555570233019602" calcext:value-type="float">
            <text:p>0.55557</text:p>
          </table:table-cell>
          <table:table-cell table:style-name="ce3" table:formula="of:=(SIN((([.AC10]*2)/[.$B$7])*[.$B$5]))" office:value-type="float" office:value="0.471396736825998" calcext:value-type="float">
            <text:p>0.47140</text:p>
          </table:table-cell>
          <table:table-cell table:style-name="ce3" table:formula="of:=(SIN((([.AD10]*2)/[.$B$7])*[.$B$5]))" office:value-type="float" office:value="0.38268343236509" calcext:value-type="float">
            <text:p>0.38268</text:p>
          </table:table-cell>
          <table:table-cell table:style-name="ce3" table:formula="of:=(SIN((([.AE10]*2)/[.$B$7])*[.$B$5]))" office:value-type="float" office:value="0.290284677254462" calcext:value-type="float">
            <text:p>0.29028</text:p>
          </table:table-cell>
          <table:table-cell table:style-name="ce3" table:formula="of:=(SIN((([.AF10]*2)/[.$B$7])*[.$B$5]))" office:value-type="float" office:value="0.195090322016129" calcext:value-type="float">
            <text:p>0.19509</text:p>
          </table:table-cell>
          <table:table-cell table:style-name="ce3" table:formula="of:=(SIN((([.AG10]*2)/[.$B$7])*[.$B$5]))" office:value-type="float" office:value="0.0980171403295608" calcext:value-type="float">
            <text:p>0.09802</text:p>
          </table:table-cell>
          <table:table-cell table:style-name="ce3" table:formula="of:=(SIN((([.AH10]*2)/[.$B$7])*[.$B$5]))" office:value-type="float" office:value="1.22464679914735E-016" calcext:value-type="float">
            <text:p>0.00000</text:p>
          </table:table-cell>
          <table:table-cell table:style-name="ce3" table:formula="of:=(SIN((([.AI10]*2)/[.$B$7])*[.$B$5]))" office:value-type="float" office:value="-0.0980171403295606" calcext:value-type="float">
            <text:p>-0.09802</text:p>
          </table:table-cell>
          <table:table-cell table:style-name="ce3" table:formula="of:=(SIN((([.AJ10]*2)/[.$B$7])*[.$B$5]))" office:value-type="float" office:value="-0.195090322016128" calcext:value-type="float">
            <text:p>-0.19509</text:p>
          </table:table-cell>
          <table:table-cell table:style-name="ce3" table:formula="of:=(SIN((([.AK10]*2)/[.$B$7])*[.$B$5]))" office:value-type="float" office:value="-0.290284677254462" calcext:value-type="float">
            <text:p>-0.29028</text:p>
          </table:table-cell>
          <table:table-cell table:style-name="ce3" table:formula="of:=(SIN((([.AL10]*2)/[.$B$7])*[.$B$5]))" office:value-type="float" office:value="-0.38268343236509" calcext:value-type="float">
            <text:p>-0.38268</text:p>
          </table:table-cell>
          <table:table-cell table:style-name="ce3" table:formula="of:=(SIN((([.AM10]*2)/[.$B$7])*[.$B$5]))" office:value-type="float" office:value="-0.471396736825998" calcext:value-type="float">
            <text:p>-0.47140</text:p>
          </table:table-cell>
          <table:table-cell table:style-name="ce3" table:formula="of:=(SIN((([.AN10]*2)/[.$B$7])*[.$B$5]))" office:value-type="float" office:value="-0.555570233019602" calcext:value-type="float">
            <text:p>-0.55557</text:p>
          </table:table-cell>
          <table:table-cell table:style-name="ce3" table:formula="of:=(SIN((([.AO10]*2)/[.$B$7])*[.$B$5]))" office:value-type="float" office:value="-0.634393284163645" calcext:value-type="float">
            <text:p>-0.63439</text:p>
          </table:table-cell>
          <table:table-cell table:style-name="ce3" table:formula="of:=(SIN((([.AP10]*2)/[.$B$7])*[.$B$5]))" office:value-type="float" office:value="-0.707106781186547" calcext:value-type="float">
            <text:p>-0.70711</text:p>
          </table:table-cell>
          <table:table-cell table:style-name="ce3" table:formula="of:=(SIN((([.AQ10]*2)/[.$B$7])*[.$B$5]))" office:value-type="float" office:value="-0.773010453362737" calcext:value-type="float">
            <text:p>-0.77301</text:p>
          </table:table-cell>
          <table:table-cell table:style-name="ce3" table:formula="of:=(SIN((([.AR10]*2)/[.$B$7])*[.$B$5]))" office:value-type="float" office:value="-0.831469612302545" calcext:value-type="float">
            <text:p>-0.83147</text:p>
          </table:table-cell>
          <table:table-cell table:style-name="ce3" table:formula="of:=(SIN((([.AS10]*2)/[.$B$7])*[.$B$5]))" office:value-type="float" office:value="-0.881921264348355" calcext:value-type="float">
            <text:p>-0.88192</text:p>
          </table:table-cell>
          <table:table-cell table:style-name="ce3" table:formula="of:=(SIN((([.AT10]*2)/[.$B$7])*[.$B$5]))" office:value-type="float" office:value="-0.923879532511286" calcext:value-type="float">
            <text:p>-0.92388</text:p>
          </table:table-cell>
          <table:table-cell table:style-name="ce3" table:formula="of:=(SIN((([.AU10]*2)/[.$B$7])*[.$B$5]))" office:value-type="float" office:value="-0.956940335732209" calcext:value-type="float">
            <text:p>-0.95694</text:p>
          </table:table-cell>
          <table:table-cell table:style-name="ce3" table:formula="of:=(SIN((([.AV10]*2)/[.$B$7])*[.$B$5]))" office:value-type="float" office:value="-0.98078528040323" calcext:value-type="float">
            <text:p>-0.98079</text:p>
          </table:table-cell>
          <table:table-cell table:style-name="ce3" table:formula="of:=(SIN((([.AW10]*2)/[.$B$7])*[.$B$5]))" office:value-type="float" office:value="-0.995184726672197" calcext:value-type="float">
            <text:p>-0.99518</text:p>
          </table:table-cell>
          <table:table-cell table:style-name="ce3" table:formula="of:=(SIN((([.AX10]*2)/[.$B$7])*[.$B$5]))" office:value-type="float" office:value="-1" calcext:value-type="float">
            <text:p>-1.00000</text:p>
          </table:table-cell>
          <table:table-cell table:style-name="ce3" table:formula="of:=(SIN((([.AY10]*2)/[.$B$7])*[.$B$5]))" office:value-type="float" office:value="-0.995184726672197" calcext:value-type="float">
            <text:p>-0.99518</text:p>
          </table:table-cell>
          <table:table-cell table:style-name="ce3" table:formula="of:=(SIN((([.AZ10]*2)/[.$B$7])*[.$B$5]))" office:value-type="float" office:value="-0.98078528040323" calcext:value-type="float">
            <text:p>-0.98079</text:p>
          </table:table-cell>
          <table:table-cell table:style-name="ce3" table:formula="of:=(SIN((([.BA10]*2)/[.$B$7])*[.$B$5]))" office:value-type="float" office:value="-0.956940335732209" calcext:value-type="float">
            <text:p>-0.95694</text:p>
          </table:table-cell>
          <table:table-cell table:style-name="ce3" table:formula="of:=(SIN((([.BB10]*2)/[.$B$7])*[.$B$5]))" office:value-type="float" office:value="-0.923879532511287" calcext:value-type="float">
            <text:p>-0.92388</text:p>
          </table:table-cell>
          <table:table-cell table:style-name="ce3" table:formula="of:=(SIN((([.BC10]*2)/[.$B$7])*[.$B$5]))" office:value-type="float" office:value="-0.881921264348355" calcext:value-type="float">
            <text:p>-0.88192</text:p>
          </table:table-cell>
          <table:table-cell table:style-name="ce3" table:formula="of:=(SIN((([.BD10]*2)/[.$B$7])*[.$B$5]))" office:value-type="float" office:value="-0.831469612302545" calcext:value-type="float">
            <text:p>-0.83147</text:p>
          </table:table-cell>
          <table:table-cell table:style-name="ce3" table:formula="of:=(SIN((([.BE10]*2)/[.$B$7])*[.$B$5]))" office:value-type="float" office:value="-0.773010453362737" calcext:value-type="float">
            <text:p>-0.77301</text:p>
          </table:table-cell>
          <table:table-cell table:style-name="ce3" table:formula="of:=(SIN((([.BF10]*2)/[.$B$7])*[.$B$5]))" office:value-type="float" office:value="-0.707106781186548" calcext:value-type="float">
            <text:p>-0.70711</text:p>
          </table:table-cell>
          <table:table-cell table:style-name="ce3" table:formula="of:=(SIN((([.BG10]*2)/[.$B$7])*[.$B$5]))" office:value-type="float" office:value="-0.634393284163646" calcext:value-type="float">
            <text:p>-0.63439</text:p>
          </table:table-cell>
          <table:table-cell table:style-name="ce3" table:formula="of:=(SIN((([.BH10]*2)/[.$B$7])*[.$B$5]))" office:value-type="float" office:value="-0.555570233019602" calcext:value-type="float">
            <text:p>-0.55557</text:p>
          </table:table-cell>
          <table:table-cell table:style-name="ce3" table:formula="of:=(SIN((([.BI10]*2)/[.$B$7])*[.$B$5]))" office:value-type="float" office:value="-0.471396736825998" calcext:value-type="float">
            <text:p>-0.47140</text:p>
          </table:table-cell>
          <table:table-cell table:style-name="ce3" table:formula="of:=(SIN((([.BJ10]*2)/[.$B$7])*[.$B$5]))" office:value-type="float" office:value="-0.38268343236509" calcext:value-type="float">
            <text:p>-0.38268</text:p>
          </table:table-cell>
          <table:table-cell table:style-name="ce3" table:formula="of:=(SIN((([.BK10]*2)/[.$B$7])*[.$B$5]))" office:value-type="float" office:value="-0.290284677254462" calcext:value-type="float">
            <text:p>-0.29028</text:p>
          </table:table-cell>
          <table:table-cell table:style-name="ce3" table:formula="of:=(SIN((([.BL10]*2)/[.$B$7])*[.$B$5]))" office:value-type="float" office:value="-0.195090322016129" calcext:value-type="float">
            <text:p>-0.19509</text:p>
          </table:table-cell>
          <table:table-cell table:style-name="ce3" table:formula="of:=(SIN((([.BM10]*2)/[.$B$7])*[.$B$5]))" office:value-type="float" office:value="-0.0980171403295605" calcext:value-type="float">
            <text:p>-0.09802</text:p>
          </table:table-cell>
          <table:table-cell table:style-name="ce3" table:formula="of:=(SIN((([.BN10]*2)/[.$B$7])*[.$B$5]))" office:value-type="float" office:value="-2.44929359829471E-016" calcext:value-type="float">
            <text:p>0.00000</text:p>
          </table:table-cell>
          <table:table-cell table:style-name="ce3" table:formula="of:=(SIN((([.BO10]*2)/[.$B$7])*[.$B$5]))" office:value-type="float" office:value="0.09801714032956" calcext:value-type="float">
            <text:p>0.09802</text:p>
          </table:table-cell>
          <table:table-cell table:style-name="ce3" table:formula="of:=(SIN((([.BP10]*2)/[.$B$7])*[.$B$5]))" office:value-type="float" office:value="0.195090322016128" calcext:value-type="float">
            <text:p>0.19509</text:p>
          </table:table-cell>
          <table:table-cell table:style-name="ce3" table:formula="of:=(SIN((([.BQ10]*2)/[.$B$7])*[.$B$5]))" office:value-type="float" office:value="0.290284677254462" calcext:value-type="float">
            <text:p>0.29028</text:p>
          </table:table-cell>
          <table:table-cell table:style-name="ce3" table:formula="of:=(SIN((([.BR10]*2)/[.$B$7])*[.$B$5]))" office:value-type="float" office:value="0.38268343236509" calcext:value-type="float">
            <text:p>0.38268</text:p>
          </table:table-cell>
          <table:table-cell table:style-name="ce3" table:formula="of:=(SIN((([.BS10]*2)/[.$B$7])*[.$B$5]))" office:value-type="float" office:value="0.471396736825998" calcext:value-type="float">
            <text:p>0.47140</text:p>
          </table:table-cell>
          <table:table-cell table:style-name="ce3" table:formula="of:=(SIN((([.BT10]*2)/[.$B$7])*[.$B$5]))" office:value-type="float" office:value="0.555570233019602" calcext:value-type="float">
            <text:p>0.55557</text:p>
          </table:table-cell>
          <table:table-cell table:style-name="ce3" table:formula="of:=(SIN((([.BU10]*2)/[.$B$7])*[.$B$5]))" office:value-type="float" office:value="0.634393284163646" calcext:value-type="float">
            <text:p>0.63439</text:p>
          </table:table-cell>
          <table:table-cell table:style-name="ce3" table:formula="of:=(SIN((([.BV10]*2)/[.$B$7])*[.$B$5]))" office:value-type="float" office:value="0.707106781186547" calcext:value-type="float">
            <text:p>0.70711</text:p>
          </table:table-cell>
          <table:table-cell table:style-name="ce3" table:formula="of:=(SIN((([.BW10]*2)/[.$B$7])*[.$B$5]))" office:value-type="float" office:value="0.773010453362737" calcext:value-type="float">
            <text:p>0.77301</text:p>
          </table:table-cell>
          <table:table-cell table:style-name="ce3" table:formula="of:=(SIN((([.BX10]*2)/[.$B$7])*[.$B$5]))" office:value-type="float" office:value="0.831469612302545" calcext:value-type="float">
            <text:p>0.83147</text:p>
          </table:table-cell>
          <table:table-cell table:style-name="ce3" table:formula="of:=(SIN((([.BY10]*2)/[.$B$7])*[.$B$5]))" office:value-type="float" office:value="0.881921264348355" calcext:value-type="float">
            <text:p>0.88192</text:p>
          </table:table-cell>
          <table:table-cell table:style-name="ce3" table:formula="of:=(SIN((([.BZ10]*2)/[.$B$7])*[.$B$5]))" office:value-type="float" office:value="0.923879532511286" calcext:value-type="float">
            <text:p>0.92388</text:p>
          </table:table-cell>
          <table:table-cell table:style-name="ce3" table:formula="of:=(SIN((([.CA10]*2)/[.$B$7])*[.$B$5]))" office:value-type="float" office:value="0.956940335732209" calcext:value-type="float">
            <text:p>0.95694</text:p>
          </table:table-cell>
          <table:table-cell table:style-name="ce3" table:formula="of:=(SIN((([.CB10]*2)/[.$B$7])*[.$B$5]))" office:value-type="float" office:value="0.98078528040323" calcext:value-type="float">
            <text:p>0.98079</text:p>
          </table:table-cell>
          <table:table-cell table:style-name="ce3" table:formula="of:=(SIN((([.CC10]*2)/[.$B$7])*[.$B$5]))" office:value-type="float" office:value="0.995184726672197" calcext:value-type="float">
            <text:p>0.99518</text:p>
          </table:table-cell>
          <table:table-cell table:style-name="ce3" table:formula="of:=(SIN((([.CD10]*2)/[.$B$7])*[.$B$5]))" office:value-type="float" office:value="1" calcext:value-type="float">
            <text:p>1.00000</text:p>
          </table:table-cell>
          <table:table-cell table:style-name="ce3" table:formula="of:=(SIN((([.CE10]*2)/[.$B$7])*[.$B$5]))" office:value-type="float" office:value="0.995184726672197" calcext:value-type="float">
            <text:p>0.99518</text:p>
          </table:table-cell>
          <table:table-cell table:style-name="ce3" table:formula="of:=(SIN((([.CF10]*2)/[.$B$7])*[.$B$5]))" office:value-type="float" office:value="0.980785280403231" calcext:value-type="float">
            <text:p>0.98079</text:p>
          </table:table-cell>
          <table:table-cell table:style-name="ce3" table:formula="of:=(SIN((([.CG10]*2)/[.$B$7])*[.$B$5]))" office:value-type="float" office:value="0.956940335732209" calcext:value-type="float">
            <text:p>0.95694</text:p>
          </table:table-cell>
          <table:table-cell table:style-name="ce3" table:formula="of:=(SIN((([.CH10]*2)/[.$B$7])*[.$B$5]))" office:value-type="float" office:value="0.923879532511287" calcext:value-type="float">
            <text:p>0.92388</text:p>
          </table:table-cell>
          <table:table-cell table:style-name="ce3" table:formula="of:=(SIN((([.CI10]*2)/[.$B$7])*[.$B$5]))" office:value-type="float" office:value="0.881921264348355" calcext:value-type="float">
            <text:p>0.88192</text:p>
          </table:table-cell>
          <table:table-cell table:style-name="ce3" table:formula="of:=(SIN((([.CJ10]*2)/[.$B$7])*[.$B$5]))" office:value-type="float" office:value="0.831469612302545" calcext:value-type="float">
            <text:p>0.83147</text:p>
          </table:table-cell>
          <table:table-cell table:style-name="ce3" table:formula="of:=(SIN((([.CK10]*2)/[.$B$7])*[.$B$5]))" office:value-type="float" office:value="0.773010453362738" calcext:value-type="float">
            <text:p>0.77301</text:p>
          </table:table-cell>
          <table:table-cell table:style-name="ce3" table:formula="of:=(SIN((([.CL10]*2)/[.$B$7])*[.$B$5]))" office:value-type="float" office:value="0.707106781186548" calcext:value-type="float">
            <text:p>0.70711</text:p>
          </table:table-cell>
          <table:table-cell table:style-name="ce3" table:formula="of:=(SIN((([.CM10]*2)/[.$B$7])*[.$B$5]))" office:value-type="float" office:value="0.634393284163645" calcext:value-type="float">
            <text:p>0.63439</text:p>
          </table:table-cell>
          <table:table-cell table:style-name="ce3" table:formula="of:=(SIN((([.CN10]*2)/[.$B$7])*[.$B$5]))" office:value-type="float" office:value="0.555570233019602" calcext:value-type="float">
            <text:p>0.55557</text:p>
          </table:table-cell>
          <table:table-cell table:style-name="ce3" table:formula="of:=(SIN((([.CO10]*2)/[.$B$7])*[.$B$5]))" office:value-type="float" office:value="0.471396736825998" calcext:value-type="float">
            <text:p>0.47140</text:p>
          </table:table-cell>
          <table:table-cell table:style-name="ce3" table:formula="of:=(SIN((([.CP10]*2)/[.$B$7])*[.$B$5]))" office:value-type="float" office:value="0.382683432365091" calcext:value-type="float">
            <text:p>0.38268</text:p>
          </table:table-cell>
          <table:table-cell table:style-name="ce3" table:formula="of:=(SIN((([.CQ10]*2)/[.$B$7])*[.$B$5]))" office:value-type="float" office:value="0.290284677254463" calcext:value-type="float">
            <text:p>0.29028</text:p>
          </table:table-cell>
          <table:table-cell table:style-name="ce3" table:formula="of:=(SIN((([.CR10]*2)/[.$B$7])*[.$B$5]))" office:value-type="float" office:value="0.195090322016128" calcext:value-type="float">
            <text:p>0.19509</text:p>
          </table:table-cell>
          <table:table-cell table:style-name="ce3" table:formula="of:=(SIN((([.CS10]*2)/[.$B$7])*[.$B$5]))" office:value-type="float" office:value="0.0980171403295606" calcext:value-type="float">
            <text:p>0.09802</text:p>
          </table:table-cell>
          <table:table-cell table:style-name="ce3" table:formula="of:=(SIN((([.CT10]*2)/[.$B$7])*[.$B$5]))" office:value-type="float" office:value="3.67394039744206E-016" calcext:value-type="float">
            <text:p>0.00000</text:p>
          </table:table-cell>
          <table:table-cell table:style-name="ce3" table:formula="of:=(SIN((([.CU10]*2)/[.$B$7])*[.$B$5]))" office:value-type="float" office:value="-0.0980171403295599" calcext:value-type="float">
            <text:p>-0.09802</text:p>
          </table:table-cell>
          <table:table-cell table:style-name="ce3" table:formula="of:=(SIN((([.CV10]*2)/[.$B$7])*[.$B$5]))" office:value-type="float" office:value="-0.195090322016127" calcext:value-type="float">
            <text:p>-0.19509</text:p>
          </table:table-cell>
          <table:table-cell table:style-name="ce3" table:formula="of:=(SIN((([.CW10]*2)/[.$B$7])*[.$B$5]))" office:value-type="float" office:value="-0.290284677254463" calcext:value-type="float">
            <text:p>-0.29028</text:p>
          </table:table-cell>
          <table:table-cell table:style-name="ce3" table:formula="of:=(SIN((([.CX10]*2)/[.$B$7])*[.$B$5]))" office:value-type="float" office:value="-0.38268343236509" calcext:value-type="float">
            <text:p>-0.38268</text:p>
          </table:table-cell>
          <table:table-cell table:style-name="ce3" table:formula="of:=(SIN((([.CY10]*2)/[.$B$7])*[.$B$5]))" office:value-type="float" office:value="-0.471396736825997" calcext:value-type="float">
            <text:p>-0.47140</text:p>
          </table:table-cell>
          <table:table-cell table:style-name="ce3" table:formula="of:=(SIN((([.CZ10]*2)/[.$B$7])*[.$B$5]))" office:value-type="float" office:value="-0.555570233019602" calcext:value-type="float">
            <text:p>-0.55557</text:p>
          </table:table-cell>
          <table:table-cell table:style-name="ce3" table:formula="of:=(SIN((([.DA10]*2)/[.$B$7])*[.$B$5]))" office:value-type="float" office:value="-0.634393284163645" calcext:value-type="float">
            <text:p>-0.63439</text:p>
          </table:table-cell>
          <table:table-cell table:style-name="ce3" table:formula="of:=(SIN((([.DB10]*2)/[.$B$7])*[.$B$5]))" office:value-type="float" office:value="-0.707106781186548" calcext:value-type="float">
            <text:p>-0.70711</text:p>
          </table:table-cell>
          <table:table-cell table:style-name="ce3" table:formula="of:=(SIN((([.DC10]*2)/[.$B$7])*[.$B$5]))" office:value-type="float" office:value="-0.773010453362737" calcext:value-type="float">
            <text:p>-0.77301</text:p>
          </table:table-cell>
          <table:table-cell table:style-name="ce3" table:formula="of:=(SIN((([.DD10]*2)/[.$B$7])*[.$B$5]))" office:value-type="float" office:value="-0.831469612302545" calcext:value-type="float">
            <text:p>-0.83147</text:p>
          </table:table-cell>
          <table:table-cell table:style-name="ce3" table:formula="of:=(SIN((([.DE10]*2)/[.$B$7])*[.$B$5]))" office:value-type="float" office:value="-0.881921264348355" calcext:value-type="float">
            <text:p>-0.88192</text:p>
          </table:table-cell>
          <table:table-cell table:style-name="ce3" table:formula="of:=(SIN((([.DF10]*2)/[.$B$7])*[.$B$5]))" office:value-type="float" office:value="-0.923879532511286" calcext:value-type="float">
            <text:p>-0.92388</text:p>
          </table:table-cell>
          <table:table-cell table:style-name="ce3" table:formula="of:=(SIN((([.DG10]*2)/[.$B$7])*[.$B$5]))" office:value-type="float" office:value="-0.956940335732208" calcext:value-type="float">
            <text:p>-0.95694</text:p>
          </table:table-cell>
          <table:table-cell table:style-name="ce3" table:formula="of:=(SIN((([.DH10]*2)/[.$B$7])*[.$B$5]))" office:value-type="float" office:value="-0.98078528040323" calcext:value-type="float">
            <text:p>-0.98079</text:p>
          </table:table-cell>
          <table:table-cell table:style-name="ce3" table:formula="of:=(SIN((([.DI10]*2)/[.$B$7])*[.$B$5]))" office:value-type="float" office:value="-0.995184726672197" calcext:value-type="float">
            <text:p>-0.99518</text:p>
          </table:table-cell>
          <table:table-cell table:style-name="ce3" table:formula="of:=(SIN((([.DJ10]*2)/[.$B$7])*[.$B$5]))" office:value-type="float" office:value="-1" calcext:value-type="float">
            <text:p>-1.00000</text:p>
          </table:table-cell>
          <table:table-cell table:style-name="ce3" table:formula="of:=(SIN((([.DK10]*2)/[.$B$7])*[.$B$5]))" office:value-type="float" office:value="-0.995184726672197" calcext:value-type="float">
            <text:p>-0.99518</text:p>
          </table:table-cell>
          <table:table-cell table:style-name="ce3" table:formula="of:=(SIN((([.DL10]*2)/[.$B$7])*[.$B$5]))" office:value-type="float" office:value="-0.980785280403231" calcext:value-type="float">
            <text:p>-0.98079</text:p>
          </table:table-cell>
          <table:table-cell table:style-name="ce3" table:formula="of:=(SIN((([.DM10]*2)/[.$B$7])*[.$B$5]))" office:value-type="float" office:value="-0.956940335732209" calcext:value-type="float">
            <text:p>-0.95694</text:p>
          </table:table-cell>
          <table:table-cell table:style-name="ce3" table:formula="of:=(SIN((([.DN10]*2)/[.$B$7])*[.$B$5]))" office:value-type="float" office:value="-0.923879532511287" calcext:value-type="float">
            <text:p>-0.92388</text:p>
          </table:table-cell>
          <table:table-cell table:style-name="ce3" table:formula="of:=(SIN((([.DO10]*2)/[.$B$7])*[.$B$5]))" office:value-type="float" office:value="-0.881921264348355" calcext:value-type="float">
            <text:p>-0.88192</text:p>
          </table:table-cell>
          <table:table-cell table:style-name="ce3" table:formula="of:=(SIN((([.DP10]*2)/[.$B$7])*[.$B$5]))" office:value-type="float" office:value="-0.831469612302545" calcext:value-type="float">
            <text:p>-0.83147</text:p>
          </table:table-cell>
          <table:table-cell table:style-name="ce3" table:formula="of:=(SIN((([.DQ10]*2)/[.$B$7])*[.$B$5]))" office:value-type="float" office:value="-0.773010453362738" calcext:value-type="float">
            <text:p>-0.77301</text:p>
          </table:table-cell>
          <table:table-cell table:style-name="ce3" table:formula="of:=(SIN((([.DR10]*2)/[.$B$7])*[.$B$5]))" office:value-type="float" office:value="-0.707106781186548" calcext:value-type="float">
            <text:p>-0.70711</text:p>
          </table:table-cell>
          <table:table-cell table:style-name="ce3" table:formula="of:=(SIN((([.DS10]*2)/[.$B$7])*[.$B$5]))" office:value-type="float" office:value="-0.634393284163645" calcext:value-type="float">
            <text:p>-0.63439</text:p>
          </table:table-cell>
          <table:table-cell table:style-name="ce3" table:formula="of:=(SIN((([.DT10]*2)/[.$B$7])*[.$B$5]))" office:value-type="float" office:value="-0.555570233019602" calcext:value-type="float">
            <text:p>-0.55557</text:p>
          </table:table-cell>
          <table:table-cell table:style-name="ce3" table:formula="of:=(SIN((([.DU10]*2)/[.$B$7])*[.$B$5]))" office:value-type="float" office:value="-0.471396736825998" calcext:value-type="float">
            <text:p>-0.47140</text:p>
          </table:table-cell>
          <table:table-cell table:style-name="ce3" table:formula="of:=(SIN((([.DV10]*2)/[.$B$7])*[.$B$5]))" office:value-type="float" office:value="-0.382683432365091" calcext:value-type="float">
            <text:p>-0.38268</text:p>
          </table:table-cell>
          <table:table-cell table:style-name="ce3" table:formula="of:=(SIN((([.DW10]*2)/[.$B$7])*[.$B$5]))" office:value-type="float" office:value="-0.290284677254464" calcext:value-type="float">
            <text:p>-0.29028</text:p>
          </table:table-cell>
          <table:table-cell table:style-name="ce3" table:formula="of:=(SIN((([.DX10]*2)/[.$B$7])*[.$B$5]))" office:value-type="float" office:value="-0.195090322016128" calcext:value-type="float">
            <text:p>-0.19509</text:p>
          </table:table-cell>
          <table:table-cell table:style-name="ce3" table:formula="of:=(SIN((([.DY10]*2)/[.$B$7])*[.$B$5]))" office:value-type="float" office:value="-0.0980171403295608" calcext:value-type="float">
            <text:p>-0.09802</text:p>
          </table:table-cell>
          <table:table-cell table:style-name="ce3" table:formula="of:=(SIN((([.DZ10]*2)/[.$B$7])*[.$B$5]))" office:value-type="float" office:value="-4.89858719658941E-016" calcext:value-type="float">
            <text:p>0.00000</text:p>
          </table:table-cell>
          <table:table-cell table:style-name="ce3" table:formula="of:=(SIN((([.EA10]*2)/[.$B$7])*[.$B$5]))" office:value-type="float" office:value="0.0980171403295598" calcext:value-type="float">
            <text:p>0.09802</text:p>
          </table:table-cell>
        </table:table-row>
        <table:table-row table:style-name="ro2">
          <table:table-cell office:value-type="string" calcext:value-type="string">
            <text:p>sine oct+fifth</text:p>
          </table:table-cell>
          <table:table-cell table:style-name="ce3" table:formula="of:=(SIN((([.B10]*3)/[.$B$7])*[.$B$5]))" office:value-type="float" office:value="0" calcext:value-type="float">
            <text:p>0.00000</text:p>
          </table:table-cell>
          <table:table-cell table:style-name="ce3" table:formula="of:=(SIN((([.C10]*3)/[.$B$7])*[.$B$5]))" office:value-type="float" office:value="0.146730474455362" calcext:value-type="float">
            <text:p>0.14673</text:p>
          </table:table-cell>
          <table:table-cell table:style-name="ce3" table:formula="of:=(SIN((([.D10]*3)/[.$B$7])*[.$B$5]))" office:value-type="float" office:value="0.290284677254462" calcext:value-type="float">
            <text:p>0.29028</text:p>
          </table:table-cell>
          <table:table-cell table:style-name="ce3" table:formula="of:=(SIN((([.E10]*3)/[.$B$7])*[.$B$5]))" office:value-type="float" office:value="0.427555093430282" calcext:value-type="float">
            <text:p>0.42756</text:p>
          </table:table-cell>
          <table:table-cell table:style-name="ce3" table:formula="of:=(SIN((([.F10]*3)/[.$B$7])*[.$B$5]))" office:value-type="float" office:value="0.555570233019602" calcext:value-type="float">
            <text:p>0.55557</text:p>
          </table:table-cell>
          <table:table-cell table:style-name="ce3" table:formula="of:=(SIN((([.G10]*3)/[.$B$7])*[.$B$5]))" office:value-type="float" office:value="0.671558954847018" calcext:value-type="float">
            <text:p>0.67156</text:p>
          </table:table-cell>
          <table:table-cell table:style-name="ce3" table:formula="of:=(SIN((([.H10]*3)/[.$B$7])*[.$B$5]))" office:value-type="float" office:value="0.773010453362737" calcext:value-type="float">
            <text:p>0.77301</text:p>
          </table:table-cell>
          <table:table-cell table:style-name="ce3" table:formula="of:=(SIN((([.I10]*3)/[.$B$7])*[.$B$5]))" office:value-type="float" office:value="0.857728610000272" calcext:value-type="float">
            <text:p>0.85773</text:p>
          </table:table-cell>
          <table:table-cell table:style-name="ce3" table:formula="of:=(SIN((([.J10]*3)/[.$B$7])*[.$B$5]))" office:value-type="float" office:value="0.923879532511287" calcext:value-type="float">
            <text:p>0.92388</text:p>
          </table:table-cell>
          <table:table-cell table:style-name="ce3" table:formula="of:=(SIN((([.K10]*3)/[.$B$7])*[.$B$5]))" office:value-type="float" office:value="0.970031253194544" calcext:value-type="float">
            <text:p>0.97003</text:p>
          </table:table-cell>
          <table:table-cell table:style-name="ce3" table:formula="of:=(SIN((([.L10]*3)/[.$B$7])*[.$B$5]))" office:value-type="float" office:value="0.995184726672197" calcext:value-type="float">
            <text:p>0.99518</text:p>
          </table:table-cell>
          <table:table-cell table:style-name="ce3" table:formula="of:=(SIN((([.M10]*3)/[.$B$7])*[.$B$5]))" office:value-type="float" office:value="0.998795456205172" calcext:value-type="float">
            <text:p>0.99880</text:p>
          </table:table-cell>
          <table:table-cell table:style-name="ce3" table:formula="of:=(SIN((([.N10]*3)/[.$B$7])*[.$B$5]))" office:value-type="float" office:value="0.98078528040323" calcext:value-type="float">
            <text:p>0.98079</text:p>
          </table:table-cell>
          <table:table-cell table:style-name="ce3" table:formula="of:=(SIN((([.O10]*3)/[.$B$7])*[.$B$5]))" office:value-type="float" office:value="0.941544065183021" calcext:value-type="float">
            <text:p>0.94154</text:p>
          </table:table-cell>
          <table:table-cell table:style-name="ce3" table:formula="of:=(SIN((([.P10]*3)/[.$B$7])*[.$B$5]))" office:value-type="float" office:value="0.881921264348355" calcext:value-type="float">
            <text:p>0.88192</text:p>
          </table:table-cell>
          <table:table-cell table:style-name="ce3" table:formula="of:=(SIN((([.Q10]*3)/[.$B$7])*[.$B$5]))" office:value-type="float" office:value="0.803207531480645" calcext:value-type="float">
            <text:p>0.80321</text:p>
          </table:table-cell>
          <table:table-cell table:style-name="ce3" table:formula="of:=(SIN((([.R10]*3)/[.$B$7])*[.$B$5]))" office:value-type="float" office:value="0.707106781186548" calcext:value-type="float">
            <text:p>0.70711</text:p>
          </table:table-cell>
          <table:table-cell table:style-name="ce3" table:formula="of:=(SIN((([.S10]*3)/[.$B$7])*[.$B$5]))" office:value-type="float" office:value="0.595699304492433" calcext:value-type="float">
            <text:p>0.59570</text:p>
          </table:table-cell>
          <table:table-cell table:style-name="ce3" table:formula="of:=(SIN((([.T10]*3)/[.$B$7])*[.$B$5]))" office:value-type="float" office:value="0.471396736825998" calcext:value-type="float">
            <text:p>0.47140</text:p>
          </table:table-cell>
          <table:table-cell table:style-name="ce3" table:formula="of:=(SIN((([.U10]*3)/[.$B$7])*[.$B$5]))" office:value-type="float" office:value="0.33688985339222" calcext:value-type="float">
            <text:p>0.33689</text:p>
          </table:table-cell>
          <table:table-cell table:style-name="ce3" table:formula="of:=(SIN((([.V10]*3)/[.$B$7])*[.$B$5]))" office:value-type="float" office:value="0.195090322016129" calcext:value-type="float">
            <text:p>0.19509</text:p>
          </table:table-cell>
          <table:table-cell table:style-name="ce3" table:formula="of:=(SIN((([.W10]*3)/[.$B$7])*[.$B$5]))" office:value-type="float" office:value="0.049067674327418" calcext:value-type="float">
            <text:p>0.04907</text:p>
          </table:table-cell>
          <table:table-cell table:style-name="ce3" table:formula="of:=(SIN((([.X10]*3)/[.$B$7])*[.$B$5]))" office:value-type="float" office:value="-0.0980171403295606" calcext:value-type="float">
            <text:p>-0.09802</text:p>
          </table:table-cell>
          <table:table-cell table:style-name="ce3" table:formula="of:=(SIN((([.Y10]*3)/[.$B$7])*[.$B$5]))" office:value-type="float" office:value="-0.242980179903264" calcext:value-type="float">
            <text:p>-0.24298</text:p>
          </table:table-cell>
          <table:table-cell table:style-name="ce3" table:formula="of:=(SIN((([.Z10]*3)/[.$B$7])*[.$B$5]))" office:value-type="float" office:value="-0.38268343236509" calcext:value-type="float">
            <text:p>-0.38268</text:p>
          </table:table-cell>
          <table:table-cell table:style-name="ce3" table:formula="of:=(SIN((([.AA10]*3)/[.$B$7])*[.$B$5]))" office:value-type="float" office:value="-0.514102744193222" calcext:value-type="float">
            <text:p>-0.51410</text:p>
          </table:table-cell>
          <table:table-cell table:style-name="ce3" table:formula="of:=(SIN((([.AB10]*3)/[.$B$7])*[.$B$5]))" office:value-type="float" office:value="-0.634393284163645" calcext:value-type="float">
            <text:p>-0.63439</text:p>
          </table:table-cell>
          <table:table-cell table:style-name="ce3" table:formula="of:=(SIN((([.AC10]*3)/[.$B$7])*[.$B$5]))" office:value-type="float" office:value="-0.740951125354959" calcext:value-type="float">
            <text:p>-0.74095</text:p>
          </table:table-cell>
          <table:table-cell table:style-name="ce3" table:formula="of:=(SIN((([.AD10]*3)/[.$B$7])*[.$B$5]))" office:value-type="float" office:value="-0.831469612302545" calcext:value-type="float">
            <text:p>-0.83147</text:p>
          </table:table-cell>
          <table:table-cell table:style-name="ce3" table:formula="of:=(SIN((([.AE10]*3)/[.$B$7])*[.$B$5]))" office:value-type="float" office:value="-0.903989293123443" calcext:value-type="float">
            <text:p>-0.90399</text:p>
          </table:table-cell>
          <table:table-cell table:style-name="ce3" table:formula="of:=(SIN((([.AF10]*3)/[.$B$7])*[.$B$5]))" office:value-type="float" office:value="-0.956940335732209" calcext:value-type="float">
            <text:p>-0.95694</text:p>
          </table:table-cell>
          <table:table-cell table:style-name="ce3" table:formula="of:=(SIN((([.AG10]*3)/[.$B$7])*[.$B$5]))" office:value-type="float" office:value="-0.989176509964781" calcext:value-type="float">
            <text:p>-0.98918</text:p>
          </table:table-cell>
          <table:table-cell table:style-name="ce3" table:formula="of:=(SIN((([.AH10]*3)/[.$B$7])*[.$B$5]))" office:value-type="float" office:value="-1" calcext:value-type="float">
            <text:p>-1.00000</text:p>
          </table:table-cell>
          <table:table-cell table:style-name="ce3" table:formula="of:=(SIN((([.AI10]*3)/[.$B$7])*[.$B$5]))" office:value-type="float" office:value="-0.989176509964781" calcext:value-type="float">
            <text:p>-0.98918</text:p>
          </table:table-cell>
          <table:table-cell table:style-name="ce3" table:formula="of:=(SIN((([.AJ10]*3)/[.$B$7])*[.$B$5]))" office:value-type="float" office:value="-0.956940335732209" calcext:value-type="float">
            <text:p>-0.95694</text:p>
          </table:table-cell>
          <table:table-cell table:style-name="ce3" table:formula="of:=(SIN((([.AK10]*3)/[.$B$7])*[.$B$5]))" office:value-type="float" office:value="-0.903989293123443" calcext:value-type="float">
            <text:p>-0.90399</text:p>
          </table:table-cell>
          <table:table-cell table:style-name="ce3" table:formula="of:=(SIN((([.AL10]*3)/[.$B$7])*[.$B$5]))" office:value-type="float" office:value="-0.831469612302545" calcext:value-type="float">
            <text:p>-0.83147</text:p>
          </table:table-cell>
          <table:table-cell table:style-name="ce3" table:formula="of:=(SIN((([.AM10]*3)/[.$B$7])*[.$B$5]))" office:value-type="float" office:value="-0.740951125354959" calcext:value-type="float">
            <text:p>-0.74095</text:p>
          </table:table-cell>
          <table:table-cell table:style-name="ce3" table:formula="of:=(SIN((([.AN10]*3)/[.$B$7])*[.$B$5]))" office:value-type="float" office:value="-0.634393284163646" calcext:value-type="float">
            <text:p>-0.63439</text:p>
          </table:table-cell>
          <table:table-cell table:style-name="ce3" table:formula="of:=(SIN((([.AO10]*3)/[.$B$7])*[.$B$5]))" office:value-type="float" office:value="-0.514102744193222" calcext:value-type="float">
            <text:p>-0.51410</text:p>
          </table:table-cell>
          <table:table-cell table:style-name="ce3" table:formula="of:=(SIN((([.AP10]*3)/[.$B$7])*[.$B$5]))" office:value-type="float" office:value="-0.38268343236509" calcext:value-type="float">
            <text:p>-0.38268</text:p>
          </table:table-cell>
          <table:table-cell table:style-name="ce3" table:formula="of:=(SIN((([.AQ10]*3)/[.$B$7])*[.$B$5]))" office:value-type="float" office:value="-0.242980179903264" calcext:value-type="float">
            <text:p>-0.24298</text:p>
          </table:table-cell>
          <table:table-cell table:style-name="ce3" table:formula="of:=(SIN((([.AR10]*3)/[.$B$7])*[.$B$5]))" office:value-type="float" office:value="-0.0980171403295605" calcext:value-type="float">
            <text:p>-0.09802</text:p>
          </table:table-cell>
          <table:table-cell table:style-name="ce3" table:formula="of:=(SIN((([.AS10]*3)/[.$B$7])*[.$B$5]))" office:value-type="float" office:value="0.0490676743274176" calcext:value-type="float">
            <text:p>0.04907</text:p>
          </table:table-cell>
          <table:table-cell table:style-name="ce3" table:formula="of:=(SIN((([.AT10]*3)/[.$B$7])*[.$B$5]))" office:value-type="float" office:value="0.195090322016128" calcext:value-type="float">
            <text:p>0.19509</text:p>
          </table:table-cell>
          <table:table-cell table:style-name="ce3" table:formula="of:=(SIN((([.AU10]*3)/[.$B$7])*[.$B$5]))" office:value-type="float" office:value="0.33688985339222" calcext:value-type="float">
            <text:p>0.33689</text:p>
          </table:table-cell>
          <table:table-cell table:style-name="ce3" table:formula="of:=(SIN((([.AV10]*3)/[.$B$7])*[.$B$5]))" office:value-type="float" office:value="0.471396736825998" calcext:value-type="float">
            <text:p>0.47140</text:p>
          </table:table-cell>
          <table:table-cell table:style-name="ce3" table:formula="of:=(SIN((([.AW10]*3)/[.$B$7])*[.$B$5]))" office:value-type="float" office:value="0.595699304492433" calcext:value-type="float">
            <text:p>0.59570</text:p>
          </table:table-cell>
          <table:table-cell table:style-name="ce3" table:formula="of:=(SIN((([.AX10]*3)/[.$B$7])*[.$B$5]))" office:value-type="float" office:value="0.707106781186547" calcext:value-type="float">
            <text:p>0.70711</text:p>
          </table:table-cell>
          <table:table-cell table:style-name="ce3" table:formula="of:=(SIN((([.AY10]*3)/[.$B$7])*[.$B$5]))" office:value-type="float" office:value="0.803207531480645" calcext:value-type="float">
            <text:p>0.80321</text:p>
          </table:table-cell>
          <table:table-cell table:style-name="ce3" table:formula="of:=(SIN((([.AZ10]*3)/[.$B$7])*[.$B$5]))" office:value-type="float" office:value="0.881921264348355" calcext:value-type="float">
            <text:p>0.88192</text:p>
          </table:table-cell>
          <table:table-cell table:style-name="ce3" table:formula="of:=(SIN((([.BA10]*3)/[.$B$7])*[.$B$5]))" office:value-type="float" office:value="0.941544065183021" calcext:value-type="float">
            <text:p>0.94154</text:p>
          </table:table-cell>
          <table:table-cell table:style-name="ce3" table:formula="of:=(SIN((([.BB10]*3)/[.$B$7])*[.$B$5]))" office:value-type="float" office:value="0.98078528040323" calcext:value-type="float">
            <text:p>0.98079</text:p>
          </table:table-cell>
          <table:table-cell table:style-name="ce3" table:formula="of:=(SIN((([.BC10]*3)/[.$B$7])*[.$B$5]))" office:value-type="float" office:value="0.998795456205172" calcext:value-type="float">
            <text:p>0.99880</text:p>
          </table:table-cell>
          <table:table-cell table:style-name="ce3" table:formula="of:=(SIN((([.BD10]*3)/[.$B$7])*[.$B$5]))" office:value-type="float" office:value="0.995184726672197" calcext:value-type="float">
            <text:p>0.99518</text:p>
          </table:table-cell>
          <table:table-cell table:style-name="ce3" table:formula="of:=(SIN((([.BE10]*3)/[.$B$7])*[.$B$5]))" office:value-type="float" office:value="0.970031253194544" calcext:value-type="float">
            <text:p>0.97003</text:p>
          </table:table-cell>
          <table:table-cell table:style-name="ce3" table:formula="of:=(SIN((([.BF10]*3)/[.$B$7])*[.$B$5]))" office:value-type="float" office:value="0.923879532511287" calcext:value-type="float">
            <text:p>0.92388</text:p>
          </table:table-cell>
          <table:table-cell table:style-name="ce3" table:formula="of:=(SIN((([.BG10]*3)/[.$B$7])*[.$B$5]))" office:value-type="float" office:value="0.857728610000272" calcext:value-type="float">
            <text:p>0.85773</text:p>
          </table:table-cell>
          <table:table-cell table:style-name="ce3" table:formula="of:=(SIN((([.BH10]*3)/[.$B$7])*[.$B$5]))" office:value-type="float" office:value="0.773010453362738" calcext:value-type="float">
            <text:p>0.77301</text:p>
          </table:table-cell>
          <table:table-cell table:style-name="ce3" table:formula="of:=(SIN((([.BI10]*3)/[.$B$7])*[.$B$5]))" office:value-type="float" office:value="0.671558954847018" calcext:value-type="float">
            <text:p>0.67156</text:p>
          </table:table-cell>
          <table:table-cell table:style-name="ce3" table:formula="of:=(SIN((([.BJ10]*3)/[.$B$7])*[.$B$5]))" office:value-type="float" office:value="0.555570233019602" calcext:value-type="float">
            <text:p>0.55557</text:p>
          </table:table-cell>
          <table:table-cell table:style-name="ce3" table:formula="of:=(SIN((([.BK10]*3)/[.$B$7])*[.$B$5]))" office:value-type="float" office:value="0.427555093430283" calcext:value-type="float">
            <text:p>0.42756</text:p>
          </table:table-cell>
          <table:table-cell table:style-name="ce3" table:formula="of:=(SIN((([.BL10]*3)/[.$B$7])*[.$B$5]))" office:value-type="float" office:value="0.290284677254463" calcext:value-type="float">
            <text:p>0.29028</text:p>
          </table:table-cell>
          <table:table-cell table:style-name="ce3" table:formula="of:=(SIN((([.BM10]*3)/[.$B$7])*[.$B$5]))" office:value-type="float" office:value="0.146730474455362" calcext:value-type="float">
            <text:p>0.14673</text:p>
          </table:table-cell>
          <table:table-cell table:style-name="ce3" table:formula="of:=(SIN((([.BN10]*3)/[.$B$7])*[.$B$5]))" office:value-type="float" office:value="3.67394039744206E-016" calcext:value-type="float">
            <text:p>0.00000</text:p>
          </table:table-cell>
          <table:table-cell table:style-name="ce3" table:formula="of:=(SIN((([.BO10]*3)/[.$B$7])*[.$B$5]))" office:value-type="float" office:value="-0.146730474455361" calcext:value-type="float">
            <text:p>-0.14673</text:p>
          </table:table-cell>
          <table:table-cell table:style-name="ce3" table:formula="of:=(SIN((([.BP10]*3)/[.$B$7])*[.$B$5]))" office:value-type="float" office:value="-0.290284677254463" calcext:value-type="float">
            <text:p>-0.29028</text:p>
          </table:table-cell>
          <table:table-cell table:style-name="ce3" table:formula="of:=(SIN((([.BQ10]*3)/[.$B$7])*[.$B$5]))" office:value-type="float" office:value="-0.427555093430282" calcext:value-type="float">
            <text:p>-0.42756</text:p>
          </table:table-cell>
          <table:table-cell table:style-name="ce3" table:formula="of:=(SIN((([.BR10]*3)/[.$B$7])*[.$B$5]))" office:value-type="float" office:value="-0.555570233019602" calcext:value-type="float">
            <text:p>-0.55557</text:p>
          </table:table-cell>
          <table:table-cell table:style-name="ce3" table:formula="of:=(SIN((([.BS10]*3)/[.$B$7])*[.$B$5]))" office:value-type="float" office:value="-0.671558954847018" calcext:value-type="float">
            <text:p>-0.67156</text:p>
          </table:table-cell>
          <table:table-cell table:style-name="ce3" table:formula="of:=(SIN((([.BT10]*3)/[.$B$7])*[.$B$5]))" office:value-type="float" office:value="-0.773010453362737" calcext:value-type="float">
            <text:p>-0.77301</text:p>
          </table:table-cell>
          <table:table-cell table:style-name="ce3" table:formula="of:=(SIN((([.BU10]*3)/[.$B$7])*[.$B$5]))" office:value-type="float" office:value="-0.857728610000272" calcext:value-type="float">
            <text:p>-0.85773</text:p>
          </table:table-cell>
          <table:table-cell table:style-name="ce3" table:formula="of:=(SIN((([.BV10]*3)/[.$B$7])*[.$B$5]))" office:value-type="float" office:value="-0.923879532511286" calcext:value-type="float">
            <text:p>-0.92388</text:p>
          </table:table-cell>
          <table:table-cell table:style-name="ce3" table:formula="of:=(SIN((([.BW10]*3)/[.$B$7])*[.$B$5]))" office:value-type="float" office:value="-0.970031253194544" calcext:value-type="float">
            <text:p>-0.97003</text:p>
          </table:table-cell>
          <table:table-cell table:style-name="ce3" table:formula="of:=(SIN((([.BX10]*3)/[.$B$7])*[.$B$5]))" office:value-type="float" office:value="-0.995184726672197" calcext:value-type="float">
            <text:p>-0.99518</text:p>
          </table:table-cell>
          <table:table-cell table:style-name="ce3" table:formula="of:=(SIN((([.BY10]*3)/[.$B$7])*[.$B$5]))" office:value-type="float" office:value="-0.998795456205172" calcext:value-type="float">
            <text:p>-0.99880</text:p>
          </table:table-cell>
          <table:table-cell table:style-name="ce3" table:formula="of:=(SIN((([.BZ10]*3)/[.$B$7])*[.$B$5]))" office:value-type="float" office:value="-0.980785280403231" calcext:value-type="float">
            <text:p>-0.98079</text:p>
          </table:table-cell>
          <table:table-cell table:style-name="ce3" table:formula="of:=(SIN((([.CA10]*3)/[.$B$7])*[.$B$5]))" office:value-type="float" office:value="-0.941544065183021" calcext:value-type="float">
            <text:p>-0.94154</text:p>
          </table:table-cell>
          <table:table-cell table:style-name="ce3" table:formula="of:=(SIN((([.CB10]*3)/[.$B$7])*[.$B$5]))" office:value-type="float" office:value="-0.881921264348355" calcext:value-type="float">
            <text:p>-0.88192</text:p>
          </table:table-cell>
          <table:table-cell table:style-name="ce3" table:formula="of:=(SIN((([.CC10]*3)/[.$B$7])*[.$B$5]))" office:value-type="float" office:value="-0.803207531480645" calcext:value-type="float">
            <text:p>-0.80321</text:p>
          </table:table-cell>
          <table:table-cell table:style-name="ce3" table:formula="of:=(SIN((([.CD10]*3)/[.$B$7])*[.$B$5]))" office:value-type="float" office:value="-0.707106781186548" calcext:value-type="float">
            <text:p>-0.70711</text:p>
          </table:table-cell>
          <table:table-cell table:style-name="ce3" table:formula="of:=(SIN((([.CE10]*3)/[.$B$7])*[.$B$5]))" office:value-type="float" office:value="-0.595699304492433" calcext:value-type="float">
            <text:p>-0.59570</text:p>
          </table:table-cell>
          <table:table-cell table:style-name="ce3" table:formula="of:=(SIN((([.CF10]*3)/[.$B$7])*[.$B$5]))" office:value-type="float" office:value="-0.471396736825998" calcext:value-type="float">
            <text:p>-0.47140</text:p>
          </table:table-cell>
          <table:table-cell table:style-name="ce3" table:formula="of:=(SIN((([.CG10]*3)/[.$B$7])*[.$B$5]))" office:value-type="float" office:value="-0.336889853392221" calcext:value-type="float">
            <text:p>-0.33689</text:p>
          </table:table-cell>
          <table:table-cell table:style-name="ce3" table:formula="of:=(SIN((([.CH10]*3)/[.$B$7])*[.$B$5]))" office:value-type="float" office:value="-0.195090322016128" calcext:value-type="float">
            <text:p>-0.19509</text:p>
          </table:table-cell>
          <table:table-cell table:style-name="ce3" table:formula="of:=(SIN((([.CI10]*3)/[.$B$7])*[.$B$5]))" office:value-type="float" office:value="-0.0490676743274183" calcext:value-type="float">
            <text:p>-0.04907</text:p>
          </table:table-cell>
          <table:table-cell table:style-name="ce3" table:formula="of:=(SIN((([.CJ10]*3)/[.$B$7])*[.$B$5]))" office:value-type="float" office:value="0.0980171403295598" calcext:value-type="float">
            <text:p>0.09802</text:p>
          </table:table-cell>
          <table:table-cell table:style-name="ce3" table:formula="of:=(SIN((([.CK10]*3)/[.$B$7])*[.$B$5]))" office:value-type="float" office:value="0.242980179903263" calcext:value-type="float">
            <text:p>0.24298</text:p>
          </table:table-cell>
          <table:table-cell table:style-name="ce3" table:formula="of:=(SIN((([.CL10]*3)/[.$B$7])*[.$B$5]))" office:value-type="float" office:value="0.38268343236509" calcext:value-type="float">
            <text:p>0.38268</text:p>
          </table:table-cell>
          <table:table-cell table:style-name="ce3" table:formula="of:=(SIN((([.CM10]*3)/[.$B$7])*[.$B$5]))" office:value-type="float" office:value="0.514102744193221" calcext:value-type="float">
            <text:p>0.51410</text:p>
          </table:table-cell>
          <table:table-cell table:style-name="ce3" table:formula="of:=(SIN((([.CN10]*3)/[.$B$7])*[.$B$5]))" office:value-type="float" office:value="0.634393284163645" calcext:value-type="float">
            <text:p>0.63439</text:p>
          </table:table-cell>
          <table:table-cell table:style-name="ce3" table:formula="of:=(SIN((([.CO10]*3)/[.$B$7])*[.$B$5]))" office:value-type="float" office:value="0.740951125354959" calcext:value-type="float">
            <text:p>0.74095</text:p>
          </table:table-cell>
          <table:table-cell table:style-name="ce3" table:formula="of:=(SIN((([.CP10]*3)/[.$B$7])*[.$B$5]))" office:value-type="float" office:value="0.831469612302545" calcext:value-type="float">
            <text:p>0.83147</text:p>
          </table:table-cell>
          <table:table-cell table:style-name="ce3" table:formula="of:=(SIN((([.CQ10]*3)/[.$B$7])*[.$B$5]))" office:value-type="float" office:value="0.903989293123443" calcext:value-type="float">
            <text:p>0.90399</text:p>
          </table:table-cell>
          <table:table-cell table:style-name="ce3" table:formula="of:=(SIN((([.CR10]*3)/[.$B$7])*[.$B$5]))" office:value-type="float" office:value="0.956940335732208" calcext:value-type="float">
            <text:p>0.95694</text:p>
          </table:table-cell>
          <table:table-cell table:style-name="ce3" table:formula="of:=(SIN((([.CS10]*3)/[.$B$7])*[.$B$5]))" office:value-type="float" office:value="0.989176509964781" calcext:value-type="float">
            <text:p>0.98918</text:p>
          </table:table-cell>
          <table:table-cell table:style-name="ce3" table:formula="of:=(SIN((([.CT10]*3)/[.$B$7])*[.$B$5]))" office:value-type="float" office:value="1" calcext:value-type="float">
            <text:p>1.00000</text:p>
          </table:table-cell>
          <table:table-cell table:style-name="ce3" table:formula="of:=(SIN((([.CU10]*3)/[.$B$7])*[.$B$5]))" office:value-type="float" office:value="0.989176509964781" calcext:value-type="float">
            <text:p>0.98918</text:p>
          </table:table-cell>
          <table:table-cell table:style-name="ce3" table:formula="of:=(SIN((([.CV10]*3)/[.$B$7])*[.$B$5]))" office:value-type="float" office:value="0.956940335732209" calcext:value-type="float">
            <text:p>0.95694</text:p>
          </table:table-cell>
          <table:table-cell table:style-name="ce3" table:formula="of:=(SIN((([.CW10]*3)/[.$B$7])*[.$B$5]))" office:value-type="float" office:value="0.903989293123443" calcext:value-type="float">
            <text:p>0.90399</text:p>
          </table:table-cell>
          <table:table-cell table:style-name="ce3" table:formula="of:=(SIN((([.CX10]*3)/[.$B$7])*[.$B$5]))" office:value-type="float" office:value="0.831469612302546" calcext:value-type="float">
            <text:p>0.83147</text:p>
          </table:table-cell>
          <table:table-cell table:style-name="ce3" table:formula="of:=(SIN((([.CY10]*3)/[.$B$7])*[.$B$5]))" office:value-type="float" office:value="0.74095112535496" calcext:value-type="float">
            <text:p>0.74095</text:p>
          </table:table-cell>
          <table:table-cell table:style-name="ce3" table:formula="of:=(SIN((([.CZ10]*3)/[.$B$7])*[.$B$5]))" office:value-type="float" office:value="0.634393284163645" calcext:value-type="float">
            <text:p>0.63439</text:p>
          </table:table-cell>
          <table:table-cell table:style-name="ce3" table:formula="of:=(SIN((([.DA10]*3)/[.$B$7])*[.$B$5]))" office:value-type="float" office:value="0.514102744193222" calcext:value-type="float">
            <text:p>0.51410</text:p>
          </table:table-cell>
          <table:table-cell table:style-name="ce3" table:formula="of:=(SIN((([.DB10]*3)/[.$B$7])*[.$B$5]))" office:value-type="float" office:value="0.382683432365091" calcext:value-type="float">
            <text:p>0.38268</text:p>
          </table:table-cell>
          <table:table-cell table:style-name="ce3" table:formula="of:=(SIN((([.DC10]*3)/[.$B$7])*[.$B$5]))" office:value-type="float" office:value="0.242980179903264" calcext:value-type="float">
            <text:p>0.24298</text:p>
          </table:table-cell>
          <table:table-cell table:style-name="ce3" table:formula="of:=(SIN((([.DD10]*3)/[.$B$7])*[.$B$5]))" office:value-type="float" office:value="0.0980171403295609" calcext:value-type="float">
            <text:p>0.09802</text:p>
          </table:table-cell>
          <table:table-cell table:style-name="ce3" table:formula="of:=(SIN((([.DE10]*3)/[.$B$7])*[.$B$5]))" office:value-type="float" office:value="-0.0490676743274172" calcext:value-type="float">
            <text:p>-0.04907</text:p>
          </table:table-cell>
          <table:table-cell table:style-name="ce3" table:formula="of:=(SIN((([.DF10]*3)/[.$B$7])*[.$B$5]))" office:value-type="float" office:value="-0.195090322016127" calcext:value-type="float">
            <text:p>-0.19509</text:p>
          </table:table-cell>
          <table:table-cell table:style-name="ce3" table:formula="of:=(SIN((([.DG10]*3)/[.$B$7])*[.$B$5]))" office:value-type="float" office:value="-0.33688985339222" calcext:value-type="float">
            <text:p>-0.33689</text:p>
          </table:table-cell>
          <table:table-cell table:style-name="ce3" table:formula="of:=(SIN((([.DH10]*3)/[.$B$7])*[.$B$5]))" office:value-type="float" office:value="-0.471396736825996" calcext:value-type="float">
            <text:p>-0.47140</text:p>
          </table:table-cell>
          <table:table-cell table:style-name="ce3" table:formula="of:=(SIN((([.DI10]*3)/[.$B$7])*[.$B$5]))" office:value-type="float" office:value="-0.595699304492432" calcext:value-type="float">
            <text:p>-0.59570</text:p>
          </table:table-cell>
          <table:table-cell table:style-name="ce3" table:formula="of:=(SIN((([.DJ10]*3)/[.$B$7])*[.$B$5]))" office:value-type="float" office:value="-0.707106781186548" calcext:value-type="float">
            <text:p>-0.70711</text:p>
          </table:table-cell>
          <table:table-cell table:style-name="ce3" table:formula="of:=(SIN((([.DK10]*3)/[.$B$7])*[.$B$5]))" office:value-type="float" office:value="-0.803207531480644" calcext:value-type="float">
            <text:p>-0.80321</text:p>
          </table:table-cell>
          <table:table-cell table:style-name="ce3" table:formula="of:=(SIN((([.DL10]*3)/[.$B$7])*[.$B$5]))" office:value-type="float" office:value="-0.881921264348355" calcext:value-type="float">
            <text:p>-0.88192</text:p>
          </table:table-cell>
          <table:table-cell table:style-name="ce3" table:formula="of:=(SIN((([.DM10]*3)/[.$B$7])*[.$B$5]))" office:value-type="float" office:value="-0.941544065183021" calcext:value-type="float">
            <text:p>-0.94154</text:p>
          </table:table-cell>
          <table:table-cell table:style-name="ce3" table:formula="of:=(SIN((([.DN10]*3)/[.$B$7])*[.$B$5]))" office:value-type="float" office:value="-0.98078528040323" calcext:value-type="float">
            <text:p>-0.98079</text:p>
          </table:table-cell>
          <table:table-cell table:style-name="ce3" table:formula="of:=(SIN((([.DO10]*3)/[.$B$7])*[.$B$5]))" office:value-type="float" office:value="-0.998795456205172" calcext:value-type="float">
            <text:p>-0.99880</text:p>
          </table:table-cell>
          <table:table-cell table:style-name="ce3" table:formula="of:=(SIN((([.DP10]*3)/[.$B$7])*[.$B$5]))" office:value-type="float" office:value="-0.995184726672197" calcext:value-type="float">
            <text:p>-0.99518</text:p>
          </table:table-cell>
          <table:table-cell table:style-name="ce3" table:formula="of:=(SIN((([.DQ10]*3)/[.$B$7])*[.$B$5]))" office:value-type="float" office:value="-0.970031253194544" calcext:value-type="float">
            <text:p>-0.97003</text:p>
          </table:table-cell>
          <table:table-cell table:style-name="ce3" table:formula="of:=(SIN((([.DR10]*3)/[.$B$7])*[.$B$5]))" office:value-type="float" office:value="-0.923879532511287" calcext:value-type="float">
            <text:p>-0.92388</text:p>
          </table:table-cell>
          <table:table-cell table:style-name="ce3" table:formula="of:=(SIN((([.DS10]*3)/[.$B$7])*[.$B$5]))" office:value-type="float" office:value="-0.857728610000271" calcext:value-type="float">
            <text:p>-0.85773</text:p>
          </table:table-cell>
          <table:table-cell table:style-name="ce3" table:formula="of:=(SIN((([.DT10]*3)/[.$B$7])*[.$B$5]))" office:value-type="float" office:value="-0.773010453362738" calcext:value-type="float">
            <text:p>-0.77301</text:p>
          </table:table-cell>
          <table:table-cell table:style-name="ce3" table:formula="of:=(SIN((([.DU10]*3)/[.$B$7])*[.$B$5]))" office:value-type="float" office:value="-0.671558954847018" calcext:value-type="float">
            <text:p>-0.67156</text:p>
          </table:table-cell>
          <table:table-cell table:style-name="ce3" table:formula="of:=(SIN((([.DV10]*3)/[.$B$7])*[.$B$5]))" office:value-type="float" office:value="-0.555570233019604" calcext:value-type="float">
            <text:p>-0.55557</text:p>
          </table:table-cell>
          <table:table-cell table:style-name="ce3" table:formula="of:=(SIN((([.DW10]*3)/[.$B$7])*[.$B$5]))" office:value-type="float" office:value="-0.427555093430283" calcext:value-type="float">
            <text:p>-0.42756</text:p>
          </table:table-cell>
          <table:table-cell table:style-name="ce3" table:formula="of:=(SIN((([.DX10]*3)/[.$B$7])*[.$B$5]))" office:value-type="float" office:value="-0.290284677254462" calcext:value-type="float">
            <text:p>-0.29028</text:p>
          </table:table-cell>
          <table:table-cell table:style-name="ce3" table:formula="of:=(SIN((([.DY10]*3)/[.$B$7])*[.$B$5]))" office:value-type="float" office:value="-0.146730474455364" calcext:value-type="float">
            <text:p>-0.14673</text:p>
          </table:table-cell>
          <table:table-cell table:style-name="ce3" table:formula="of:=(SIN((([.DZ10]*3)/[.$B$7])*[.$B$5]))" office:value-type="float" office:value="-7.34788079488412E-016" calcext:value-type="float">
            <text:p>0.00000</text:p>
          </table:table-cell>
          <table:table-cell table:style-name="ce3" table:formula="of:=(SIN((([.EA10]*3)/[.$B$7])*[.$B$5]))" office:value-type="float" office:value="0.146730474455362" calcext:value-type="float">
            <text:p>0.1467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4" table:formula="of:=(SUM([.B16]; [.B17]))" office:value-type="float" office:value="0" calcext:value-type="float">
            <text:p>0.00000</text:p>
          </table:table-cell>
          <table:table-cell table:style-name="ce4" table:formula="of:=SUM([.C16]; [.C17])" office:value-type="float" office:value="0.244747614784922" calcext:value-type="float">
            <text:p>0.24475</text:p>
          </table:table-cell>
          <table:table-cell table:style-name="ce4" table:formula="of:=SUM([.D16]; [.D17])" office:value-type="float" office:value="0.485374999270591" calcext:value-type="float">
            <text:p>0.48537</text:p>
          </table:table-cell>
          <table:table-cell table:style-name="ce4" table:formula="of:=SUM([.E16]; [.E17])" office:value-type="float" office:value="0.717839770684744" calcext:value-type="float">
            <text:p>0.71784</text:p>
          </table:table-cell>
          <table:table-cell table:style-name="ce4" table:formula="of:=SUM([.F16]; [.F17])" office:value-type="float" office:value="0.938253665384692" calcext:value-type="float">
            <text:p>0.93825</text:p>
          </table:table-cell>
          <table:table-cell table:style-name="ce4" table:formula="of:=SUM([.G16]; [.G17])" office:value-type="float" office:value="1.14295569167302" calcext:value-type="float">
            <text:p>1.14296</text:p>
          </table:table-cell>
          <table:table-cell table:style-name="ce4" table:formula="of:=SUM([.H16]; [.H17])" office:value-type="float" office:value="1.32858068638234" calcext:value-type="float">
            <text:p>1.32858</text:p>
          </table:table-cell>
          <table:table-cell table:style-name="ce4" table:formula="of:=SUM([.I16]; [.I17])" office:value-type="float" office:value="1.49212189416392" calcext:value-type="float">
            <text:p>1.49212</text:p>
          </table:table-cell>
          <table:table-cell table:style-name="ce4" table:formula="of:=SUM([.J16]; [.J17])" office:value-type="float" office:value="1.63098631369783" calcext:value-type="float">
            <text:p>1.63099</text:p>
          </table:table-cell>
          <table:table-cell table:style-name="ce4" table:formula="of:=SUM([.K16]; [.K17])" office:value-type="float" office:value="1.74304170655728" calcext:value-type="float">
            <text:p>1.74304</text:p>
          </table:table-cell>
          <table:table-cell table:style-name="ce4" table:formula="of:=SUM([.L16]; [.L17])" office:value-type="float" office:value="1.82665433897474" calcext:value-type="float">
            <text:p>1.82665</text:p>
          </table:table-cell>
          <table:table-cell table:style-name="ce4" table:formula="of:=SUM([.M16]; [.M17])" office:value-type="float" office:value="1.88071672055353" calcext:value-type="float">
            <text:p>1.88072</text:p>
          </table:table-cell>
          <table:table-cell table:style-name="ce4" table:formula="of:=SUM([.N16]; [.N17])" office:value-type="float" office:value="1.90466481291452" calcext:value-type="float">
            <text:p>1.90466</text:p>
          </table:table-cell>
          <table:table-cell table:style-name="ce4" table:formula="of:=SUM([.O16]; [.O17])" office:value-type="float" office:value="1.89848440091523" calcext:value-type="float">
            <text:p>1.89848</text:p>
          </table:table-cell>
          <table:table-cell table:style-name="ce4" table:formula="of:=SUM([.P16]; [.P17])" office:value-type="float" office:value="1.86270654475159" calcext:value-type="float">
            <text:p>1.86271</text:p>
          </table:table-cell>
          <table:table-cell table:style-name="ce4" table:formula="of:=SUM([.Q16]; [.Q17])" office:value-type="float" office:value="1.79839225815284" calcext:value-type="float">
            <text:p>1.79839</text:p>
          </table:table-cell>
          <table:table-cell table:style-name="ce4" table:formula="of:=SUM([.R16]; [.R17])" office:value-type="float" office:value="1.70710678118655" calcext:value-type="float">
            <text:p>1.70711</text:p>
          </table:table-cell>
          <table:table-cell table:style-name="ce4" table:formula="of:=SUM([.S16]; [.S17])" office:value-type="float" office:value="1.59088403116463" calcext:value-type="float">
            <text:p>1.59088</text:p>
          </table:table-cell>
          <table:table-cell table:style-name="ce4" table:formula="of:=SUM([.T16]; [.T17])" office:value-type="float" office:value="1.45218201722923" calcext:value-type="float">
            <text:p>1.45218</text:p>
          </table:table-cell>
          <table:table-cell table:style-name="ce4" table:formula="of:=SUM([.U16]; [.U17])" office:value-type="float" office:value="1.29383018912443" calcext:value-type="float">
            <text:p>1.29383</text:p>
          </table:table-cell>
          <table:table-cell table:style-name="ce4" table:formula="of:=SUM([.V16]; [.V17])" office:value-type="float" office:value="1.11896985452742" calcext:value-type="float">
            <text:p>1.11897</text:p>
          </table:table-cell>
          <table:table-cell table:style-name="ce4" table:formula="of:=SUM([.W16]; [.W17])" office:value-type="float" office:value="0.930988938675773" calcext:value-type="float">
            <text:p>0.93099</text:p>
          </table:table-cell>
          <table:table-cell table:style-name="ce4" table:formula="of:=SUM([.X16]; [.X17])" office:value-type="float" office:value="0.733452471972985" calcext:value-type="float">
            <text:p>0.73345</text:p>
          </table:table-cell>
          <table:table-cell table:style-name="ce4" table:formula="of:=SUM([.Y16]; [.Y17])" office:value-type="float" office:value="0.530030273459473" calcext:value-type="float">
            <text:p>0.53003</text:p>
          </table:table-cell>
          <table:table-cell table:style-name="ce4" table:formula="of:=SUM([.Z16]; [.Z17])" office:value-type="float" office:value="0.324423348821458" calcext:value-type="float">
            <text:p>0.32442</text:p>
          </table:table-cell>
          <table:table-cell table:style-name="ce4" table:formula="of:=SUM([.AA16]; [.AA17])" office:value-type="float" office:value="0.120290539970424" calcext:value-type="float">
            <text:p>0.12029</text:p>
          </table:table-cell>
          <table:table-cell table:style-name="ce4" table:formula="of:=SUM([.AB16]; [.AB17])" office:value-type="float" office:value="-0.0788230511440431" calcext:value-type="float">
            <text:p>-0.07882</text:p>
          </table:table-cell>
          <table:table-cell table:style-name="ce4" table:formula="of:=SUM([.AC16]; [.AC17])" office:value-type="float" office:value="-0.269554388528961" calcext:value-type="float">
            <text:p>-0.26955</text:p>
          </table:table-cell>
          <table:table-cell table:style-name="ce4" table:formula="of:=SUM([.AD16]; [.AD17])" office:value-type="float" office:value="-0.448786179937455" calcext:value-type="float">
            <text:p>-0.44879</text:p>
          </table:table-cell>
          <table:table-cell table:style-name="ce4" table:formula="of:=SUM([.AE16]; [.AE17])" office:value-type="float" office:value="-0.613704615868981" calcext:value-type="float">
            <text:p>-0.61370</text:p>
          </table:table-cell>
          <table:table-cell table:style-name="ce4" table:formula="of:=SUM([.AF16]; [.AF17])" office:value-type="float" office:value="-0.76185001371608" calcext:value-type="float">
            <text:p>-0.76185</text:p>
          </table:table-cell>
          <table:table-cell table:style-name="ce4" table:formula="of:=SUM([.AG16]; [.AG17])" office:value-type="float" office:value="-0.89115936963522" calcext:value-type="float">
            <text:p>-0.89116</text:p>
          </table:table-cell>
          <table:table-cell table:style-name="ce4" table:formula="of:=SUM([.AH16]; [.AH17])" office:value-type="float" office:value="-1" calcext:value-type="float">
            <text:p>-1.00000</text:p>
          </table:table-cell>
          <table:table-cell table:style-name="ce4" table:formula="of:=SUM([.AI16]; [.AI17])" office:value-type="float" office:value="-1.08719365029434" calcext:value-type="float">
            <text:p>-1.08719</text:p>
          </table:table-cell>
          <table:table-cell table:style-name="ce4" table:formula="of:=SUM([.AJ16]; [.AJ17])" office:value-type="float" office:value="-1.15203065774834" calcext:value-type="float">
            <text:p>-1.15203</text:p>
          </table:table-cell>
          <table:table-cell table:style-name="ce4" table:formula="of:=SUM([.AK16]; [.AK17])" office:value-type="float" office:value="-1.19427397037791" calcext:value-type="float">
            <text:p>-1.19427</text:p>
          </table:table-cell>
          <table:table-cell table:style-name="ce4" table:formula="of:=SUM([.AL16]; [.AL17])" office:value-type="float" office:value="-1.21415304466764" calcext:value-type="float">
            <text:p>-1.21415</text:p>
          </table:table-cell>
          <table:table-cell table:style-name="ce4" table:formula="of:=SUM([.AM16]; [.AM17])" office:value-type="float" office:value="-1.21234786218096" calcext:value-type="float">
            <text:p>-1.21235</text:p>
          </table:table-cell>
          <table:table-cell table:style-name="ce4" table:formula="of:=SUM([.AN16]; [.AN17])" office:value-type="float" office:value="-1.18996351718325" calcext:value-type="float">
            <text:p>-1.18996</text:p>
          </table:table-cell>
          <table:table-cell table:style-name="ce4" table:formula="of:=SUM([.AO16]; [.AO17])" office:value-type="float" office:value="-1.14849602835687" calcext:value-type="float">
            <text:p>-1.14850</text:p>
          </table:table-cell>
          <table:table-cell table:style-name="ce4" table:formula="of:=SUM([.AP16]; [.AP17])" office:value-type="float" office:value="-1.08979021355164" calcext:value-type="float">
            <text:p>-1.08979</text:p>
          </table:table-cell>
          <table:table-cell table:style-name="ce4" table:formula="of:=SUM([.AQ16]; [.AQ17])" office:value-type="float" office:value="-1.015990633266" calcext:value-type="float">
            <text:p>-1.01599</text:p>
          </table:table-cell>
          <table:table-cell table:style-name="ce4" table:formula="of:=SUM([.AR16]; [.AR17])" office:value-type="float" office:value="-0.929486752632106" calcext:value-type="float">
            <text:p>-0.92949</text:p>
          </table:table-cell>
          <table:table-cell table:style-name="ce4" table:formula="of:=SUM([.AS16]; [.AS17])" office:value-type="float" office:value="-0.832853590020937" calcext:value-type="float">
            <text:p>-0.83285</text:p>
          </table:table-cell>
          <table:table-cell table:style-name="ce4" table:formula="of:=SUM([.AT16]; [.AT17])" office:value-type="float" office:value="-0.728789210495158" calcext:value-type="float">
            <text:p>-0.72879</text:p>
          </table:table-cell>
          <table:table-cell table:style-name="ce4" table:formula="of:=SUM([.AU16]; [.AU17])" office:value-type="float" office:value="-0.620050482339989" calcext:value-type="float">
            <text:p>-0.62005</text:p>
          </table:table-cell>
          <table:table-cell table:style-name="ce4" table:formula="of:=SUM([.AV16]; [.AV17])" office:value-type="float" office:value="-0.509388543577233" calcext:value-type="float">
            <text:p>-0.50939</text:p>
          </table:table-cell>
          <table:table-cell table:style-name="ce4" table:formula="of:=SUM([.AW16]; [.AW17])" office:value-type="float" office:value="-0.399485422179764" calcext:value-type="float">
            <text:p>-0.39949</text:p>
          </table:table-cell>
          <table:table-cell table:style-name="ce4" table:formula="of:=SUM([.AX16]; [.AX17])" office:value-type="float" office:value="-0.292893218813453" calcext:value-type="float">
            <text:p>-0.29289</text:p>
          </table:table-cell>
          <table:table-cell table:style-name="ce4" table:formula="of:=SUM([.AY16]; [.AY17])" office:value-type="float" office:value="-0.191977195191552" calcext:value-type="float">
            <text:p>-0.19198</text:p>
          </table:table-cell>
          <table:table-cell table:style-name="ce4" table:formula="of:=SUM([.AZ16]; [.AZ17])" office:value-type="float" office:value="-0.0988640160548756" calcext:value-type="float">
            <text:p>-0.09886</text:p>
          </table:table-cell>
          <table:table-cell table:style-name="ce4" table:formula="of:=SUM([.BA16]; [.BA17])" office:value-type="float" office:value="-0.0153962705491881" calcext:value-type="float">
            <text:p>-0.01540</text:p>
          </table:table-cell>
          <table:table-cell table:style-name="ce4" table:formula="of:=SUM([.BB16]; [.BB17])" office:value-type="float" office:value="0.0569057478919437" calcext:value-type="float">
            <text:p>0.05691</text:p>
          </table:table-cell>
          <table:table-cell table:style-name="ce4" table:formula="of:=SUM([.BC16]; [.BC17])" office:value-type="float" office:value="0.116874191856817" calcext:value-type="float">
            <text:p>0.11687</text:p>
          </table:table-cell>
          <table:table-cell table:style-name="ce4" table:formula="of:=SUM([.BD16]; [.BD17])" office:value-type="float" office:value="0.163715114369651" calcext:value-type="float">
            <text:p>0.16372</text:p>
          </table:table-cell>
          <table:table-cell table:style-name="ce4" table:formula="of:=SUM([.BE16]; [.BE17])" office:value-type="float" office:value="0.197020799831807" calcext:value-type="float">
            <text:p>0.19702</text:p>
          </table:table-cell>
          <table:table-cell table:style-name="ce4" table:formula="of:=SUM([.BF16]; [.BF17])" office:value-type="float" office:value="0.216772751324739" calcext:value-type="float">
            <text:p>0.21677</text:p>
          </table:table-cell>
          <table:table-cell table:style-name="ce4" table:formula="of:=SUM([.BG16]; [.BG17])" office:value-type="float" office:value="0.223335325836626" calcext:value-type="float">
            <text:p>0.22334</text:p>
          </table:table-cell>
          <table:table-cell table:style-name="ce4" table:formula="of:=SUM([.BH16]; [.BH17])" office:value-type="float" office:value="0.217440220343135" calcext:value-type="float">
            <text:p>0.21744</text:p>
          </table:table-cell>
          <table:table-cell table:style-name="ce4" table:formula="of:=SUM([.BI16]; [.BI17])" office:value-type="float" office:value="0.20016221802102" calcext:value-type="float">
            <text:p>0.20016</text:p>
          </table:table-cell>
          <table:table-cell table:style-name="ce4" table:formula="of:=SUM([.BJ16]; [.BJ17])" office:value-type="float" office:value="0.172886800654512" calcext:value-type="float">
            <text:p>0.17289</text:p>
          </table:table-cell>
          <table:table-cell table:style-name="ce4" table:formula="of:=SUM([.BK16]; [.BK17])" office:value-type="float" office:value="0.13727041617582" calcext:value-type="float">
            <text:p>0.13727</text:p>
          </table:table-cell>
          <table:table-cell table:style-name="ce4" table:formula="of:=SUM([.BL16]; [.BL17])" office:value-type="float" office:value="0.0951943552383347" calcext:value-type="float">
            <text:p>0.09519</text:p>
          </table:table-cell>
          <table:table-cell table:style-name="ce4" table:formula="of:=SUM([.BM16]; [.BM17])" office:value-type="float" office:value="0.0487133341258011" calcext:value-type="float">
            <text:p>0.04871</text:p>
          </table:table-cell>
          <table:table-cell table:style-name="ce4" table:formula="of:=SUM([.BN16]; [.BN17])" office:value-type="float" office:value="1.22464679914735E-016" calcext:value-type="float">
            <text:p>0.00000</text:p>
          </table:table-cell>
          <table:table-cell table:style-name="ce4" table:formula="of:=SUM([.BO16]; [.BO17])" office:value-type="float" office:value="-0.0487133341258009" calcext:value-type="float">
            <text:p>-0.04871</text:p>
          </table:table-cell>
          <table:table-cell table:style-name="ce4" table:formula="of:=SUM([.BP16]; [.BP17])" office:value-type="float" office:value="-0.0951943552383345" calcext:value-type="float">
            <text:p>-0.09519</text:p>
          </table:table-cell>
          <table:table-cell table:style-name="ce4" table:formula="of:=SUM([.BQ16]; [.BQ17])" office:value-type="float" office:value="-0.13727041617582" calcext:value-type="float">
            <text:p>-0.13727</text:p>
          </table:table-cell>
          <table:table-cell table:style-name="ce4" table:formula="of:=SUM([.BR16]; [.BR17])" office:value-type="float" office:value="-0.172886800654512" calcext:value-type="float">
            <text:p>-0.17289</text:p>
          </table:table-cell>
          <table:table-cell table:style-name="ce4" table:formula="of:=SUM([.BS16]; [.BS17])" office:value-type="float" office:value="-0.20016221802102" calcext:value-type="float">
            <text:p>-0.20016</text:p>
          </table:table-cell>
          <table:table-cell table:style-name="ce4" table:formula="of:=SUM([.BT16]; [.BT17])" office:value-type="float" office:value="-0.217440220343135" calcext:value-type="float">
            <text:p>-0.21744</text:p>
          </table:table-cell>
          <table:table-cell table:style-name="ce4" table:formula="of:=SUM([.BU16]; [.BU17])" office:value-type="float" office:value="-0.223335325836626" calcext:value-type="float">
            <text:p>-0.22334</text:p>
          </table:table-cell>
          <table:table-cell table:style-name="ce4" table:formula="of:=SUM([.BV16]; [.BV17])" office:value-type="float" office:value="-0.216772751324739" calcext:value-type="float">
            <text:p>-0.21677</text:p>
          </table:table-cell>
          <table:table-cell table:style-name="ce4" table:formula="of:=SUM([.BW16]; [.BW17])" office:value-type="float" office:value="-0.197020799831808" calcext:value-type="float">
            <text:p>-0.19702</text:p>
          </table:table-cell>
          <table:table-cell table:style-name="ce4" table:formula="of:=SUM([.BX16]; [.BX17])" office:value-type="float" office:value="-0.163715114369652" calcext:value-type="float">
            <text:p>-0.16372</text:p>
          </table:table-cell>
          <table:table-cell table:style-name="ce4" table:formula="of:=SUM([.BY16]; [.BY17])" office:value-type="float" office:value="-0.116874191856818" calcext:value-type="float">
            <text:p>-0.11687</text:p>
          </table:table-cell>
          <table:table-cell table:style-name="ce4" table:formula="of:=SUM([.BZ16]; [.BZ17])" office:value-type="float" office:value="-0.0569057478919441" calcext:value-type="float">
            <text:p>-0.05691</text:p>
          </table:table-cell>
          <table:table-cell table:style-name="ce4" table:formula="of:=SUM([.CA16]; [.CA17])" office:value-type="float" office:value="0.0153962705491881" calcext:value-type="float">
            <text:p>0.01540</text:p>
          </table:table-cell>
          <table:table-cell table:style-name="ce4" table:formula="of:=SUM([.CB16]; [.CB17])" office:value-type="float" office:value="0.0988640160548752" calcext:value-type="float">
            <text:p>0.09886</text:p>
          </table:table-cell>
          <table:table-cell table:style-name="ce4" table:formula="of:=SUM([.CC16]; [.CC17])" office:value-type="float" office:value="0.191977195191552" calcext:value-type="float">
            <text:p>0.19198</text:p>
          </table:table-cell>
          <table:table-cell table:style-name="ce4" table:formula="of:=SUM([.CD16]; [.CD17])" office:value-type="float" office:value="0.292893218813452" calcext:value-type="float">
            <text:p>0.29289</text:p>
          </table:table-cell>
          <table:table-cell table:style-name="ce4" table:formula="of:=SUM([.CE16]; [.CE17])" office:value-type="float" office:value="0.399485422179764" calcext:value-type="float">
            <text:p>0.39949</text:p>
          </table:table-cell>
          <table:table-cell table:style-name="ce4" table:formula="of:=SUM([.CF16]; [.CF17])" office:value-type="float" office:value="0.509388543577233" calcext:value-type="float">
            <text:p>0.50939</text:p>
          </table:table-cell>
          <table:table-cell table:style-name="ce4" table:formula="of:=SUM([.CG16]; [.CG17])" office:value-type="float" office:value="0.620050482339988" calcext:value-type="float">
            <text:p>0.62005</text:p>
          </table:table-cell>
          <table:table-cell table:style-name="ce4" table:formula="of:=SUM([.CH16]; [.CH17])" office:value-type="float" office:value="0.728789210495159" calcext:value-type="float">
            <text:p>0.72879</text:p>
          </table:table-cell>
          <table:table-cell table:style-name="ce4" table:formula="of:=SUM([.CI16]; [.CI17])" office:value-type="float" office:value="0.832853590020937" calcext:value-type="float">
            <text:p>0.83285</text:p>
          </table:table-cell>
          <table:table-cell table:style-name="ce4" table:formula="of:=SUM([.CJ16]; [.CJ17])" office:value-type="float" office:value="0.929486752632105" calcext:value-type="float">
            <text:p>0.92949</text:p>
          </table:table-cell>
          <table:table-cell table:style-name="ce4" table:formula="of:=SUM([.CK16]; [.CK17])" office:value-type="float" office:value="1.015990633266" calcext:value-type="float">
            <text:p>1.01599</text:p>
          </table:table-cell>
          <table:table-cell table:style-name="ce4" table:formula="of:=SUM([.CL16]; [.CL17])" office:value-type="float" office:value="1.08979021355164" calcext:value-type="float">
            <text:p>1.08979</text:p>
          </table:table-cell>
          <table:table-cell table:style-name="ce4" table:formula="of:=SUM([.CM16]; [.CM17])" office:value-type="float" office:value="1.14849602835687" calcext:value-type="float">
            <text:p>1.14850</text:p>
          </table:table-cell>
          <table:table-cell table:style-name="ce4" table:formula="of:=SUM([.CN16]; [.CN17])" office:value-type="float" office:value="1.18996351718325" calcext:value-type="float">
            <text:p>1.18996</text:p>
          </table:table-cell>
          <table:table-cell table:style-name="ce4" table:formula="of:=SUM([.CO16]; [.CO17])" office:value-type="float" office:value="1.21234786218096" calcext:value-type="float">
            <text:p>1.21235</text:p>
          </table:table-cell>
          <table:table-cell table:style-name="ce4" table:formula="of:=SUM([.CP16]; [.CP17])" office:value-type="float" office:value="1.21415304466764" calcext:value-type="float">
            <text:p>1.21415</text:p>
          </table:table-cell>
          <table:table-cell table:style-name="ce4" table:formula="of:=SUM([.CQ16]; [.CQ17])" office:value-type="float" office:value="1.19427397037791" calcext:value-type="float">
            <text:p>1.19427</text:p>
          </table:table-cell>
          <table:table-cell table:style-name="ce4" table:formula="of:=SUM([.CR16]; [.CR17])" office:value-type="float" office:value="1.15203065774834" calcext:value-type="float">
            <text:p>1.15203</text:p>
          </table:table-cell>
          <table:table-cell table:style-name="ce4" table:formula="of:=SUM([.CS16]; [.CS17])" office:value-type="float" office:value="1.08719365029434" calcext:value-type="float">
            <text:p>1.08719</text:p>
          </table:table-cell>
          <table:table-cell table:style-name="ce4" table:formula="of:=SUM([.CT16]; [.CT17])" office:value-type="float" office:value="1" calcext:value-type="float">
            <text:p>1.00000</text:p>
          </table:table-cell>
          <table:table-cell table:style-name="ce4" table:formula="of:=SUM([.CU16]; [.CU17])" office:value-type="float" office:value="0.891159369635221" calcext:value-type="float">
            <text:p>0.89116</text:p>
          </table:table-cell>
          <table:table-cell table:style-name="ce4" table:formula="of:=SUM([.CV16]; [.CV17])" office:value-type="float" office:value="0.761850013716082" calcext:value-type="float">
            <text:p>0.76185</text:p>
          </table:table-cell>
          <table:table-cell table:style-name="ce4" table:formula="of:=SUM([.CW16]; [.CW17])" office:value-type="float" office:value="0.613704615868981" calcext:value-type="float">
            <text:p>0.61370</text:p>
          </table:table-cell>
          <table:table-cell table:style-name="ce4" table:formula="of:=SUM([.CX16]; [.CX17])" office:value-type="float" office:value="0.448786179937456" calcext:value-type="float">
            <text:p>0.44879</text:p>
          </table:table-cell>
          <table:table-cell table:style-name="ce4" table:formula="of:=SUM([.CY16]; [.CY17])" office:value-type="float" office:value="0.269554388528963" calcext:value-type="float">
            <text:p>0.26955</text:p>
          </table:table-cell>
          <table:table-cell table:style-name="ce4" table:formula="of:=SUM([.CZ16]; [.CZ17])" office:value-type="float" office:value="0.0788230511440438" calcext:value-type="float">
            <text:p>0.07882</text:p>
          </table:table-cell>
          <table:table-cell table:style-name="ce4" table:formula="of:=SUM([.DA16]; [.DA17])" office:value-type="float" office:value="-0.120290539970423" calcext:value-type="float">
            <text:p>-0.12029</text:p>
          </table:table-cell>
          <table:table-cell table:style-name="ce4" table:formula="of:=SUM([.DB16]; [.DB17])" office:value-type="float" office:value="-0.324423348821457" calcext:value-type="float">
            <text:p>-0.32442</text:p>
          </table:table-cell>
          <table:table-cell table:style-name="ce4" table:formula="of:=SUM([.DC16]; [.DC17])" office:value-type="float" office:value="-0.530030273459473" calcext:value-type="float">
            <text:p>-0.53003</text:p>
          </table:table-cell>
          <table:table-cell table:style-name="ce4" table:formula="of:=SUM([.DD16]; [.DD17])" office:value-type="float" office:value="-0.733452471972984" calcext:value-type="float">
            <text:p>-0.73345</text:p>
          </table:table-cell>
          <table:table-cell table:style-name="ce4" table:formula="of:=SUM([.DE16]; [.DE17])" office:value-type="float" office:value="-0.930988938675772" calcext:value-type="float">
            <text:p>-0.93099</text:p>
          </table:table-cell>
          <table:table-cell table:style-name="ce4" table:formula="of:=SUM([.DF16]; [.DF17])" office:value-type="float" office:value="-1.11896985452741" calcext:value-type="float">
            <text:p>-1.11897</text:p>
          </table:table-cell>
          <table:table-cell table:style-name="ce4" table:formula="of:=SUM([.DG16]; [.DG17])" office:value-type="float" office:value="-1.29383018912443" calcext:value-type="float">
            <text:p>-1.29383</text:p>
          </table:table-cell>
          <table:table-cell table:style-name="ce4" table:formula="of:=SUM([.DH16]; [.DH17])" office:value-type="float" office:value="-1.45218201722923" calcext:value-type="float">
            <text:p>-1.45218</text:p>
          </table:table-cell>
          <table:table-cell table:style-name="ce4" table:formula="of:=SUM([.DI16]; [.DI17])" office:value-type="float" office:value="-1.59088403116463" calcext:value-type="float">
            <text:p>-1.59088</text:p>
          </table:table-cell>
          <table:table-cell table:style-name="ce4" table:formula="of:=SUM([.DJ16]; [.DJ17])" office:value-type="float" office:value="-1.70710678118655" calcext:value-type="float">
            <text:p>-1.70711</text:p>
          </table:table-cell>
          <table:table-cell table:style-name="ce4" table:formula="of:=SUM([.DK16]; [.DK17])" office:value-type="float" office:value="-1.79839225815284" calcext:value-type="float">
            <text:p>-1.79839</text:p>
          </table:table-cell>
          <table:table-cell table:style-name="ce4" table:formula="of:=SUM([.DL16]; [.DL17])" office:value-type="float" office:value="-1.86270654475159" calcext:value-type="float">
            <text:p>-1.86271</text:p>
          </table:table-cell>
          <table:table-cell table:style-name="ce4" table:formula="of:=SUM([.DM16]; [.DM17])" office:value-type="float" office:value="-1.89848440091523" calcext:value-type="float">
            <text:p>-1.89848</text:p>
          </table:table-cell>
          <table:table-cell table:style-name="ce4" table:formula="of:=SUM([.DN16]; [.DN17])" office:value-type="float" office:value="-1.90466481291452" calcext:value-type="float">
            <text:p>-1.90466</text:p>
          </table:table-cell>
          <table:table-cell table:style-name="ce4" table:formula="of:=SUM([.DO16]; [.DO17])" office:value-type="float" office:value="-1.88071672055353" calcext:value-type="float">
            <text:p>-1.88072</text:p>
          </table:table-cell>
          <table:table-cell table:style-name="ce4" table:formula="of:=SUM([.DP16]; [.DP17])" office:value-type="float" office:value="-1.82665433897474" calcext:value-type="float">
            <text:p>-1.82665</text:p>
          </table:table-cell>
          <table:table-cell table:style-name="ce4" table:formula="of:=SUM([.DQ16]; [.DQ17])" office:value-type="float" office:value="-1.74304170655728" calcext:value-type="float">
            <text:p>-1.74304</text:p>
          </table:table-cell>
          <table:table-cell table:style-name="ce4" table:formula="of:=SUM([.DR16]; [.DR17])" office:value-type="float" office:value="-1.63098631369784" calcext:value-type="float">
            <text:p>-1.63099</text:p>
          </table:table-cell>
          <table:table-cell table:style-name="ce4" table:formula="of:=SUM([.DS16]; [.DS17])" office:value-type="float" office:value="-1.49212189416392" calcext:value-type="float">
            <text:p>-1.49212</text:p>
          </table:table-cell>
          <table:table-cell table:style-name="ce4" table:formula="of:=SUM([.DT16]; [.DT17])" office:value-type="float" office:value="-1.32858068638234" calcext:value-type="float">
            <text:p>-1.32858</text:p>
          </table:table-cell>
          <table:table-cell table:style-name="ce4" table:formula="of:=SUM([.DU16]; [.DU17])" office:value-type="float" office:value="-1.14295569167302" calcext:value-type="float">
            <text:p>-1.14296</text:p>
          </table:table-cell>
          <table:table-cell table:style-name="ce4" table:formula="of:=SUM([.DV16]; [.DV17])" office:value-type="float" office:value="-0.938253665384695" calcext:value-type="float">
            <text:p>-0.93825</text:p>
          </table:table-cell>
          <table:table-cell table:style-name="ce4" table:formula="of:=SUM([.DW16]; [.DW17])" office:value-type="float" office:value="-0.717839770684747" calcext:value-type="float">
            <text:p>-0.71784</text:p>
          </table:table-cell>
          <table:table-cell table:style-name="ce4" table:formula="of:=SUM([.DX16]; [.DX17])" office:value-type="float" office:value="-0.48537499927059" calcext:value-type="float">
            <text:p>-0.48537</text:p>
          </table:table-cell>
          <table:table-cell table:style-name="ce4" table:formula="of:=SUM([.DY16]; [.DY17])" office:value-type="float" office:value="-0.244747614784924" calcext:value-type="float">
            <text:p>-0.24475</text:p>
          </table:table-cell>
          <table:table-cell table:style-name="ce4" table:formula="of:=SUM([.DZ16]; [.DZ17])" office:value-type="float" office:value="-1.22464679914735E-015" calcext:value-type="float">
            <text:p>0.00000</text:p>
          </table:table-cell>
          <table:table-cell table:style-name="ce4" table:formula="of:=SUM([.EA16]; [.EA17])" office:value-type="float" office:value="0.244747614784922" calcext:value-type="float">
            <text:p>0.24475</text:p>
          </table:table-cell>
        </table:table-row>
        <table:table-row table:style-name="ro1">
          <table:table-cell office:value-type="string" calcext:value-type="string">
            <text:p>scaled sum</text:p>
          </table:table-cell>
          <table:table-cell table:style-name="ce5" table:formula="of:=[.B18]*[.$I$3]" office:value-type="float" office:value="0" calcext:value-type="float">
            <text:p>0</text:p>
          </table:table-cell>
          <table:table-cell table:style-name="ce5" table:formula="of:=[.C18]*[.$I$3]" office:value-type="float" office:value="16.3193790670822" calcext:value-type="float">
            <text:p>16</text:p>
          </table:table-cell>
          <table:table-cell table:style-name="ce5" table:formula="of:=[.D18]*[.$I$3]" office:value-type="float" office:value="32.3640277750706" calcext:value-type="float">
            <text:p>32</text:p>
          </table:table-cell>
          <table:table-cell table:style-name="ce5" table:formula="of:=[.E18]*[.$I$3]" office:value-type="float" office:value="47.8644065133229" calcext:value-type="float">
            <text:p>48</text:p>
          </table:table-cell>
          <table:table-cell table:style-name="ce5" table:formula="of:=[.F18]*[.$I$3]" office:value-type="float" office:value="62.5612520879829" calcext:value-type="float">
            <text:p>63</text:p>
          </table:table-cell>
          <table:table-cell table:style-name="ce5" table:formula="of:=[.G18]*[.$I$3]" office:value-type="float" office:value="76.2104554346003" calcext:value-type="float">
            <text:p>76</text:p>
          </table:table-cell>
          <table:table-cell table:style-name="ce5" table:formula="of:=[.H18]*[.$I$3]" office:value-type="float" office:value="88.5876328614308" calcext:value-type="float">
            <text:p>89</text:p>
          </table:table-cell>
          <table:table-cell table:style-name="ce5" table:formula="of:=[.I18]*[.$I$3]" office:value-type="float" office:value="99.4922987361989" calcext:value-type="float">
            <text:p>99</text:p>
          </table:table-cell>
          <table:table-cell table:style-name="ce5" table:formula="of:=[.J18]*[.$I$3]" office:value-type="float" office:value="108.751555882773" calcext:value-type="float">
            <text:p>109</text:p>
          </table:table-cell>
          <table:table-cell table:style-name="ce5" table:formula="of:=[.K18]*[.$I$3]" office:value-type="float" office:value="116.223230056967" calcext:value-type="float">
            <text:p>116</text:p>
          </table:table-cell>
          <table:table-cell table:style-name="ce5" table:formula="of:=[.L18]*[.$I$3]" office:value-type="float" office:value="121.798386507077" calcext:value-type="float">
            <text:p>122</text:p>
          </table:table-cell>
          <table:table-cell table:style-name="ce5" table:formula="of:=[.M18]*[.$I$3]" office:value-type="float" office:value="125.403179546751" calcext:value-type="float">
            <text:p>125</text:p>
          </table:table-cell>
          <table:table-cell table:style-name="ce5" table:formula="of:=[.N18]*[.$I$3]" office:value-type="float" office:value="127" calcext:value-type="float">
            <text:p>127</text:p>
          </table:table-cell>
          <table:table-cell table:style-name="ce5" table:formula="of:=[.O18]*[.$I$3]" office:value-type="float" office:value="126.587900023885" calcext:value-type="float">
            <text:p>127</text:p>
          </table:table-cell>
          <table:table-cell table:style-name="ce5" table:formula="of:=[.P18]*[.$I$3]" office:value-type="float" office:value="124.202289861943" calcext:value-type="float">
            <text:p>124</text:p>
          </table:table-cell>
          <table:table-cell table:style-name="ce5" table:formula="of:=[.Q18]*[.$I$3]" office:value-type="float" office:value="119.913916210758" calcext:value-type="float">
            <text:p>120</text:p>
          </table:table-cell>
          <table:table-cell table:style-name="ce5" table:formula="of:=[.R18]*[.$I$3]" office:value-type="float" office:value="113.827146771794" calcext:value-type="float">
            <text:p>114</text:p>
          </table:table-cell>
          <table:table-cell table:style-name="ce5" table:formula="of:=[.S18]*[.$I$3]" office:value-type="float" office:value="106.077599894725" calcext:value-type="float">
            <text:p>106</text:p>
          </table:table-cell>
          <table:table-cell table:style-name="ce5" table:formula="of:=[.T18]*[.$I$3]" office:value-type="float" office:value="96.8291716934182" calcext:value-type="float">
            <text:p>97</text:p>
          </table:table-cell>
          <table:table-cell table:style-name="ce5" table:formula="of:=[.U18]*[.$I$3]" office:value-type="float" office:value="86.2705253463288" calcext:value-type="float">
            <text:p>86</text:p>
          </table:table-cell>
          <table:table-cell table:style-name="ce5" table:formula="of:=[.V18]*[.$I$3]" office:value-type="float" office:value="74.6111182195498" calcext:value-type="float">
            <text:p>75</text:p>
          </table:table-cell>
          <table:table-cell table:style-name="ce5" table:formula="of:=[.W18]*[.$I$3]" office:value-type="float" office:value="62.0768517432204" calcext:value-type="float">
            <text:p>62</text:p>
          </table:table-cell>
          <table:table-cell table:style-name="ce5" table:formula="of:=[.X18]*[.$I$3]" office:value-type="float" office:value="48.9054364363635" calcext:value-type="float">
            <text:p>49</text:p>
          </table:table-cell>
          <table:table-cell table:style-name="ce5" table:formula="of:=[.Y18]*[.$I$3]" office:value-type="float" office:value="35.3415699565266" calcext:value-type="float">
            <text:p>35</text:p>
          </table:table-cell>
          <table:table-cell table:style-name="ce5" table:formula="of:=[.Z18]*[.$I$3]" office:value-type="float" office:value="21.6320294368636" calcext:value-type="float">
            <text:p>22</text:p>
          </table:table-cell>
          <table:table-cell table:style-name="ce5" table:formula="of:=[.AA18]*[.$I$3]" office:value-type="float" office:value="8.02078059754101" calcext:value-type="float">
            <text:p>8</text:p>
          </table:table-cell>
          <table:table-cell table:style-name="ce5" table:formula="of:=[.AB18]*[.$I$3]" office:value-type="float" office:value="-5.25579483981508" calcext:value-type="float">
            <text:p>-5</text:p>
          </table:table-cell>
          <table:table-cell table:style-name="ce5" table:formula="of:=[.AC18]*[.$I$3]" office:value-type="float" office:value="-17.9734550200432" calcext:value-type="float">
            <text:p>-18</text:p>
          </table:table-cell>
          <table:table-cell table:style-name="ce5" table:formula="of:=[.AD18]*[.$I$3]" office:value-type="float" office:value="-29.9243438874905" calcext:value-type="float">
            <text:p>-30</text:p>
          </table:table-cell>
          <table:table-cell table:style-name="ce5" table:formula="of:=[.AE18]*[.$I$3]" office:value-type="float" office:value="-40.9208411300968" calcext:value-type="float">
            <text:p>-41</text:p>
          </table:table-cell>
          <table:table-cell table:style-name="ce5" table:formula="of:=[.AF18]*[.$I$3]" office:value-type="float" office:value="-50.7989390500094" calcext:value-type="float">
            <text:p>-51</text:p>
          </table:table-cell>
          <table:table-cell table:style-name="ce5" table:formula="of:=[.AG18]*[.$I$3]" office:value-type="float" office:value="-59.4210798541971" calcext:value-type="float">
            <text:p>-59</text:p>
          </table:table-cell>
          <table:table-cell table:style-name="ce5" table:formula="of:=[.AH18]*[.$I$3]" office:value-type="float" office:value="-66.6783988126838" calcext:value-type="float">
            <text:p>-67</text:p>
          </table:table-cell>
          <table:table-cell table:style-name="ce5" table:formula="of:=[.AI18]*[.$I$3]" office:value-type="float" office:value="-72.4923318009436" calcext:value-type="float">
            <text:p>-72</text:p>
          </table:table-cell>
          <table:table-cell table:style-name="ce5" table:formula="of:=[.AJ18]*[.$I$3]" office:value-type="float" office:value="-76.8155596417821" calcext:value-type="float">
            <text:p>-77</text:p>
          </table:table-cell>
          <table:table-cell table:style-name="ce5" table:formula="of:=[.AK18]*[.$I$3]" office:value-type="float" office:value="-79.6322760884653" calcext:value-type="float">
            <text:p>-80</text:p>
          </table:table-cell>
          <table:table-cell table:style-name="ce5" table:formula="of:=[.AL18]*[.$I$3]" office:value-type="float" office:value="-80.9577809319829" calcext:value-type="float">
            <text:p>-81</text:p>
          </table:table-cell>
          <table:table-cell table:style-name="ce5" table:formula="of:=[.AM18]*[.$I$3]" office:value-type="float" office:value="-80.8374142542065" calcext:value-type="float">
            <text:p>-81</text:p>
          </table:table-cell>
          <table:table-cell table:style-name="ce5" table:formula="of:=[.AN18]*[.$I$3]" office:value-type="float" office:value="-79.3448619712885" calcext:value-type="float">
            <text:p>-79</text:p>
          </table:table-cell>
          <table:table-cell table:style-name="ce5" table:formula="of:=[.AO18]*[.$I$3]" office:value-type="float" office:value="-76.5798762135626" calcext:value-type="float">
            <text:p>-77</text:p>
          </table:table-cell>
          <table:table-cell table:style-name="ce5" table:formula="of:=[.AP18]*[.$I$3]" office:value-type="float" office:value="-72.665466481356" calcext:value-type="float">
            <text:p>-73</text:p>
          </table:table-cell>
          <table:table-cell table:style-name="ce5" table:formula="of:=[.AQ18]*[.$I$3]" office:value-type="float" office:value="-67.7446286348616" calcext:value-type="float">
            <text:p>-68</text:p>
          </table:table-cell>
          <table:table-cell table:style-name="ce5" table:formula="of:=[.AR18]*[.$I$3]" office:value-type="float" office:value="-61.9766883831099" calcext:value-type="float">
            <text:p>-62</text:p>
          </table:table-cell>
          <table:table-cell table:style-name="ce5" table:formula="of:=[.AS18]*[.$I$3]" office:value-type="float" office:value="-55.5333438279915" calcext:value-type="float">
            <text:p>-56</text:p>
          </table:table-cell>
          <table:table-cell table:style-name="ce5" table:formula="of:=[.AT18]*[.$I$3]" office:value-type="float" office:value="-48.5944976277771" calcext:value-type="float">
            <text:p>-49</text:p>
          </table:table-cell>
          <table:table-cell table:style-name="ce5" table:formula="of:=[.AU18]*[.$I$3]" office:value-type="float" office:value="-41.3439733454628" calcext:value-type="float">
            <text:p>-41</text:p>
          </table:table-cell>
          <table:table-cell table:style-name="ce5" table:formula="of:=[.AV18]*[.$I$3]" office:value-type="float" office:value="-33.9652124592549" calcext:value-type="float">
            <text:p>-34</text:p>
          </table:table-cell>
          <table:table-cell table:style-name="ce5" table:formula="of:=[.AW18]*[.$I$3]" office:value-type="float" office:value="-26.6370482999557" calcext:value-type="float">
            <text:p>-27</text:p>
          </table:table-cell>
          <table:table-cell table:style-name="ce5" table:formula="of:=[.AX18]*[.$I$3]" office:value-type="float" office:value="-19.5296508535741" calcext:value-type="float">
            <text:p>-20</text:p>
          </table:table-cell>
          <table:table-cell table:style-name="ce5" table:formula="of:=[.AY18]*[.$I$3]" office:value-type="float" office:value="-12.8007319839228" calcext:value-type="float">
            <text:p>-13</text:p>
          </table:table-cell>
          <table:table-cell table:style-name="ce5" table:formula="of:=[.AZ18]*[.$I$3]" office:value-type="float" office:value="-6.59209429073057" calcext:value-type="float">
            <text:p>-7</text:p>
          </table:table-cell>
          <table:table-cell table:style-name="ce5" table:formula="of:=[.BA18]*[.$I$3]" office:value-type="float" office:value="-1.02659866790674" calcext:value-type="float">
            <text:p>-1</text:p>
          </table:table-cell>
          <table:table-cell table:style-name="ce5" table:formula="of:=[.BB18]*[.$I$3]" office:value-type="float" office:value="3.79438415267306" calcext:value-type="float">
            <text:p>4</text:p>
          </table:table-cell>
          <table:table-cell table:style-name="ce5" table:formula="of:=[.BC18]*[.$I$3]" office:value-type="float" office:value="7.79298397553899" calcext:value-type="float">
            <text:p>8</text:p>
          </table:table-cell>
          <table:table-cell table:style-name="ce5" table:formula="of:=[.BD18]*[.$I$3]" office:value-type="float" office:value="10.9162616876038" calcext:value-type="float">
            <text:p>11</text:p>
          </table:table-cell>
          <table:table-cell table:style-name="ce5" table:formula="of:=[.BE18]*[.$I$3]" office:value-type="float" office:value="13.1370314655792" calcext:value-type="float">
            <text:p>13</text:p>
          </table:table-cell>
          <table:table-cell table:style-name="ce5" table:formula="of:=[.BF18]*[.$I$3]" office:value-type="float" office:value="14.4540599645537" calcext:value-type="float">
            <text:p>14</text:p>
          </table:table-cell>
          <table:table-cell table:style-name="ce5" table:formula="of:=[.BG18]*[.$I$3]" office:value-type="float" office:value="14.8916419250953" calcext:value-type="float">
            <text:p>15</text:p>
          </table:table-cell>
          <table:table-cell table:style-name="ce5" table:formula="of:=[.BH18]*[.$I$3]" office:value-type="float" office:value="14.4985657299574" calcext:value-type="float">
            <text:p>14</text:p>
          </table:table-cell>
          <table:table-cell table:style-name="ce5" table:formula="of:=[.BI18]*[.$I$3]" office:value-type="float" office:value="13.346496200437" calcext:value-type="float">
            <text:p>13</text:p>
          </table:table-cell>
          <table:table-cell table:style-name="ce5" table:formula="of:=[.BJ18]*[.$I$3]" office:value-type="float" office:value="11.5278150434905" calcext:value-type="float">
            <text:p>12</text:p>
          </table:table-cell>
          <table:table-cell table:style-name="ce5" table:formula="of:=[.BK18]*[.$I$3]" office:value-type="float" office:value="9.15297155495442" calcext:value-type="float">
            <text:p>9</text:p>
          </table:table-cell>
          <table:table-cell table:style-name="ce5" table:formula="of:=[.BL18]*[.$I$3]" office:value-type="float" office:value="6.34740718329798" calcext:value-type="float">
            <text:p>6</text:p>
          </table:table-cell>
          <table:table-cell table:style-name="ce5" table:formula="of:=[.BM18]*[.$I$3]" office:value-type="float" office:value="3.24812712033569" calcext:value-type="float">
            <text:p>3</text:p>
          </table:table-cell>
          <table:table-cell table:style-name="ce5" table:formula="of:=[.BN18]*[.$I$3]" office:value-type="float" office:value="8.16574876782239E-015" calcext:value-type="float">
            <text:p>0</text:p>
          </table:table-cell>
          <table:table-cell table:style-name="ce5" table:formula="of:=[.BO18]*[.$I$3]" office:value-type="float" office:value="-3.24812712033567" calcext:value-type="float">
            <text:p>-3</text:p>
          </table:table-cell>
          <table:table-cell table:style-name="ce5" table:formula="of:=[.BP18]*[.$I$3]" office:value-type="float" office:value="-6.34740718329797" calcext:value-type="float">
            <text:p>-6</text:p>
          </table:table-cell>
          <table:table-cell table:style-name="ce5" table:formula="of:=[.BQ18]*[.$I$3]" office:value-type="float" office:value="-9.15297155495441" calcext:value-type="float">
            <text:p>-9</text:p>
          </table:table-cell>
          <table:table-cell table:style-name="ce5" table:formula="of:=[.BR18]*[.$I$3]" office:value-type="float" office:value="-11.5278150434905" calcext:value-type="float">
            <text:p>-12</text:p>
          </table:table-cell>
          <table:table-cell table:style-name="ce5" table:formula="of:=[.BS18]*[.$I$3]" office:value-type="float" office:value="-13.3464962004369" calcext:value-type="float">
            <text:p>-13</text:p>
          </table:table-cell>
          <table:table-cell table:style-name="ce5" table:formula="of:=[.BT18]*[.$I$3]" office:value-type="float" office:value="-14.4985657299574" calcext:value-type="float">
            <text:p>-14</text:p>
          </table:table-cell>
          <table:table-cell table:style-name="ce5" table:formula="of:=[.BU18]*[.$I$3]" office:value-type="float" office:value="-14.8916419250953" calcext:value-type="float">
            <text:p>-15</text:p>
          </table:table-cell>
          <table:table-cell table:style-name="ce5" table:formula="of:=[.BV18]*[.$I$3]" office:value-type="float" office:value="-14.4540599645537" calcext:value-type="float">
            <text:p>-14</text:p>
          </table:table-cell>
          <table:table-cell table:style-name="ce5" table:formula="of:=[.BW18]*[.$I$3]" office:value-type="float" office:value="-13.1370314655792" calcext:value-type="float">
            <text:p>-13</text:p>
          </table:table-cell>
          <table:table-cell table:style-name="ce5" table:formula="of:=[.BX18]*[.$I$3]" office:value-type="float" office:value="-10.9162616876038" calcext:value-type="float">
            <text:p>-11</text:p>
          </table:table-cell>
          <table:table-cell table:style-name="ce5" table:formula="of:=[.BY18]*[.$I$3]" office:value-type="float" office:value="-7.79298397553901" calcext:value-type="float">
            <text:p>-8</text:p>
          </table:table-cell>
          <table:table-cell table:style-name="ce5" table:formula="of:=[.BZ18]*[.$I$3]" office:value-type="float" office:value="-3.79438415267309" calcext:value-type="float">
            <text:p>-4</text:p>
          </table:table-cell>
          <table:table-cell table:style-name="ce5" table:formula="of:=[.CA18]*[.$I$3]" office:value-type="float" office:value="1.02659866790674" calcext:value-type="float">
            <text:p>1</text:p>
          </table:table-cell>
          <table:table-cell table:style-name="ce5" table:formula="of:=[.CB18]*[.$I$3]" office:value-type="float" office:value="6.59209429073054" calcext:value-type="float">
            <text:p>7</text:p>
          </table:table-cell>
          <table:table-cell table:style-name="ce5" table:formula="of:=[.CC18]*[.$I$3]" office:value-type="float" office:value="12.8007319839227" calcext:value-type="float">
            <text:p>13</text:p>
          </table:table-cell>
          <table:table-cell table:style-name="ce5" table:formula="of:=[.CD18]*[.$I$3]" office:value-type="float" office:value="19.529650853574" calcext:value-type="float">
            <text:p>20</text:p>
          </table:table-cell>
          <table:table-cell table:style-name="ce5" table:formula="of:=[.CE18]*[.$I$3]" office:value-type="float" office:value="26.6370482999556" calcext:value-type="float">
            <text:p>27</text:p>
          </table:table-cell>
          <table:table-cell table:style-name="ce5" table:formula="of:=[.CF18]*[.$I$3]" office:value-type="float" office:value="33.9652124592549" calcext:value-type="float">
            <text:p>34</text:p>
          </table:table-cell>
          <table:table-cell table:style-name="ce5" table:formula="of:=[.CG18]*[.$I$3]" office:value-type="float" office:value="41.3439733454627" calcext:value-type="float">
            <text:p>41</text:p>
          </table:table-cell>
          <table:table-cell table:style-name="ce5" table:formula="of:=[.CH18]*[.$I$3]" office:value-type="float" office:value="48.5944976277772" calcext:value-type="float">
            <text:p>49</text:p>
          </table:table-cell>
          <table:table-cell table:style-name="ce5" table:formula="of:=[.CI18]*[.$I$3]" office:value-type="float" office:value="55.5333438279915" calcext:value-type="float">
            <text:p>56</text:p>
          </table:table-cell>
          <table:table-cell table:style-name="ce5" table:formula="of:=[.CJ18]*[.$I$3]" office:value-type="float" office:value="61.9766883831099" calcext:value-type="float">
            <text:p>62</text:p>
          </table:table-cell>
          <table:table-cell table:style-name="ce5" table:formula="of:=[.CK18]*[.$I$3]" office:value-type="float" office:value="67.7446286348615" calcext:value-type="float">
            <text:p>68</text:p>
          </table:table-cell>
          <table:table-cell table:style-name="ce5" table:formula="of:=[.CL18]*[.$I$3]" office:value-type="float" office:value="72.665466481356" calcext:value-type="float">
            <text:p>73</text:p>
          </table:table-cell>
          <table:table-cell table:style-name="ce5" table:formula="of:=[.CM18]*[.$I$3]" office:value-type="float" office:value="76.5798762135626" calcext:value-type="float">
            <text:p>77</text:p>
          </table:table-cell>
          <table:table-cell table:style-name="ce5" table:formula="of:=[.CN18]*[.$I$3]" office:value-type="float" office:value="79.3448619712885" calcext:value-type="float">
            <text:p>79</text:p>
          </table:table-cell>
          <table:table-cell table:style-name="ce5" table:formula="of:=[.CO18]*[.$I$3]" office:value-type="float" office:value="80.8374142542065" calcext:value-type="float">
            <text:p>81</text:p>
          </table:table-cell>
          <table:table-cell table:style-name="ce5" table:formula="of:=[.CP18]*[.$I$3]" office:value-type="float" office:value="80.9577809319829" calcext:value-type="float">
            <text:p>81</text:p>
          </table:table-cell>
          <table:table-cell table:style-name="ce5" table:formula="of:=[.CQ18]*[.$I$3]" office:value-type="float" office:value="79.6322760884654" calcext:value-type="float">
            <text:p>80</text:p>
          </table:table-cell>
          <table:table-cell table:style-name="ce5" table:formula="of:=[.CR18]*[.$I$3]" office:value-type="float" office:value="76.815559641782" calcext:value-type="float">
            <text:p>77</text:p>
          </table:table-cell>
          <table:table-cell table:style-name="ce5" table:formula="of:=[.CS18]*[.$I$3]" office:value-type="float" office:value="72.4923318009436" calcext:value-type="float">
            <text:p>72</text:p>
          </table:table-cell>
          <table:table-cell table:style-name="ce5" table:formula="of:=[.CT18]*[.$I$3]" office:value-type="float" office:value="66.6783988126839" calcext:value-type="float">
            <text:p>67</text:p>
          </table:table-cell>
          <table:table-cell table:style-name="ce5" table:formula="of:=[.CU18]*[.$I$3]" office:value-type="float" office:value="59.4210798541972" calcext:value-type="float">
            <text:p>59</text:p>
          </table:table-cell>
          <table:table-cell table:style-name="ce5" table:formula="of:=[.CV18]*[.$I$3]" office:value-type="float" office:value="50.7989390500095" calcext:value-type="float">
            <text:p>51</text:p>
          </table:table-cell>
          <table:table-cell table:style-name="ce5" table:formula="of:=[.CW18]*[.$I$3]" office:value-type="float" office:value="40.9208411300968" calcext:value-type="float">
            <text:p>41</text:p>
          </table:table-cell>
          <table:table-cell table:style-name="ce5" table:formula="of:=[.CX18]*[.$I$3]" office:value-type="float" office:value="29.9243438874906" calcext:value-type="float">
            <text:p>30</text:p>
          </table:table-cell>
          <table:table-cell table:style-name="ce5" table:formula="of:=[.CY18]*[.$I$3]" office:value-type="float" office:value="17.9734550200433" calcext:value-type="float">
            <text:p>18</text:p>
          </table:table-cell>
          <table:table-cell table:style-name="ce5" table:formula="of:=[.CZ18]*[.$I$3]" office:value-type="float" office:value="5.25579483981512" calcext:value-type="float">
            <text:p>5</text:p>
          </table:table-cell>
          <table:table-cell table:style-name="ce5" table:formula="of:=[.DA18]*[.$I$3]" office:value-type="float" office:value="-8.02078059754092" calcext:value-type="float">
            <text:p>-8</text:p>
          </table:table-cell>
          <table:table-cell table:style-name="ce5" table:formula="of:=[.DB18]*[.$I$3]" office:value-type="float" office:value="-21.6320294368636" calcext:value-type="float">
            <text:p>-22</text:p>
          </table:table-cell>
          <table:table-cell table:style-name="ce5" table:formula="of:=[.DC18]*[.$I$3]" office:value-type="float" office:value="-35.3415699565266" calcext:value-type="float">
            <text:p>-35</text:p>
          </table:table-cell>
          <table:table-cell table:style-name="ce5" table:formula="of:=[.DD18]*[.$I$3]" office:value-type="float" office:value="-48.9054364363634" calcext:value-type="float">
            <text:p>-49</text:p>
          </table:table-cell>
          <table:table-cell table:style-name="ce5" table:formula="of:=[.DE18]*[.$I$3]" office:value-type="float" office:value="-62.0768517432204" calcext:value-type="float">
            <text:p>-62</text:p>
          </table:table-cell>
          <table:table-cell table:style-name="ce5" table:formula="of:=[.DF18]*[.$I$3]" office:value-type="float" office:value="-74.6111182195497" calcext:value-type="float">
            <text:p>-75</text:p>
          </table:table-cell>
          <table:table-cell table:style-name="ce5" table:formula="of:=[.DG18]*[.$I$3]" office:value-type="float" office:value="-86.2705253463288" calcext:value-type="float">
            <text:p>-86</text:p>
          </table:table-cell>
          <table:table-cell table:style-name="ce5" table:formula="of:=[.DH18]*[.$I$3]" office:value-type="float" office:value="-96.829171693418" calcext:value-type="float">
            <text:p>-97</text:p>
          </table:table-cell>
          <table:table-cell table:style-name="ce5" table:formula="of:=[.DI18]*[.$I$3]" office:value-type="float" office:value="-106.077599894725" calcext:value-type="float">
            <text:p>-106</text:p>
          </table:table-cell>
          <table:table-cell table:style-name="ce5" table:formula="of:=[.DJ18]*[.$I$3]" office:value-type="float" office:value="-113.827146771794" calcext:value-type="float">
            <text:p>-114</text:p>
          </table:table-cell>
          <table:table-cell table:style-name="ce5" table:formula="of:=[.DK18]*[.$I$3]" office:value-type="float" office:value="-119.913916210758" calcext:value-type="float">
            <text:p>-120</text:p>
          </table:table-cell>
          <table:table-cell table:style-name="ce5" table:formula="of:=[.DL18]*[.$I$3]" office:value-type="float" office:value="-124.202289861943" calcext:value-type="float">
            <text:p>-124</text:p>
          </table:table-cell>
          <table:table-cell table:style-name="ce5" table:formula="of:=[.DM18]*[.$I$3]" office:value-type="float" office:value="-126.587900023885" calcext:value-type="float">
            <text:p>-127</text:p>
          </table:table-cell>
          <table:table-cell table:style-name="ce5" table:formula="of:=[.DN18]*[.$I$3]" office:value-type="float" office:value="-127" calcext:value-type="float">
            <text:p>-127</text:p>
          </table:table-cell>
          <table:table-cell table:style-name="ce5" table:formula="of:=[.DO18]*[.$I$3]" office:value-type="float" office:value="-125.403179546751" calcext:value-type="float">
            <text:p>-125</text:p>
          </table:table-cell>
          <table:table-cell table:style-name="ce5" table:formula="of:=[.DP18]*[.$I$3]" office:value-type="float" office:value="-121.798386507077" calcext:value-type="float">
            <text:p>-122</text:p>
          </table:table-cell>
          <table:table-cell table:style-name="ce5" table:formula="of:=[.DQ18]*[.$I$3]" office:value-type="float" office:value="-116.223230056967" calcext:value-type="float">
            <text:p>-116</text:p>
          </table:table-cell>
          <table:table-cell table:style-name="ce5" table:formula="of:=[.DR18]*[.$I$3]" office:value-type="float" office:value="-108.751555882773" calcext:value-type="float">
            <text:p>-109</text:p>
          </table:table-cell>
          <table:table-cell table:style-name="ce5" table:formula="of:=[.DS18]*[.$I$3]" office:value-type="float" office:value="-99.4922987361989" calcext:value-type="float">
            <text:p>-99</text:p>
          </table:table-cell>
          <table:table-cell table:style-name="ce5" table:formula="of:=[.DT18]*[.$I$3]" office:value-type="float" office:value="-88.5876328614309" calcext:value-type="float">
            <text:p>-89</text:p>
          </table:table-cell>
          <table:table-cell table:style-name="ce5" table:formula="of:=[.DU18]*[.$I$3]" office:value-type="float" office:value="-76.2104554346003" calcext:value-type="float">
            <text:p>-76</text:p>
          </table:table-cell>
          <table:table-cell table:style-name="ce5" table:formula="of:=[.DV18]*[.$I$3]" office:value-type="float" office:value="-62.5612520879831" calcext:value-type="float">
            <text:p>-63</text:p>
          </table:table-cell>
          <table:table-cell table:style-name="ce5" table:formula="of:=[.DW18]*[.$I$3]" office:value-type="float" office:value="-47.864406513323" calcext:value-type="float">
            <text:p>-48</text:p>
          </table:table-cell>
          <table:table-cell table:style-name="ce5" table:formula="of:=[.DX18]*[.$I$3]" office:value-type="float" office:value="-32.3640277750705" calcext:value-type="float">
            <text:p>-32</text:p>
          </table:table-cell>
          <table:table-cell table:style-name="ce5" table:formula="of:=[.DY18]*[.$I$3]" office:value-type="float" office:value="-16.3193790670823" calcext:value-type="float">
            <text:p>-16</text:p>
          </table:table-cell>
          <table:table-cell table:style-name="ce5" table:formula="of:=[.DZ18]*[.$I$3]" office:value-type="float" office:value="-0.0000000000000816574876782239" calcext:value-type="float">
            <text:p>0</text:p>
          </table:table-cell>
          <table:table-cell table:style-name="ce5" table:formula="of:=[.EA18]*[.$I$3]" office:value-type="float" office:value="16.3193790670821" calcext:value-type="float">
            <text:p>16</text:p>
          </table:table-cell>
        </table:table-row>
      </table:table>
      <table:table table:name="env calc" table:style-name="ta1">
        <table:table-column table:style-name="co2" table:number-columns-repeated="22" table:default-cell-style-name="Default"/>
        <table:table-row table:style-name="ro2">
          <table:table-cell office:value-type="string" calcext:value-type="string">
            <text:p>env alg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ax</text:p>
          </table:table-cell>
          <table:table-cell office:value-type="float" office:value="56635" calcext:value-type="float">
            <text:p>56635</text:p>
          </table:table-cell>
          <table:table-cell table:number-columns-repeated="20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[.B4]" office:value-type="float" office:value="56635" calcext:value-type="float">
            <text:p>56635</text:p>
          </table:table-cell>
          <table:table-cell table:formula="of:=[.B12]-([.B12]/4)" office:value-type="float" office:value="42476.25" calcext:value-type="float">
            <text:p>42476.25</text:p>
          </table:table-cell>
          <table:table-cell table:formula="of:=[.C12]-([.C12]/4)" office:value-type="float" office:value="31857.1875" calcext:value-type="float">
            <text:p>31857.1875</text:p>
          </table:table-cell>
          <table:table-cell table:formula="of:=[.D12]-([.D12]/4)" office:value-type="float" office:value="23892.890625" calcext:value-type="float">
            <text:p>23892.890625</text:p>
          </table:table-cell>
          <table:table-cell table:formula="of:=[.E12]-([.E12]/4)" office:value-type="float" office:value="17919.66796875" calcext:value-type="float">
            <text:p>17919.66796875</text:p>
          </table:table-cell>
          <table:table-cell table:formula="of:=[.F12]-([.F12]/4)" office:value-type="float" office:value="13439.7509765625" calcext:value-type="float">
            <text:p>13439.7509765625</text:p>
          </table:table-cell>
          <table:table-cell table:formula="of:=[.G12]-([.G12]/4)" office:value-type="float" office:value="10079.8132324219" calcext:value-type="float">
            <text:p>10079.8132324219</text:p>
          </table:table-cell>
          <table:table-cell table:formula="of:=[.H12]-([.H12]/4)" office:value-type="float" office:value="7559.85992431641" calcext:value-type="float">
            <text:p>7559.8599243164</text:p>
          </table:table-cell>
          <table:table-cell table:formula="of:=[.I12]-([.I12]/4)" office:value-type="float" office:value="5669.8949432373" calcext:value-type="float">
            <text:p>5669.8949432373</text:p>
          </table:table-cell>
          <table:table-cell table:formula="of:=[.J12]-([.J12]/4)" office:value-type="float" office:value="4252.42120742798" calcext:value-type="float">
            <text:p>4252.421207428</text:p>
          </table:table-cell>
          <table:table-cell table:formula="of:=[.K12]-([.K12]/4)" office:value-type="float" office:value="3189.31590557098" calcext:value-type="float">
            <text:p>3189.315905571</text:p>
          </table:table-cell>
          <table:table-cell table:formula="of:=[.L12]-([.L12]/4)" office:value-type="float" office:value="2391.98692917824" calcext:value-type="float">
            <text:p>2391.9869291782</text:p>
          </table:table-cell>
          <table:table-cell table:formula="of:=[.M12]-([.M12]/4)" office:value-type="float" office:value="1793.99019688368" calcext:value-type="float">
            <text:p>1793.9901968837</text:p>
          </table:table-cell>
          <table:table-cell table:formula="of:=[.N12]-([.N12]/4)" office:value-type="float" office:value="1345.49264766276" calcext:value-type="float">
            <text:p>1345.4926476628</text:p>
          </table:table-cell>
          <table:table-cell table:formula="of:=[.O12]-([.O12]/4)" office:value-type="float" office:value="1009.11948574707" calcext:value-type="float">
            <text:p>1009.1194857471</text:p>
          </table:table-cell>
          <table:table-cell table:formula="of:=[.P12]-([.P12]/4)" office:value-type="float" office:value="756.839614310302" calcext:value-type="float">
            <text:p>756.83961431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/>
    </number:number-style>
    <number:number-style style:name="N122">
      <number:number number:decimal-places="0" number:min-integer-digits="0"/>
    </number:number-style>
    <number:number-style style:name="N123">
      <number:number number:decimal-places="5" number:min-integer-digits="1"/>
    </number:number-style>
    <number:number-style style:name="N124">
      <number:number number:decimal-places="5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08:31.939000000</meta:creation-date>
    <meta:generator>LibreOffice/4.1.0.4$Windows_x86 LibreOffice_project/89ea49ddacd9aa532507cbf852f2bb22b1ace28</meta:generator>
    <dc:date>2015-08-31T16:48:22.299000000</dc:date>
    <meta:editing-duration>P0D</meta:editing-duration>
    <meta:editing-cycles>6</meta:editing-cycles>
    <meta:document-statistic meta:table-count="2" meta:cell-count="976" meta:object-count="0"/>
  </office:meta>
</office:document-meta>
</file>